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4.75mm"/>
    </style:style>
    <style:style style:name="co2" style:family="table-column">
      <style:table-column-properties fo:break-before="auto" style:column-width="22.33mm"/>
    </style:style>
    <style:style style:name="co3" style:family="table-column">
      <style:table-column-properties fo:break-before="auto" style:column-width="33.92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cameraslog_2.log" table:style-name="ta1">
        <table:shapes>
          <draw:frame draw:z-index="0" draw:style-name="gr1" draw:text-style-name="P1" svg:width="159.99mm" svg:height="89.99mm" svg:x="82mm" svg:y="1mm">
            <loext:p draw:notify-on-update-of-ranges="'cameraslog_2.log'.A2:'cameraslog_2.log'.A1001 'cameraslog_2.log'.B1:'cameraslog_2.log'.B1 'cameraslog_2.log'.B2:'cameraslog_2.log'.B1001 'cameraslog_2.log'.A2:'cameraslog_2.log'.A1001 'cameraslog_2.log'.C1:'cameraslog_2.log'.C1 'cameraslog_2.log'.C2:'cameraslog_2.log'.C100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iteration</text:p>
          </table:table-cell>
          <table:table-cell office:value-type="string" calcext:value-type="string">
            <text:p>quality</text:p>
          </table:table-cell>
          <table:table-cell office:value-type="string" calcext:value-type="string">
            <text:p>number of camera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.78838" calcext:value-type="float">
            <text:p>16,7883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.77402" calcext:value-type="float">
            <text:p>15,7740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6.417317" calcext:value-type="float">
            <text:p>16,41731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.664427" calcext:value-type="float">
            <text:p>15,66442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6.092395" calcext:value-type="float">
            <text:p>16,09239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5.792653" calcext:value-type="float">
            <text:p>15,79265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5.3629" calcext:value-type="float">
            <text:p>15,362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5.441777" calcext:value-type="float">
            <text:p>15,44177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5.43614" calcext:value-type="float">
            <text:p>15,4361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5.43614" calcext:value-type="float">
            <text:p>15,4361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.43614" calcext:value-type="float">
            <text:p>15,4361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5.311696" calcext:value-type="float">
            <text:p>15,31169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5.735022" calcext:value-type="float">
            <text:p>15,73502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4.610041" calcext:value-type="float">
            <text:p>14,61004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.934023" calcext:value-type="float">
            <text:p>14,93402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5.25803" calcext:value-type="float">
            <text:p>15,2580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6.382161" calcext:value-type="float">
            <text:p>16,38216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6.012658" calcext:value-type="float">
            <text:p>16,01265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5.823285" calcext:value-type="float">
            <text:p>15,82328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5.823285" calcext:value-type="float">
            <text:p>15,82328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6.218827" calcext:value-type="float">
            <text:p>16,21882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5.626781" calcext:value-type="float">
            <text:p>15,62678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5.672272" calcext:value-type="float">
            <text:p>15,67227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5.359468" calcext:value-type="float">
            <text:p>15,35946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5.93038" calcext:value-type="float">
            <text:p>15,9303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6.01398" calcext:value-type="float">
            <text:p>16,01398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6.259963" calcext:value-type="float">
            <text:p>16,259963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5.771584" calcext:value-type="float">
            <text:p>15,771584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5.661118" calcext:value-type="float">
            <text:p>15,661118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5.661118" calcext:value-type="float">
            <text:p>15,661118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5.777164" calcext:value-type="float">
            <text:p>15,777164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5.134737" calcext:value-type="float">
            <text:p>15,13473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5.239651" calcext:value-type="float">
            <text:p>15,239651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4.934169" calcext:value-type="float">
            <text:p>14,93416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4.934169" calcext:value-type="float">
            <text:p>14,93416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4.934169" calcext:value-type="float">
            <text:p>14,93416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4.934169" calcext:value-type="float">
            <text:p>14,93416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5.115285" calcext:value-type="float">
            <text:p>15,11528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5.115285" calcext:value-type="float">
            <text:p>15,11528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5.218344" calcext:value-type="float">
            <text:p>15,218344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5.218344" calcext:value-type="float">
            <text:p>15,218344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5.218344" calcext:value-type="float">
            <text:p>15,218344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5.691781" calcext:value-type="float">
            <text:p>15,69178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5.691781" calcext:value-type="float">
            <text:p>15,69178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4.963129" calcext:value-type="float">
            <text:p>14,963129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4.963129" calcext:value-type="float">
            <text:p>14,963129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4.963129" calcext:value-type="float">
            <text:p>14,963129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5.411479" calcext:value-type="float">
            <text:p>15,411479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4.775614" calcext:value-type="float">
            <text:p>14,77561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4.775614" calcext:value-type="float">
            <text:p>14,77561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4.775614" calcext:value-type="float">
            <text:p>14,77561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4.775614" calcext:value-type="float">
            <text:p>14,77561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4.775614" calcext:value-type="float">
            <text:p>14,77561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3.72851" calcext:value-type="float">
            <text:p>13,72851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3.72851" calcext:value-type="float">
            <text:p>13,72851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3.657942" calcext:value-type="float">
            <text:p>13,65794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3.468656" calcext:value-type="float">
            <text:p>13,468656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3.468656" calcext:value-type="float">
            <text:p>13,468656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2.935805" calcext:value-type="float">
            <text:p>12,935805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2.935805" calcext:value-type="float">
            <text:p>12,935805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2.935805" calcext:value-type="float">
            <text:p>12,935805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2.935805" calcext:value-type="float">
            <text:p>12,935805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2.897682" calcext:value-type="float">
            <text:p>12,89768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2.845762" calcext:value-type="float">
            <text:p>12,84576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3.299686" calcext:value-type="float">
            <text:p>13,299686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2.661991" calcext:value-type="float">
            <text:p>12,66199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2.661991" calcext:value-type="float">
            <text:p>12,66199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2.966524" calcext:value-type="float">
            <text:p>12,966524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2.966524" calcext:value-type="float">
            <text:p>12,966524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2.966524" calcext:value-type="float">
            <text:p>12,966524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2.791094" calcext:value-type="float">
            <text:p>12,791094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2.791094" calcext:value-type="float">
            <text:p>12,791094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2.791094" calcext:value-type="float">
            <text:p>12,791094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2.791094" calcext:value-type="float">
            <text:p>12,791094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2.733484" calcext:value-type="float">
            <text:p>12,73348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2.733484" calcext:value-type="float">
            <text:p>12,73348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2.733484" calcext:value-type="float">
            <text:p>12,73348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2.7205" calcext:value-type="float">
            <text:p>12,7205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2.7205" calcext:value-type="float">
            <text:p>12,7205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2.745608" calcext:value-type="float">
            <text:p>12,745608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2.649025" calcext:value-type="float">
            <text:p>12,649025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2.649025" calcext:value-type="float">
            <text:p>12,649025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2.435457" calcext:value-type="float">
            <text:p>12,435457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2.435457" calcext:value-type="float">
            <text:p>12,435457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2.435457" calcext:value-type="float">
            <text:p>12,435457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2.435457" calcext:value-type="float">
            <text:p>12,435457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2.63601" calcext:value-type="float">
            <text:p>12,6360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2.63601" calcext:value-type="float">
            <text:p>12,6360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2.292504" calcext:value-type="float">
            <text:p>12,29250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1.786596" calcext:value-type="float">
            <text:p>11,78659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1.527514" calcext:value-type="float">
            <text:p>11,527514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1.527514" calcext:value-type="float">
            <text:p>11,527514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1.527514" calcext:value-type="float">
            <text:p>11,527514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1.527514" calcext:value-type="float">
            <text:p>11,527514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1.527514" calcext:value-type="float">
            <text:p>11,527514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1.527514" calcext:value-type="float">
            <text:p>11,527514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1.527514" calcext:value-type="float">
            <text:p>11,527514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1.527514" calcext:value-type="float">
            <text:p>11,527514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1.605528" calcext:value-type="float">
            <text:p>11,605528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1.605528" calcext:value-type="float">
            <text:p>11,605528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1.605528" calcext:value-type="float">
            <text:p>11,605528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1.605528" calcext:value-type="float">
            <text:p>11,605528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1.605528" calcext:value-type="float">
            <text:p>11,605528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1.605528" calcext:value-type="float">
            <text:p>11,605528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1.249021" calcext:value-type="float">
            <text:p>11,249021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1.373307" calcext:value-type="float">
            <text:p>11,37330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1.614637" calcext:value-type="float">
            <text:p>11,61463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1.614637" calcext:value-type="float">
            <text:p>11,61463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1.614637" calcext:value-type="float">
            <text:p>11,61463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1.614637" calcext:value-type="float">
            <text:p>11,61463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1.614637" calcext:value-type="float">
            <text:p>11,61463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1.614637" calcext:value-type="float">
            <text:p>11,61463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1.614637" calcext:value-type="float">
            <text:p>11,61463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1.614637" calcext:value-type="float">
            <text:p>11,61463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1.614637" calcext:value-type="float">
            <text:p>11,61463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1.614637" calcext:value-type="float">
            <text:p>11,61463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1.614637" calcext:value-type="float">
            <text:p>11,61463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1.614637" calcext:value-type="float">
            <text:p>11,61463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1.614637" calcext:value-type="float">
            <text:p>11,61463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1.614637" calcext:value-type="float">
            <text:p>11,61463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1.614637" calcext:value-type="float">
            <text:p>11,61463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1.614637" calcext:value-type="float">
            <text:p>11,61463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1.62771" calcext:value-type="float">
            <text:p>11,6277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1.62771" calcext:value-type="float">
            <text:p>11,6277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1.62771" calcext:value-type="float">
            <text:p>11,6277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1.62771" calcext:value-type="float">
            <text:p>11,6277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1.62771" calcext:value-type="float">
            <text:p>11,6277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1.62771" calcext:value-type="float">
            <text:p>11,6277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1.62771" calcext:value-type="float">
            <text:p>11,6277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1.62771" calcext:value-type="float">
            <text:p>11,6277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1.62771" calcext:value-type="float">
            <text:p>11,6277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1.217439" calcext:value-type="float">
            <text:p>11,21743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1.217439" calcext:value-type="float">
            <text:p>11,21743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1.217439" calcext:value-type="float">
            <text:p>11,21743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1.217439" calcext:value-type="float">
            <text:p>11,21743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1.113474" calcext:value-type="float">
            <text:p>11,113474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1.113474" calcext:value-type="float">
            <text:p>11,113474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1.113474" calcext:value-type="float">
            <text:p>11,113474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1.113474" calcext:value-type="float">
            <text:p>11,113474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1.113474" calcext:value-type="float">
            <text:p>11,113474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1.113474" calcext:value-type="float">
            <text:p>11,113474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1.113474" calcext:value-type="float">
            <text:p>11,113474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1.113474" calcext:value-type="float">
            <text:p>11,113474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1.113474" calcext:value-type="float">
            <text:p>11,113474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1.113474" calcext:value-type="float">
            <text:p>11,113474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1.113474" calcext:value-type="float">
            <text:p>11,113474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1.113474" calcext:value-type="float">
            <text:p>11,113474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1.113474" calcext:value-type="float">
            <text:p>11,113474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1.113474" calcext:value-type="float">
            <text:p>11,113474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1.113474" calcext:value-type="float">
            <text:p>11,113474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1.113474" calcext:value-type="float">
            <text:p>11,113474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1.113474" calcext:value-type="float">
            <text:p>11,113474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1.113474" calcext:value-type="float">
            <text:p>11,113474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1.113474" calcext:value-type="float">
            <text:p>11,113474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1.113474" calcext:value-type="float">
            <text:p>11,113474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1.138499" calcext:value-type="float">
            <text:p>11,13849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1.138499" calcext:value-type="float">
            <text:p>11,13849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1.138499" calcext:value-type="float">
            <text:p>11,13849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1.138499" calcext:value-type="float">
            <text:p>11,13849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1.216471" calcext:value-type="float">
            <text:p>11,216471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1.216471" calcext:value-type="float">
            <text:p>11,216471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1.216471" calcext:value-type="float">
            <text:p>11,216471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1.216471" calcext:value-type="float">
            <text:p>11,216471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1.216471" calcext:value-type="float">
            <text:p>11,216471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1.216471" calcext:value-type="float">
            <text:p>11,216471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1.216471" calcext:value-type="float">
            <text:p>11,216471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1.216487" calcext:value-type="float">
            <text:p>11,21648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1.216487" calcext:value-type="float">
            <text:p>11,21648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0.996411" calcext:value-type="float">
            <text:p>10,996411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0.996411" calcext:value-type="float">
            <text:p>10,996411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0.996411" calcext:value-type="float">
            <text:p>10,996411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0.996411" calcext:value-type="float">
            <text:p>10,996411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0.996411" calcext:value-type="float">
            <text:p>10,996411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0.91938" calcext:value-type="float">
            <text:p>10,91938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0.899054" calcext:value-type="float">
            <text:p>10,899054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0.899054" calcext:value-type="float">
            <text:p>10,899054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0.899054" calcext:value-type="float">
            <text:p>10,899054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0.899054" calcext:value-type="float">
            <text:p>10,899054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0.899054" calcext:value-type="float">
            <text:p>10,899054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0.705082" calcext:value-type="float">
            <text:p>10,70508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0.705082" calcext:value-type="float">
            <text:p>10,70508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0.705082" calcext:value-type="float">
            <text:p>10,70508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0.705082" calcext:value-type="float">
            <text:p>10,70508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0.705082" calcext:value-type="float">
            <text:p>10,70508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0.705082" calcext:value-type="float">
            <text:p>10,70508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0.705082" calcext:value-type="float">
            <text:p>10,70508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0.705082" calcext:value-type="float">
            <text:p>10,70508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0.705082" calcext:value-type="float">
            <text:p>10,70508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0.705082" calcext:value-type="float">
            <text:p>10,70508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0.705082" calcext:value-type="float">
            <text:p>10,70508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0.705082" calcext:value-type="float">
            <text:p>10,70508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0.705082" calcext:value-type="float">
            <text:p>10,70508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0.705082" calcext:value-type="float">
            <text:p>10,70508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0.705082" calcext:value-type="float">
            <text:p>10,70508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0.705082" calcext:value-type="float">
            <text:p>10,70508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0.705082" calcext:value-type="float">
            <text:p>10,70508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0.562991" calcext:value-type="float">
            <text:p>10,56299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0.562991" calcext:value-type="float">
            <text:p>10,56299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0.549119" calcext:value-type="float">
            <text:p>10,549119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.549119" calcext:value-type="float">
            <text:p>10,549119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0.549119" calcext:value-type="float">
            <text:p>10,549119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0.549119" calcext:value-type="float">
            <text:p>10,549119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0.549119" calcext:value-type="float">
            <text:p>10,549119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10.549119" calcext:value-type="float">
            <text:p>10,549119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0.549119" calcext:value-type="float">
            <text:p>10,549119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10.549119" calcext:value-type="float">
            <text:p>10,549119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10.580618" calcext:value-type="float">
            <text:p>10,580618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10.580618" calcext:value-type="float">
            <text:p>10,580618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10.580618" calcext:value-type="float">
            <text:p>10,580618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0.580618" calcext:value-type="float">
            <text:p>10,580618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10.522144" calcext:value-type="float">
            <text:p>10,522144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10.522144" calcext:value-type="float">
            <text:p>10,522144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0.522144" calcext:value-type="float">
            <text:p>10,522144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10.522144" calcext:value-type="float">
            <text:p>10,522144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0.522144" calcext:value-type="float">
            <text:p>10,522144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10.522144" calcext:value-type="float">
            <text:p>10,522144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10.522144" calcext:value-type="float">
            <text:p>10,522144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10.522144" calcext:value-type="float">
            <text:p>10,522144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0.522144" calcext:value-type="float">
            <text:p>10,522144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0.522144" calcext:value-type="float">
            <text:p>10,522144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10.522144" calcext:value-type="float">
            <text:p>10,522144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10.522144" calcext:value-type="float">
            <text:p>10,522144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0.522144" calcext:value-type="float">
            <text:p>10,522144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0.522144" calcext:value-type="float">
            <text:p>10,522144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0.522144" calcext:value-type="float">
            <text:p>10,522144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0.445018" calcext:value-type="float">
            <text:p>10,445018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0.445018" calcext:value-type="float">
            <text:p>10,445018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0.445018" calcext:value-type="float">
            <text:p>10,445018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0.445018" calcext:value-type="float">
            <text:p>10,445018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0.445018" calcext:value-type="float">
            <text:p>10,445018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0.445018" calcext:value-type="float">
            <text:p>10,445018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10.445018" calcext:value-type="float">
            <text:p>10,445018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10.445018" calcext:value-type="float">
            <text:p>10,445018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0.445018" calcext:value-type="float">
            <text:p>10,445018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0.445018" calcext:value-type="float">
            <text:p>10,445018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10.445018" calcext:value-type="float">
            <text:p>10,445018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10.445018" calcext:value-type="float">
            <text:p>10,445018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10.445018" calcext:value-type="float">
            <text:p>10,445018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10.445018" calcext:value-type="float">
            <text:p>10,445018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0.445018" calcext:value-type="float">
            <text:p>10,445018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10.445018" calcext:value-type="float">
            <text:p>10,445018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10.445018" calcext:value-type="float">
            <text:p>10,445018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10.445018" calcext:value-type="float">
            <text:p>10,445018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0.445018" calcext:value-type="float">
            <text:p>10,445018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10.445018" calcext:value-type="float">
            <text:p>10,445018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10.444147" calcext:value-type="float">
            <text:p>10,44414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10.444147" calcext:value-type="float">
            <text:p>10,44414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10.444147" calcext:value-type="float">
            <text:p>10,44414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10.444147" calcext:value-type="float">
            <text:p>10,44414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0.444147" calcext:value-type="float">
            <text:p>10,44414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10.470997" calcext:value-type="float">
            <text:p>10,47099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10.470997" calcext:value-type="float">
            <text:p>10,47099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0.470997" calcext:value-type="float">
            <text:p>10,47099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10.470997" calcext:value-type="float">
            <text:p>10,47099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0.470997" calcext:value-type="float">
            <text:p>10,47099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0.470997" calcext:value-type="float">
            <text:p>10,47099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0.470997" calcext:value-type="float">
            <text:p>10,47099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10.471023" calcext:value-type="float">
            <text:p>10,47102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0.471023" calcext:value-type="float">
            <text:p>10,47102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0.471023" calcext:value-type="float">
            <text:p>10,47102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0.471023" calcext:value-type="float">
            <text:p>10,47102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10.471023" calcext:value-type="float">
            <text:p>10,47102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10.471023" calcext:value-type="float">
            <text:p>10,47102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10.471023" calcext:value-type="float">
            <text:p>10,47102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10.471023" calcext:value-type="float">
            <text:p>10,47102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10.471023" calcext:value-type="float">
            <text:p>10,47102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10.471023" calcext:value-type="float">
            <text:p>10,47102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10.471023" calcext:value-type="float">
            <text:p>10,47102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10.471023" calcext:value-type="float">
            <text:p>10,47102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0.471023" calcext:value-type="float">
            <text:p>10,47102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10.374515" calcext:value-type="float">
            <text:p>10,37451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10.374515" calcext:value-type="float">
            <text:p>10,37451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10.374515" calcext:value-type="float">
            <text:p>10,37451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10.374515" calcext:value-type="float">
            <text:p>10,37451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10.374515" calcext:value-type="float">
            <text:p>10,37451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10.374515" calcext:value-type="float">
            <text:p>10,37451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10.374515" calcext:value-type="float">
            <text:p>10,37451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10.374515" calcext:value-type="float">
            <text:p>10,37451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10.374515" calcext:value-type="float">
            <text:p>10,37451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0.374515" calcext:value-type="float">
            <text:p>10,37451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10.374515" calcext:value-type="float">
            <text:p>10,37451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10.374515" calcext:value-type="float">
            <text:p>10,37451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10.374515" calcext:value-type="float">
            <text:p>10,37451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10.374515" calcext:value-type="float">
            <text:p>10,37451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0.374515" calcext:value-type="float">
            <text:p>10,37451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10.374515" calcext:value-type="float">
            <text:p>10,37451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10.374515" calcext:value-type="float">
            <text:p>10,37451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0.374515" calcext:value-type="float">
            <text:p>10,37451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10.374515" calcext:value-type="float">
            <text:p>10,37451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0.374515" calcext:value-type="float">
            <text:p>10,37451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10.374515" calcext:value-type="float">
            <text:p>10,37451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10.322472" calcext:value-type="float">
            <text:p>10,32247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10.322472" calcext:value-type="float">
            <text:p>10,32247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10.322472" calcext:value-type="float">
            <text:p>10,32247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10.322472" calcext:value-type="float">
            <text:p>10,32247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10.322472" calcext:value-type="float">
            <text:p>10,32247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9.985447" calcext:value-type="float">
            <text:p>9,98544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9.985447" calcext:value-type="float">
            <text:p>9,98544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9.985447" calcext:value-type="float">
            <text:p>9,98544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9.985447" calcext:value-type="float">
            <text:p>9,98544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9.985447" calcext:value-type="float">
            <text:p>9,98544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9.985447" calcext:value-type="float">
            <text:p>9,98544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10.011431" calcext:value-type="float">
            <text:p>10,01143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10.011431" calcext:value-type="float">
            <text:p>10,01143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10.011431" calcext:value-type="float">
            <text:p>10,01143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10.011431" calcext:value-type="float">
            <text:p>10,01143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10.011431" calcext:value-type="float">
            <text:p>10,01143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10.011431" calcext:value-type="float">
            <text:p>10,01143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10.011431" calcext:value-type="float">
            <text:p>10,01143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10.011431" calcext:value-type="float">
            <text:p>10,01143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10.010549" calcext:value-type="float">
            <text:p>10,01054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10.010549" calcext:value-type="float">
            <text:p>10,01054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10.010549" calcext:value-type="float">
            <text:p>10,01054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10.010549" calcext:value-type="float">
            <text:p>10,01054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10.010549" calcext:value-type="float">
            <text:p>10,01054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10.010549" calcext:value-type="float">
            <text:p>10,01054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10.010549" calcext:value-type="float">
            <text:p>10,01054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10.010549" calcext:value-type="float">
            <text:p>10,01054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10.010549" calcext:value-type="float">
            <text:p>10,01054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0.010549" calcext:value-type="float">
            <text:p>10,01054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10.010549" calcext:value-type="float">
            <text:p>10,01054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10.010549" calcext:value-type="float">
            <text:p>10,01054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10.010549" calcext:value-type="float">
            <text:p>10,01054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10.010549" calcext:value-type="float">
            <text:p>10,01054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10.010549" calcext:value-type="float">
            <text:p>10,01054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10.010549" calcext:value-type="float">
            <text:p>10,01054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10.010549" calcext:value-type="float">
            <text:p>10,01054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10.010549" calcext:value-type="float">
            <text:p>10,01054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10.010549" calcext:value-type="float">
            <text:p>10,01054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10.010549" calcext:value-type="float">
            <text:p>10,01054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10.010549" calcext:value-type="float">
            <text:p>10,01054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10.010549" calcext:value-type="float">
            <text:p>10,01054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10.010549" calcext:value-type="float">
            <text:p>10,01054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10.010549" calcext:value-type="float">
            <text:p>10,01054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9.894447" calcext:value-type="float">
            <text:p>9,89444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9.894447" calcext:value-type="float">
            <text:p>9,89444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9.894447" calcext:value-type="float">
            <text:p>9,89444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9.894447" calcext:value-type="float">
            <text:p>9,89444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9.894447" calcext:value-type="float">
            <text:p>9,89444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9.894447" calcext:value-type="float">
            <text:p>9,89444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9.894447" calcext:value-type="float">
            <text:p>9,89444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9.894447" calcext:value-type="float">
            <text:p>9,89444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9.894447" calcext:value-type="float">
            <text:p>9,89444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9.894447" calcext:value-type="float">
            <text:p>9,89444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9.894447" calcext:value-type="float">
            <text:p>9,89444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9.894447" calcext:value-type="float">
            <text:p>9,89444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9.894447" calcext:value-type="float">
            <text:p>9,89444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9.894447" calcext:value-type="float">
            <text:p>9,89444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9.894447" calcext:value-type="float">
            <text:p>9,89444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9.894447" calcext:value-type="float">
            <text:p>9,89444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9.894447" calcext:value-type="float">
            <text:p>9,89444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9.875804" calcext:value-type="float">
            <text:p>9,87580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9.875804" calcext:value-type="float">
            <text:p>9,87580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9.991907" calcext:value-type="float">
            <text:p>9,99190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9.991907" calcext:value-type="float">
            <text:p>9,99190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9.991907" calcext:value-type="float">
            <text:p>9,99190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9.991907" calcext:value-type="float">
            <text:p>9,99190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9.991907" calcext:value-type="float">
            <text:p>9,99190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9.991907" calcext:value-type="float">
            <text:p>9,99190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9.991907" calcext:value-type="float">
            <text:p>9,99190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9.991907" calcext:value-type="float">
            <text:p>9,99190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10.004912" calcext:value-type="float">
            <text:p>10,00491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10.004912" calcext:value-type="float">
            <text:p>10,00491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10.004912" calcext:value-type="float">
            <text:p>10,00491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10.004912" calcext:value-type="float">
            <text:p>10,00491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10.004912" calcext:value-type="float">
            <text:p>10,00491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10.004912" calcext:value-type="float">
            <text:p>10,00491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10.004912" calcext:value-type="float">
            <text:p>10,00491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10.004912" calcext:value-type="float">
            <text:p>10,00491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10.004912" calcext:value-type="float">
            <text:p>10,00491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10.004912" calcext:value-type="float">
            <text:p>10,00491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10.004912" calcext:value-type="float">
            <text:p>10,00491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10.004912" calcext:value-type="float">
            <text:p>10,00491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10.004912" calcext:value-type="float">
            <text:p>10,00491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10.004912" calcext:value-type="float">
            <text:p>10,00491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10.004912" calcext:value-type="float">
            <text:p>10,00491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10.004912" calcext:value-type="float">
            <text:p>10,00491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10.004912" calcext:value-type="float">
            <text:p>10,00491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10.004912" calcext:value-type="float">
            <text:p>10,00491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10.004912" calcext:value-type="float">
            <text:p>10,00491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10.004912" calcext:value-type="float">
            <text:p>10,00491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10.004912" calcext:value-type="float">
            <text:p>10,00491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10.004912" calcext:value-type="float">
            <text:p>10,00491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10.004912" calcext:value-type="float">
            <text:p>10,00491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10.004912" calcext:value-type="float">
            <text:p>10,00491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10.004912" calcext:value-type="float">
            <text:p>10,00491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10.004912" calcext:value-type="float">
            <text:p>10,00491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10.004912" calcext:value-type="float">
            <text:p>10,00491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10.004912" calcext:value-type="float">
            <text:p>10,00491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10.004912" calcext:value-type="float">
            <text:p>10,00491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10.004912" calcext:value-type="float">
            <text:p>10,00491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10.004912" calcext:value-type="float">
            <text:p>10,00491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10.004912" calcext:value-type="float">
            <text:p>10,00491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10.004912" calcext:value-type="float">
            <text:p>10,00491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10.004912" calcext:value-type="float">
            <text:p>10,00491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10.004912" calcext:value-type="float">
            <text:p>10,00491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10.004912" calcext:value-type="float">
            <text:p>10,00491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10.004912" calcext:value-type="float">
            <text:p>10,00491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9.661442" calcext:value-type="float">
            <text:p>9,66144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9.661442" calcext:value-type="float">
            <text:p>9,66144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9.661442" calcext:value-type="float">
            <text:p>9,66144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9.661442" calcext:value-type="float">
            <text:p>9,66144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9.661442" calcext:value-type="float">
            <text:p>9,66144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9.661442" calcext:value-type="float">
            <text:p>9,66144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9.661442" calcext:value-type="float">
            <text:p>9,66144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9.661442" calcext:value-type="float">
            <text:p>9,66144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9.661442" calcext:value-type="float">
            <text:p>9,66144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9.661442" calcext:value-type="float">
            <text:p>9,66144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9.661442" calcext:value-type="float">
            <text:p>9,66144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9.661442" calcext:value-type="float">
            <text:p>9,66144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9.661442" calcext:value-type="float">
            <text:p>9,66144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9.661442" calcext:value-type="float">
            <text:p>9,66144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9.661442" calcext:value-type="float">
            <text:p>9,66144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9.661442" calcext:value-type="float">
            <text:p>9,66144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9.661442" calcext:value-type="float">
            <text:p>9,66144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9.661442" calcext:value-type="float">
            <text:p>9,66144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9.661442" calcext:value-type="float">
            <text:p>9,66144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9.661442" calcext:value-type="float">
            <text:p>9,66144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9.661442" calcext:value-type="float">
            <text:p>9,66144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9.622445" calcext:value-type="float">
            <text:p>9,62244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9.622445" calcext:value-type="float">
            <text:p>9,62244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9.622445" calcext:value-type="float">
            <text:p>9,62244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9.622445" calcext:value-type="float">
            <text:p>9,62244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9.622445" calcext:value-type="float">
            <text:p>9,62244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9.622445" calcext:value-type="float">
            <text:p>9,62244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9.622445" calcext:value-type="float">
            <text:p>9,62244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9.622445" calcext:value-type="float">
            <text:p>9,62244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9.622445" calcext:value-type="float">
            <text:p>9,62244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9.622445" calcext:value-type="float">
            <text:p>9,62244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9.622445" calcext:value-type="float">
            <text:p>9,62244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9.622445" calcext:value-type="float">
            <text:p>9,62244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9.622445" calcext:value-type="float">
            <text:p>9,62244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9.622445" calcext:value-type="float">
            <text:p>9,62244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9.622445" calcext:value-type="float">
            <text:p>9,62244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9.622445" calcext:value-type="float">
            <text:p>9,62244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9.622445" calcext:value-type="float">
            <text:p>9,62244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9.622445" calcext:value-type="float">
            <text:p>9,62244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9.622445" calcext:value-type="float">
            <text:p>9,62244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9.622445" calcext:value-type="float">
            <text:p>9,62244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9.622445" calcext:value-type="float">
            <text:p>9,62244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9.622445" calcext:value-type="float">
            <text:p>9,62244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9.622445" calcext:value-type="float">
            <text:p>9,62244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9.622445" calcext:value-type="float">
            <text:p>9,62244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9.622445" calcext:value-type="float">
            <text:p>9,62244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9.622445" calcext:value-type="float">
            <text:p>9,62244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9.622445" calcext:value-type="float">
            <text:p>9,62244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9.622445" calcext:value-type="float">
            <text:p>9,62244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9.622445" calcext:value-type="float">
            <text:p>9,62244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9.622445" calcext:value-type="float">
            <text:p>9,62244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9.622445" calcext:value-type="float">
            <text:p>9,62244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9.622445" calcext:value-type="float">
            <text:p>9,62244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9.622445" calcext:value-type="float">
            <text:p>9,62244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9.622445" calcext:value-type="float">
            <text:p>9,62244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9.603925" calcext:value-type="float">
            <text:p>9,60392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9.603925" calcext:value-type="float">
            <text:p>9,60392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9.603925" calcext:value-type="float">
            <text:p>9,60392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9.603925" calcext:value-type="float">
            <text:p>9,60392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9.603925" calcext:value-type="float">
            <text:p>9,60392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9.603925" calcext:value-type="float">
            <text:p>9,60392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9.603925" calcext:value-type="float">
            <text:p>9,60392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9.603925" calcext:value-type="float">
            <text:p>9,60392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9.603925" calcext:value-type="float">
            <text:p>9,60392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9.603925" calcext:value-type="float">
            <text:p>9,60392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9.603887" calcext:value-type="float">
            <text:p>9,60388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9.603887" calcext:value-type="float">
            <text:p>9,60388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9.603887" calcext:value-type="float">
            <text:p>9,60388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9.603887" calcext:value-type="float">
            <text:p>9,60388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9.603887" calcext:value-type="float">
            <text:p>9,60388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9.57698" calcext:value-type="float">
            <text:p>9,5769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9.57698" calcext:value-type="float">
            <text:p>9,5769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9.57698" calcext:value-type="float">
            <text:p>9,5769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9.57698" calcext:value-type="float">
            <text:p>9,5769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9.57698" calcext:value-type="float">
            <text:p>9,5769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9.57698" calcext:value-type="float">
            <text:p>9,5769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9.57698" calcext:value-type="float">
            <text:p>9,5769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9.57698" calcext:value-type="float">
            <text:p>9,5769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9.57698" calcext:value-type="float">
            <text:p>9,5769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9.57698" calcext:value-type="float">
            <text:p>9,5769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9.57698" calcext:value-type="float">
            <text:p>9,5769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9.57698" calcext:value-type="float">
            <text:p>9,5769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9.57698" calcext:value-type="float">
            <text:p>9,5769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9.57698" calcext:value-type="float">
            <text:p>9,5769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9.57698" calcext:value-type="float">
            <text:p>9,5769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9.57698" calcext:value-type="float">
            <text:p>9,5769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9.545364" calcext:value-type="float">
            <text:p>9,54536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9.545364" calcext:value-type="float">
            <text:p>9,54536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9.519403" calcext:value-type="float">
            <text:p>9,51940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9.500771" calcext:value-type="float">
            <text:p>9,50077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9.564879" calcext:value-type="float">
            <text:p>9,56487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9.564879" calcext:value-type="float">
            <text:p>9,56487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9.564879" calcext:value-type="float">
            <text:p>9,56487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9.416378" calcext:value-type="float">
            <text:p>9,41637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9.369931" calcext:value-type="float">
            <text:p>9,36993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9.369931" calcext:value-type="float">
            <text:p>9,36993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9.369931" calcext:value-type="float">
            <text:p>9,36993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9.369931" calcext:value-type="float">
            <text:p>9,36993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9.369931" calcext:value-type="float">
            <text:p>9,36993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9.369931" calcext:value-type="float">
            <text:p>9,36993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9.369931" calcext:value-type="float">
            <text:p>9,36993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9.369931" calcext:value-type="float">
            <text:p>9,36993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9.369931" calcext:value-type="float">
            <text:p>9,36993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9.369931" calcext:value-type="float">
            <text:p>9,36993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9.369931" calcext:value-type="float">
            <text:p>9,36993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9.395052" calcext:value-type="float">
            <text:p>9,39505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9.395052" calcext:value-type="float">
            <text:p>9,39505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9.395052" calcext:value-type="float">
            <text:p>9,39505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9.395052" calcext:value-type="float">
            <text:p>9,39505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9.395052" calcext:value-type="float">
            <text:p>9,39505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9.395052" calcext:value-type="float">
            <text:p>9,39505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9.395052" calcext:value-type="float">
            <text:p>9,39505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9.395052" calcext:value-type="float">
            <text:p>9,39505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9.395052" calcext:value-type="float">
            <text:p>9,39505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9.395052" calcext:value-type="float">
            <text:p>9,39505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9.395052" calcext:value-type="float">
            <text:p>9,39505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9.395052" calcext:value-type="float">
            <text:p>9,39505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9.395052" calcext:value-type="float">
            <text:p>9,39505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9.318012" calcext:value-type="float">
            <text:p>9,31801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9.318012" calcext:value-type="float">
            <text:p>9,31801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9.318012" calcext:value-type="float">
            <text:p>9,31801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9.318012" calcext:value-type="float">
            <text:p>9,31801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9.318012" calcext:value-type="float">
            <text:p>9,31801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9.318012" calcext:value-type="float">
            <text:p>9,31801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9.318012" calcext:value-type="float">
            <text:p>9,31801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9.318012" calcext:value-type="float">
            <text:p>9,31801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9.318012" calcext:value-type="float">
            <text:p>9,31801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9.318012" calcext:value-type="float">
            <text:p>9,31801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9.318012" calcext:value-type="float">
            <text:p>9,31801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9.318012" calcext:value-type="float">
            <text:p>9,31801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9.318012" calcext:value-type="float">
            <text:p>9,31801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9.318012" calcext:value-type="float">
            <text:p>9,31801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9.318012" calcext:value-type="float">
            <text:p>9,31801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9.318012" calcext:value-type="float">
            <text:p>9,31801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9.318012" calcext:value-type="float">
            <text:p>9,31801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9.318012" calcext:value-type="float">
            <text:p>9,31801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9.318012" calcext:value-type="float">
            <text:p>9,31801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9.318012" calcext:value-type="float">
            <text:p>9,31801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9.318012" calcext:value-type="float">
            <text:p>9,31801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9.318012" calcext:value-type="float">
            <text:p>9,31801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9.318012" calcext:value-type="float">
            <text:p>9,31801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9.318012" calcext:value-type="float">
            <text:p>9,31801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9.318012" calcext:value-type="float">
            <text:p>9,31801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9.318012" calcext:value-type="float">
            <text:p>9,31801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9.318012" calcext:value-type="float">
            <text:p>9,31801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9.318012" calcext:value-type="float">
            <text:p>9,31801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9.318012" calcext:value-type="float">
            <text:p>9,31801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9.318012" calcext:value-type="float">
            <text:p>9,31801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9.318012" calcext:value-type="float">
            <text:p>9,31801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9.318012" calcext:value-type="float">
            <text:p>9,31801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9.318012" calcext:value-type="float">
            <text:p>9,31801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9.318012" calcext:value-type="float">
            <text:p>9,31801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9.318012" calcext:value-type="float">
            <text:p>9,31801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9.318012" calcext:value-type="float">
            <text:p>9,31801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9.318012" calcext:value-type="float">
            <text:p>9,31801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9.318012" calcext:value-type="float">
            <text:p>9,31801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9.318012" calcext:value-type="float">
            <text:p>9,31801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9.318012" calcext:value-type="float">
            <text:p>9,31801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9.318012" calcext:value-type="float">
            <text:p>9,31801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9.318012" calcext:value-type="float">
            <text:p>9,31801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9.318012" calcext:value-type="float">
            <text:p>9,31801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9.318012" calcext:value-type="float">
            <text:p>9,31801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9.318012" calcext:value-type="float">
            <text:p>9,31801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9.318012" calcext:value-type="float">
            <text:p>9,31801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9.318012" calcext:value-type="float">
            <text:p>9,31801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9.318012" calcext:value-type="float">
            <text:p>9,31801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9.318012" calcext:value-type="float">
            <text:p>9,31801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9.318012" calcext:value-type="float">
            <text:p>9,31801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9.318012" calcext:value-type="float">
            <text:p>9,31801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9.318012" calcext:value-type="float">
            <text:p>9,31801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9.318012" calcext:value-type="float">
            <text:p>9,31801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9.318012" calcext:value-type="float">
            <text:p>9,31801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9.318012" calcext:value-type="float">
            <text:p>9,31801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9.318012" calcext:value-type="float">
            <text:p>9,31801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9.318012" calcext:value-type="float">
            <text:p>9,31801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9.318012" calcext:value-type="float">
            <text:p>9,31801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9.318012" calcext:value-type="float">
            <text:p>9,31801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9.318012" calcext:value-type="float">
            <text:p>9,31801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9.318012" calcext:value-type="float">
            <text:p>9,31801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9.078444" calcext:value-type="float">
            <text:p>9,07844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9.078444" calcext:value-type="float">
            <text:p>9,07844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9.078444" calcext:value-type="float">
            <text:p>9,07844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9.078444" calcext:value-type="float">
            <text:p>9,07844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9.078444" calcext:value-type="float">
            <text:p>9,07844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9.078444" calcext:value-type="float">
            <text:p>9,07844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9.078444" calcext:value-type="float">
            <text:p>9,07844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9.078444" calcext:value-type="float">
            <text:p>9,07844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9.078444" calcext:value-type="float">
            <text:p>9,07844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9.078444" calcext:value-type="float">
            <text:p>9,07844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9.078444" calcext:value-type="float">
            <text:p>9,07844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9.078444" calcext:value-type="float">
            <text:p>9,07844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9.078444" calcext:value-type="float">
            <text:p>9,07844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9.078444" calcext:value-type="float">
            <text:p>9,07844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9.078444" calcext:value-type="float">
            <text:p>9,07844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9.078444" calcext:value-type="float">
            <text:p>9,07844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9.078444" calcext:value-type="float">
            <text:p>9,07844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9.078444" calcext:value-type="float">
            <text:p>9,07844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9.078444" calcext:value-type="float">
            <text:p>9,07844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9.078444" calcext:value-type="float">
            <text:p>9,07844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9.078444" calcext:value-type="float">
            <text:p>9,07844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9.078444" calcext:value-type="float">
            <text:p>9,07844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9.078444" calcext:value-type="float">
            <text:p>9,07844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9.078444" calcext:value-type="float">
            <text:p>9,07844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9.078444" calcext:value-type="float">
            <text:p>9,07844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9.078444" calcext:value-type="float">
            <text:p>9,07844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9.078444" calcext:value-type="float">
            <text:p>9,07844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9.078444" calcext:value-type="float">
            <text:p>9,07844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9.078444" calcext:value-type="float">
            <text:p>9,07844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9.078444" calcext:value-type="float">
            <text:p>9,07844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9.078444" calcext:value-type="float">
            <text:p>9,07844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9.078444" calcext:value-type="float">
            <text:p>9,07844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9.078444" calcext:value-type="float">
            <text:p>9,07844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9.078444" calcext:value-type="float">
            <text:p>9,07844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9.078444" calcext:value-type="float">
            <text:p>9,07844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9.078444" calcext:value-type="float">
            <text:p>9,07844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9.078444" calcext:value-type="float">
            <text:p>9,07844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9.078444" calcext:value-type="float">
            <text:p>9,07844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9.078444" calcext:value-type="float">
            <text:p>9,07844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9.078444" calcext:value-type="float">
            <text:p>9,07844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9.078444" calcext:value-type="float">
            <text:p>9,07844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9.078444" calcext:value-type="float">
            <text:p>9,07844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9.078444" calcext:value-type="float">
            <text:p>9,07844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9.078444" calcext:value-type="float">
            <text:p>9,07844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8.832444" calcext:value-type="float">
            <text:p>8,83244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8.832444" calcext:value-type="float">
            <text:p>8,83244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8.832444" calcext:value-type="float">
            <text:p>8,83244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8.832444" calcext:value-type="float">
            <text:p>8,83244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8.832444" calcext:value-type="float">
            <text:p>8,83244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8.832444" calcext:value-type="float">
            <text:p>8,83244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8.832444" calcext:value-type="float">
            <text:p>8,83244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8.832444" calcext:value-type="float">
            <text:p>8,83244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8.832444" calcext:value-type="float">
            <text:p>8,83244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8.832444" calcext:value-type="float">
            <text:p>8,83244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8.832444" calcext:value-type="float">
            <text:p>8,83244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8.832444" calcext:value-type="float">
            <text:p>8,83244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8.832444" calcext:value-type="float">
            <text:p>8,83244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8.832444" calcext:value-type="float">
            <text:p>8,83244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8.832444" calcext:value-type="float">
            <text:p>8,83244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8.832444" calcext:value-type="float">
            <text:p>8,83244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8.832444" calcext:value-type="float">
            <text:p>8,83244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8.832444" calcext:value-type="float">
            <text:p>8,83244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8.832444" calcext:value-type="float">
            <text:p>8,83244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8.832444" calcext:value-type="float">
            <text:p>8,83244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8.832444" calcext:value-type="float">
            <text:p>8,83244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8.832444" calcext:value-type="float">
            <text:p>8,83244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8.832444" calcext:value-type="float">
            <text:p>8,83244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8.832444" calcext:value-type="float">
            <text:p>8,83244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8.832444" calcext:value-type="float">
            <text:p>8,83244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8.832444" calcext:value-type="float">
            <text:p>8,83244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8.832444" calcext:value-type="float">
            <text:p>8,83244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8.832444" calcext:value-type="float">
            <text:p>8,83244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8.832444" calcext:value-type="float">
            <text:p>8,83244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8.832444" calcext:value-type="float">
            <text:p>8,83244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8.832444" calcext:value-type="float">
            <text:p>8,83244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8.832444" calcext:value-type="float">
            <text:p>8,83244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8.832444" calcext:value-type="float">
            <text:p>8,83244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8.832444" calcext:value-type="float">
            <text:p>8,83244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8.742323" calcext:value-type="float">
            <text:p>8,74232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8.742323" calcext:value-type="float">
            <text:p>8,74232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8.742323" calcext:value-type="float">
            <text:p>8,74232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8.742323" calcext:value-type="float">
            <text:p>8,74232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8.742323" calcext:value-type="float">
            <text:p>8,74232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8.742323" calcext:value-type="float">
            <text:p>8,74232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8.742323" calcext:value-type="float">
            <text:p>8,74232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8.742323" calcext:value-type="float">
            <text:p>8,74232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8.742323" calcext:value-type="float">
            <text:p>8,74232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8.742323" calcext:value-type="float">
            <text:p>8,74232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8.742323" calcext:value-type="float">
            <text:p>8,74232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8.580826" calcext:value-type="float">
            <text:p>8,58082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8.580826" calcext:value-type="float">
            <text:p>8,58082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8.580826" calcext:value-type="float">
            <text:p>8,58082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8.560368" calcext:value-type="float">
            <text:p>8,56036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8.560368" calcext:value-type="float">
            <text:p>8,56036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8.560368" calcext:value-type="float">
            <text:p>8,56036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8.560368" calcext:value-type="float">
            <text:p>8,56036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8.560368" calcext:value-type="float">
            <text:p>8,56036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8.560368" calcext:value-type="float">
            <text:p>8,56036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8.560368" calcext:value-type="float">
            <text:p>8,56036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8.560368" calcext:value-type="float">
            <text:p>8,56036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8.560368" calcext:value-type="float">
            <text:p>8,56036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8.560368" calcext:value-type="float">
            <text:p>8,56036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8.560368" calcext:value-type="float">
            <text:p>8,56036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8.560368" calcext:value-type="float">
            <text:p>8,56036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8.560368" calcext:value-type="float">
            <text:p>8,56036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8.560368" calcext:value-type="float">
            <text:p>8,56036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8.560368" calcext:value-type="float">
            <text:p>8,56036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8.560368" calcext:value-type="float">
            <text:p>8,56036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8.560368" calcext:value-type="float">
            <text:p>8,56036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8.560368" calcext:value-type="float">
            <text:p>8,56036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8.560368" calcext:value-type="float">
            <text:p>8,56036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8.560368" calcext:value-type="float">
            <text:p>8,56036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8.560368" calcext:value-type="float">
            <text:p>8,56036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8.560368" calcext:value-type="float">
            <text:p>8,56036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8.560368" calcext:value-type="float">
            <text:p>8,56036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8.560368" calcext:value-type="float">
            <text:p>8,56036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8.560368" calcext:value-type="float">
            <text:p>8,56036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8.560368" calcext:value-type="float">
            <text:p>8,56036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8.560368" calcext:value-type="float">
            <text:p>8,56036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8.560368" calcext:value-type="float">
            <text:p>8,56036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8.560368" calcext:value-type="float">
            <text:p>8,56036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8.560368" calcext:value-type="float">
            <text:p>8,56036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8.560368" calcext:value-type="float">
            <text:p>8,56036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8.560368" calcext:value-type="float">
            <text:p>8,56036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8.560368" calcext:value-type="float">
            <text:p>8,56036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8.560368" calcext:value-type="float">
            <text:p>8,56036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8.560368" calcext:value-type="float">
            <text:p>8,56036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8.560368" calcext:value-type="float">
            <text:p>8,56036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8.560368" calcext:value-type="float">
            <text:p>8,56036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8.560368" calcext:value-type="float">
            <text:p>8,56036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8.560368" calcext:value-type="float">
            <text:p>8,56036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8.560368" calcext:value-type="float">
            <text:p>8,56036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8.560368" calcext:value-type="float">
            <text:p>8,56036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8.560368" calcext:value-type="float">
            <text:p>8,56036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8.560368" calcext:value-type="float">
            <text:p>8,56036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8.560368" calcext:value-type="float">
            <text:p>8,56036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8.560368" calcext:value-type="float">
            <text:p>8,56036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8.560368" calcext:value-type="float">
            <text:p>8,56036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8.560368" calcext:value-type="float">
            <text:p>8,56036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8.560368" calcext:value-type="float">
            <text:p>8,56036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8.560368" calcext:value-type="float">
            <text:p>8,56036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8.560368" calcext:value-type="float">
            <text:p>8,56036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8.560368" calcext:value-type="float">
            <text:p>8,56036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8.560368" calcext:value-type="float">
            <text:p>8,56036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8.560368" calcext:value-type="float">
            <text:p>8,56036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8.560368" calcext:value-type="float">
            <text:p>8,56036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8.560368" calcext:value-type="float">
            <text:p>8,56036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8.560368" calcext:value-type="float">
            <text:p>8,56036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8.560368" calcext:value-type="float">
            <text:p>8,56036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8.560368" calcext:value-type="float">
            <text:p>8,56036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8.560368" calcext:value-type="float">
            <text:p>8,56036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8.560368" calcext:value-type="float">
            <text:p>8,56036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8.560368" calcext:value-type="float">
            <text:p>8,56036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8.560368" calcext:value-type="float">
            <text:p>8,56036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8.560368" calcext:value-type="float">
            <text:p>8,56036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8.560368" calcext:value-type="float">
            <text:p>8,56036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8.560368" calcext:value-type="float">
            <text:p>8,56036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8.560368" calcext:value-type="float">
            <text:p>8,56036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8.560368" calcext:value-type="float">
            <text:p>8,56036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8.560368" calcext:value-type="float">
            <text:p>8,56036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8.560368" calcext:value-type="float">
            <text:p>8,56036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8.560368" calcext:value-type="float">
            <text:p>8,56036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8.560368" calcext:value-type="float">
            <text:p>8,56036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8.560368" calcext:value-type="float">
            <text:p>8,56036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8.560368" calcext:value-type="float">
            <text:p>8,56036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8.560368" calcext:value-type="float">
            <text:p>8,56036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8.560368" calcext:value-type="float">
            <text:p>8,56036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8.560368" calcext:value-type="float">
            <text:p>8,56036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8.560368" calcext:value-type="float">
            <text:p>8,56036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8.560368" calcext:value-type="float">
            <text:p>8,56036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8.560368" calcext:value-type="float">
            <text:p>8,56036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8.560368" calcext:value-type="float">
            <text:p>8,56036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8.560368" calcext:value-type="float">
            <text:p>8,56036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8.560368" calcext:value-type="float">
            <text:p>8,56036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8.560368" calcext:value-type="float">
            <text:p>8,56036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8.560368" calcext:value-type="float">
            <text:p>8,56036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8.560368" calcext:value-type="float">
            <text:p>8,56036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8.560368" calcext:value-type="float">
            <text:p>8,56036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8.560368" calcext:value-type="float">
            <text:p>8,56036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8.560368" calcext:value-type="float">
            <text:p>8,56036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8.560368" calcext:value-type="float">
            <text:p>8,56036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8.560368" calcext:value-type="float">
            <text:p>8,56036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8.560368" calcext:value-type="float">
            <text:p>8,56036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8.560368" calcext:value-type="float">
            <text:p>8,56036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8.560368" calcext:value-type="float">
            <text:p>8,56036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8.560368" calcext:value-type="float">
            <text:p>8,56036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8.560368" calcext:value-type="float">
            <text:p>8,56036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8.560368" calcext:value-type="float">
            <text:p>8,56036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8.560368" calcext:value-type="float">
            <text:p>8,56036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8.560368" calcext:value-type="float">
            <text:p>8,56036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8.560368" calcext:value-type="float">
            <text:p>8,56036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8.560368" calcext:value-type="float">
            <text:p>8,56036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8.560368" calcext:value-type="float">
            <text:p>8,56036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8.560368" calcext:value-type="float">
            <text:p>8,56036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8.560368" calcext:value-type="float">
            <text:p>8,56036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8.560368" calcext:value-type="float">
            <text:p>8,56036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8.560368" calcext:value-type="float">
            <text:p>8,56036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8.560368" calcext:value-type="float">
            <text:p>8,56036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8.560368" calcext:value-type="float">
            <text:p>8,56036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8.560368" calcext:value-type="float">
            <text:p>8,56036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8.560368" calcext:value-type="float">
            <text:p>8,56036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8.560368" calcext:value-type="float">
            <text:p>8,56036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8.560368" calcext:value-type="float">
            <text:p>8,56036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8.560368" calcext:value-type="float">
            <text:p>8,56036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8.560368" calcext:value-type="float">
            <text:p>8,56036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8.560368" calcext:value-type="float">
            <text:p>8,56036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8.560368" calcext:value-type="float">
            <text:p>8,56036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8.560368" calcext:value-type="float">
            <text:p>8,56036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8.560368" calcext:value-type="float">
            <text:p>8,56036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8.552963" calcext:value-type="float">
            <text:p>8,55296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8.552963" calcext:value-type="float">
            <text:p>8,55296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8.552963" calcext:value-type="float">
            <text:p>8,55296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8.552963" calcext:value-type="float">
            <text:p>8,55296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8.552963" calcext:value-type="float">
            <text:p>8,55296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8.552963" calcext:value-type="float">
            <text:p>8,55296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8.552963" calcext:value-type="float">
            <text:p>8,55296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8.552963" calcext:value-type="float">
            <text:p>8,55296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8.552963" calcext:value-type="float">
            <text:p>8,55296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8.552963" calcext:value-type="float">
            <text:p>8,55296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8.552963" calcext:value-type="float">
            <text:p>8,55296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8.552963" calcext:value-type="float">
            <text:p>8,55296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8.552963" calcext:value-type="float">
            <text:p>8,55296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8.552963" calcext:value-type="float">
            <text:p>8,55296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8.552963" calcext:value-type="float">
            <text:p>8,55296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8.552963" calcext:value-type="float">
            <text:p>8,55296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8.552963" calcext:value-type="float">
            <text:p>8,55296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8.552963" calcext:value-type="float">
            <text:p>8,55296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8.552963" calcext:value-type="float">
            <text:p>8,55296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8.552963" calcext:value-type="float">
            <text:p>8,55296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8.552963" calcext:value-type="float">
            <text:p>8,55296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8.552963" calcext:value-type="float">
            <text:p>8,55296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8.552963" calcext:value-type="float">
            <text:p>8,55296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8.552963" calcext:value-type="float">
            <text:p>8,55296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8.552963" calcext:value-type="float">
            <text:p>8,55296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8.552963" calcext:value-type="float">
            <text:p>8,55296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8.552963" calcext:value-type="float">
            <text:p>8,55296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8.552963" calcext:value-type="float">
            <text:p>8,55296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8.552963" calcext:value-type="float">
            <text:p>8,55296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8.552963" calcext:value-type="float">
            <text:p>8,55296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8.552963" calcext:value-type="float">
            <text:p>8,55296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8.552963" calcext:value-type="float">
            <text:p>8,55296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8.552963" calcext:value-type="float">
            <text:p>8,55296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8.552963" calcext:value-type="float">
            <text:p>8,55296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8.552963" calcext:value-type="float">
            <text:p>8,55296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8.552963" calcext:value-type="float">
            <text:p>8,55296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8.552963" calcext:value-type="float">
            <text:p>8,55296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8.552963" calcext:value-type="float">
            <text:p>8,55296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8.552963" calcext:value-type="float">
            <text:p>8,55296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8.552963" calcext:value-type="float">
            <text:p>8,55296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8.552963" calcext:value-type="float">
            <text:p>8,55296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8.552963" calcext:value-type="float">
            <text:p>8,55296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8.552963" calcext:value-type="float">
            <text:p>8,55296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8.552963" calcext:value-type="float">
            <text:p>8,55296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8.552963" calcext:value-type="float">
            <text:p>8,55296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8.552963" calcext:value-type="float">
            <text:p>8,55296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8.552963" calcext:value-type="float">
            <text:p>8,55296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8.552963" calcext:value-type="float">
            <text:p>8,55296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8.552963" calcext:value-type="float">
            <text:p>8,55296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8.552963" calcext:value-type="float">
            <text:p>8,55296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8.552963" calcext:value-type="float">
            <text:p>8,55296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8.552963" calcext:value-type="float">
            <text:p>8,55296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8.552963" calcext:value-type="float">
            <text:p>8,55296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8.552963" calcext:value-type="float">
            <text:p>8,55296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8.552963" calcext:value-type="float">
            <text:p>8,55296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8.552963" calcext:value-type="float">
            <text:p>8,55296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8.552963" calcext:value-type="float">
            <text:p>8,55296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8.552963" calcext:value-type="float">
            <text:p>8,55296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8.552963" calcext:value-type="float">
            <text:p>8,55296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8.552963" calcext:value-type="float">
            <text:p>8,55296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8.552963" calcext:value-type="float">
            <text:p>8,55296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8.552963" calcext:value-type="float">
            <text:p>8,55296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8.552963" calcext:value-type="float">
            <text:p>8,55296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8.552963" calcext:value-type="float">
            <text:p>8,55296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8.552963" calcext:value-type="float">
            <text:p>8,55296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8.552963" calcext:value-type="float">
            <text:p>8,55296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8.552963" calcext:value-type="float">
            <text:p>8,55296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8.552963" calcext:value-type="float">
            <text:p>8,55296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8.552963" calcext:value-type="float">
            <text:p>8,55296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8.552963" calcext:value-type="float">
            <text:p>8,55296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8.552963" calcext:value-type="float">
            <text:p>8,55296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8.552963" calcext:value-type="float">
            <text:p>8,55296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8.552963" calcext:value-type="float">
            <text:p>8,55296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8.552963" calcext:value-type="float">
            <text:p>8,55296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8.552963" calcext:value-type="float">
            <text:p>8,55296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8.552963" calcext:value-type="float">
            <text:p>8,55296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8.552963" calcext:value-type="float">
            <text:p>8,55296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8.552963" calcext:value-type="float">
            <text:p>8,55296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8.552963" calcext:value-type="float">
            <text:p>8,55296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8.552963" calcext:value-type="float">
            <text:p>8,55296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8.552963" calcext:value-type="float">
            <text:p>8,55296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8.552963" calcext:value-type="float">
            <text:p>8,55296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8.552963" calcext:value-type="float">
            <text:p>8,55296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8.552963" calcext:value-type="float">
            <text:p>8,55296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8.552963" calcext:value-type="float">
            <text:p>8,55296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8.552963" calcext:value-type="float">
            <text:p>8,55296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8.552963" calcext:value-type="float">
            <text:p>8,55296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8.552963" calcext:value-type="float">
            <text:p>8,55296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8.552963" calcext:value-type="float">
            <text:p>8,55296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8.552963" calcext:value-type="float">
            <text:p>8,55296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8.552963" calcext:value-type="float">
            <text:p>8,55296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8.552963" calcext:value-type="float">
            <text:p>8,55296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8.552963" calcext:value-type="float">
            <text:p>8,55296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8.552963" calcext:value-type="float">
            <text:p>8,55296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8.552963" calcext:value-type="float">
            <text:p>8,55296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8.552963" calcext:value-type="float">
            <text:p>8,55296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8.552963" calcext:value-type="float">
            <text:p>8,55296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8.552963" calcext:value-type="float">
            <text:p>8,55296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8.552963" calcext:value-type="float">
            <text:p>8,55296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8.552963" calcext:value-type="float">
            <text:p>8,55296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8.552963" calcext:value-type="float">
            <text:p>8,55296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8.552963" calcext:value-type="float">
            <text:p>8,55296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8.552963" calcext:value-type="float">
            <text:p>8,55296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8.552963" calcext:value-type="float">
            <text:p>8,55296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8.552963" calcext:value-type="float">
            <text:p>8,55296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8.552963" calcext:value-type="float">
            <text:p>8,55296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8.552963" calcext:value-type="float">
            <text:p>8,55296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8.552963" calcext:value-type="float">
            <text:p>8,55296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8.552963" calcext:value-type="float">
            <text:p>8,55296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8.552963" calcext:value-type="float">
            <text:p>8,55296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8.552963" calcext:value-type="float">
            <text:p>8,55296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8.552963" calcext:value-type="float">
            <text:p>8,55296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8.552963" calcext:value-type="float">
            <text:p>8,55296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8.552963" calcext:value-type="float">
            <text:p>8,55296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8.552963" calcext:value-type="float">
            <text:p>8,55296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8.552963" calcext:value-type="float">
            <text:p>8,55296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8.552963" calcext:value-type="float">
            <text:p>8,55296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8.552963" calcext:value-type="float">
            <text:p>8,55296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8.552963" calcext:value-type="float">
            <text:p>8,55296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8.552963" calcext:value-type="float">
            <text:p>8,55296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8.552963" calcext:value-type="float">
            <text:p>8,55296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8.552963" calcext:value-type="float">
            <text:p>8,55296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8.552963" calcext:value-type="float">
            <text:p>8,55296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8.552963" calcext:value-type="float">
            <text:p>8,55296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8.552963" calcext:value-type="float">
            <text:p>8,55296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8.552963" calcext:value-type="float">
            <text:p>8,55296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8.552963" calcext:value-type="float">
            <text:p>8,55296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8.552963" calcext:value-type="float">
            <text:p>8,55296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8.552963" calcext:value-type="float">
            <text:p>8,55296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8.552963" calcext:value-type="float">
            <text:p>8,55296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8.552963" calcext:value-type="float">
            <text:p>8,55296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8.552963" calcext:value-type="float">
            <text:p>8,55296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8.552963" calcext:value-type="float">
            <text:p>8,55296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8.552963" calcext:value-type="float">
            <text:p>8,55296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8.552963" calcext:value-type="float">
            <text:p>8,55296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8.552963" calcext:value-type="float">
            <text:p>8,55296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8.552963" calcext:value-type="float">
            <text:p>8,55296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8.46938" calcext:value-type="float">
            <text:p>8,4693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8.46938" calcext:value-type="float">
            <text:p>8,4693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8.46938" calcext:value-type="float">
            <text:p>8,4693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8.46938" calcext:value-type="float">
            <text:p>8,4693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8.46938" calcext:value-type="float">
            <text:p>8,4693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8.46938" calcext:value-type="float">
            <text:p>8,4693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8.46938" calcext:value-type="float">
            <text:p>8,4693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8.46938" calcext:value-type="float">
            <text:p>8,4693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8.46938" calcext:value-type="float">
            <text:p>8,4693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8.46938" calcext:value-type="float">
            <text:p>8,4693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8.46938" calcext:value-type="float">
            <text:p>8,4693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8.46938" calcext:value-type="float">
            <text:p>8,4693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8.46938" calcext:value-type="float">
            <text:p>8,4693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8.46938" calcext:value-type="float">
            <text:p>8,4693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8.46938" calcext:value-type="float">
            <text:p>8,4693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8.46938" calcext:value-type="float">
            <text:p>8,4693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8.46938" calcext:value-type="float">
            <text:p>8,4693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8.46938" calcext:value-type="float">
            <text:p>8,4693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8.46938" calcext:value-type="float">
            <text:p>8,4693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8.46938" calcext:value-type="float">
            <text:p>8,4693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8.46938" calcext:value-type="float">
            <text:p>8,4693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8.46938" calcext:value-type="float">
            <text:p>8,4693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8.46938" calcext:value-type="float">
            <text:p>8,4693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8.46938" calcext:value-type="float">
            <text:p>8,4693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8.46938" calcext:value-type="float">
            <text:p>8,4693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8.46938" calcext:value-type="float">
            <text:p>8,4693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8.46938" calcext:value-type="float">
            <text:p>8,4693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8.46938" calcext:value-type="float">
            <text:p>8,4693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8.46938" calcext:value-type="float">
            <text:p>8,4693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8.46938" calcext:value-type="float">
            <text:p>8,4693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8.46938" calcext:value-type="float">
            <text:p>8,4693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8.46938" calcext:value-type="float">
            <text:p>8,4693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8.46938" calcext:value-type="float">
            <text:p>8,4693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8.46938" calcext:value-type="float">
            <text:p>8,4693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8.46938" calcext:value-type="float">
            <text:p>8,4693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8.46938" calcext:value-type="float">
            <text:p>8,4693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8.46938" calcext:value-type="float">
            <text:p>8,4693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8.46938" calcext:value-type="float">
            <text:p>8,4693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8.46938" calcext:value-type="float">
            <text:p>8,4693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8.46938" calcext:value-type="float">
            <text:p>8,4693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8.46938" calcext:value-type="float">
            <text:p>8,4693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8.46938" calcext:value-type="float">
            <text:p>8,4693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8.46938" calcext:value-type="float">
            <text:p>8,4693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8.46938" calcext:value-type="float">
            <text:p>8,4693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8.46938" calcext:value-type="float">
            <text:p>8,4693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8.46938" calcext:value-type="float">
            <text:p>8,4693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8.46938" calcext:value-type="float">
            <text:p>8,4693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8.46938" calcext:value-type="float">
            <text:p>8,4693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8.46938" calcext:value-type="float">
            <text:p>8,4693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8.46938" calcext:value-type="float">
            <text:p>8,4693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8.46938" calcext:value-type="float">
            <text:p>8,4693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8.46938" calcext:value-type="float">
            <text:p>8,4693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8.46938" calcext:value-type="float">
            <text:p>8,4693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8.46938" calcext:value-type="float">
            <text:p>8,4693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8.46938" calcext:value-type="float">
            <text:p>8,4693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8.46938" calcext:value-type="float">
            <text:p>8,4693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8.46938" calcext:value-type="float">
            <text:p>8,4693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8.46938" calcext:value-type="float">
            <text:p>8,4693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8.46938" calcext:value-type="float">
            <text:p>8,4693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8.46938" calcext:value-type="float">
            <text:p>8,4693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8.46938" calcext:value-type="float">
            <text:p>8,4693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8.46938" calcext:value-type="float">
            <text:p>8,4693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8.46938" calcext:value-type="float">
            <text:p>8,4693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8.46938" calcext:value-type="float">
            <text:p>8,4693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8.46938" calcext:value-type="float">
            <text:p>8,4693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8.46938" calcext:value-type="float">
            <text:p>8,4693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8.46938" calcext:value-type="float">
            <text:p>8,4693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8.46938" calcext:value-type="float">
            <text:p>8,4693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8.46938" calcext:value-type="float">
            <text:p>8,4693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8.46938" calcext:value-type="float">
            <text:p>8,4693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8.46938" calcext:value-type="float">
            <text:p>8,4693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8.46938" calcext:value-type="float">
            <text:p>8,4693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8.46938" calcext:value-type="float">
            <text:p>8,4693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8.46938" calcext:value-type="float">
            <text:p>8,4693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8.46938" calcext:value-type="float">
            <text:p>8,4693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8.46938" calcext:value-type="float">
            <text:p>8,4693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8.46938" calcext:value-type="float">
            <text:p>8,46938</text:p>
          </table:table-cell>
          <table:table-cell office:value-type="float" office:value="19" calcext:value-type="float">
            <text:p>1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5">00.00.0000</text:date>, <text:time style:data-style-name="N2" text:time-value="17:14:49.807000000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0.3$Windows_X86_64 LibreOffice_project/5e3e00a007d9b3b6efb6797a8b8e57b51ab1f737</meta:generator>
    <dc:date>2016-06-05T17:14:55.747000000</dc:date>
    <meta:editing-duration>PT1M48S</meta:editing-duration>
    <meta:editing-cycles>2</meta:editing-cycles>
    <meta:document-statistic meta:table-count="1" meta:cell-count="300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>
      <style:graphic-properties svg:stroke-color="#dddddd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65cm" svg:y="3.946cm" style:legend-expansion="high" chart:style-name="ch2"/>
        <chart:plot-area chart:style-name="ch3" table:cell-range-address="'cameraslog_2.log'.A2:'cameraslog_2.log'.C1001 'cameraslog_2.log'.B1:'cameraslog_2.log'.C1" chart:data-source-has-labels="row" svg:x="0.32cm" svg:y="0.18cm" svg:width="11.01cm" svg:height="8.64cm">
          <chartooo:coordinate-region svg:x="0.952cm" svg:y="0.382cm" svg:width="9.995cm" svg:height="7.785cm"/>
          <chart:axis chart:dimension="x" chart:name="primary-x" chart:style-name="ch4">
            <chart:grid chart:style-name="ch5" chart:class="major"/>
            <chart:grid chart:style-name="ch6" chart:class="minor"/>
          </chart:axis>
          <chart:axis chart:dimension="y" chart:name="primary-y" chart:style-name="ch4">
            <chart:grid chart:style-name="ch5" chart:class="major"/>
            <chart:grid chart:style-name="ch6" chart:class="minor"/>
          </chart:axis>
          <chart:series chart:style-name="ch7" chart:values-cell-range-address="'cameraslog_2.log'.B2:'cameraslog_2.log'.B1001" chart:label-cell-address="'cameraslog_2.log'.B1:'cameraslog_2.log'.B1" chart:class="chart:scatter">
            <chart:domain table:cell-range-address="'cameraslog_2.log'.A2:'cameraslog_2.log'.A1001"/>
            <chart:data-point chart:repeated="1000"/>
          </chart:series>
          <chart:series chart:style-name="ch8" chart:values-cell-range-address="'cameraslog_2.log'.C2:'cameraslog_2.log'.C1001" chart:label-cell-address="'cameraslog_2.log'.C1:'cameraslog_2.log'.C1" chart:class="chart:scatter">
            <chart:data-point chart:repeated="10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quality</text:p>
                <draw:g>
                  <svg:desc>'cameraslog_2.log'.B1:'cameraslog_2.log'.B1</svg:desc>
                </draw:g>
              </table:table-cell>
              <table:table-cell office:value-type="string">
                <text:p>number of cameras</text:p>
                <draw:g>
                  <svg:desc>'cameraslog_2.log'.C1:'cameraslog_2.log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cameraslog_2.log'.A2:'cameraslog_2.log'.A1001</svg:desc>
                </draw:g>
              </table:table-cell>
              <table:table-cell office:value-type="float" office:value="16.78838">
                <text:p>16.78838</text:p>
                <draw:g>
                  <svg:desc>'cameraslog_2.log'.B2:'cameraslog_2.log'.B1001</svg:desc>
                </draw:g>
              </table:table-cell>
              <table:table-cell office:value-type="float" office:value="17">
                <text:p>17</text:p>
                <draw:g>
                  <svg:desc>'cameraslog_2.log'.C2:'cameraslog_2.log'.C10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5.77402">
                <text:p>15.7740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6.417317">
                <text:p>16.41731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5.664427">
                <text:p>15.66442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6.092395">
                <text:p>16.09239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5.792653">
                <text:p>15.79265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5.3629">
                <text:p>15.362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5.441777">
                <text:p>15.44177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5.43614">
                <text:p>15.4361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5.43614">
                <text:p>15.4361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5.43614">
                <text:p>15.4361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5.311696">
                <text:p>15.31169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5.735022">
                <text:p>15.73502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4.610041">
                <text:p>14.61004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4.934023">
                <text:p>14.93402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5.25803">
                <text:p>15.2580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6.382161">
                <text:p>16.38216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6.012658">
                <text:p>16.01265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5.823285">
                <text:p>15.82328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5.823285">
                <text:p>15.82328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16.218827">
                <text:p>16.218827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15.626781">
                <text:p>15.62678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15.672272">
                <text:p>15.67227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15.359468">
                <text:p>15.35946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15.93038">
                <text:p>15.9303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16.01398">
                <text:p>16.0139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16.259963">
                <text:p>16.25996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15.771584">
                <text:p>15.77158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15.661118">
                <text:p>15.66111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15.661118">
                <text:p>15.66111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15.777164">
                <text:p>15.777164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15.134737">
                <text:p>15.13473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15.239651">
                <text:p>15.239651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14.934169">
                <text:p>14.93416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14.934169">
                <text:p>14.93416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14.934169">
                <text:p>14.93416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14.934169">
                <text:p>14.93416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15.115285">
                <text:p>15.11528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15.115285">
                <text:p>15.11528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15.218344">
                <text:p>15.218344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15.218344">
                <text:p>15.218344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15.218344">
                <text:p>15.218344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15.691781">
                <text:p>15.69178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15.691781">
                <text:p>15.69178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14.963129">
                <text:p>14.963129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14.963129">
                <text:p>14.963129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14.963129">
                <text:p>14.963129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15.411479">
                <text:p>15.411479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14.775614">
                <text:p>14.77561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14.775614">
                <text:p>14.77561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14.775614">
                <text:p>14.77561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14.775614">
                <text:p>14.77561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14.775614">
                <text:p>14.77561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13.72851">
                <text:p>13.7285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13.72851">
                <text:p>13.7285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13.657942">
                <text:p>13.65794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13.468656">
                <text:p>13.46865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13.468656">
                <text:p>13.46865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12.935805">
                <text:p>12.93580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12.935805">
                <text:p>12.93580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12.935805">
                <text:p>12.93580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12.935805">
                <text:p>12.93580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12.897682">
                <text:p>12.89768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12.845762">
                <text:p>12.84576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13.299686">
                <text:p>13.29968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12.661991">
                <text:p>12.66199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12.661991">
                <text:p>12.66199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12.966524">
                <text:p>12.96652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12.966524">
                <text:p>12.96652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12.966524">
                <text:p>12.96652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12.791094">
                <text:p>12.79109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12.791094">
                <text:p>12.79109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12.791094">
                <text:p>12.79109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12.791094">
                <text:p>12.79109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12.733484">
                <text:p>12.733484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12.733484">
                <text:p>12.733484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12.733484">
                <text:p>12.733484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12.7205">
                <text:p>12.720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12.7205">
                <text:p>12.720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12.745608">
                <text:p>12.745608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12.649025">
                <text:p>12.64902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12.649025">
                <text:p>12.64902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12.435457">
                <text:p>12.435457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12.435457">
                <text:p>12.435457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12.435457">
                <text:p>12.435457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12.435457">
                <text:p>12.435457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12.63601">
                <text:p>12.6360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12.63601">
                <text:p>12.6360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12.292504">
                <text:p>12.292504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11.786596">
                <text:p>11.78659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11.527514">
                <text:p>11.527514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11.527514">
                <text:p>11.527514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11.527514">
                <text:p>11.527514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11.527514">
                <text:p>11.527514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11.527514">
                <text:p>11.527514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11.527514">
                <text:p>11.527514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11.527514">
                <text:p>11.527514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11.527514">
                <text:p>11.527514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11.605528">
                <text:p>11.60552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1.605528">
                <text:p>11.60552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11.605528">
                <text:p>11.60552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11.605528">
                <text:p>11.60552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11.605528">
                <text:p>11.60552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11.605528">
                <text:p>11.60552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11.249021">
                <text:p>11.24902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11.373307">
                <text:p>11.37330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11.614637">
                <text:p>11.61463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11.614637">
                <text:p>11.61463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11.614637">
                <text:p>11.61463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11.614637">
                <text:p>11.61463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11.614637">
                <text:p>11.61463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11.614637">
                <text:p>11.61463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11.614637">
                <text:p>11.61463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11.614637">
                <text:p>11.61463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11.614637">
                <text:p>11.61463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11.614637">
                <text:p>11.61463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11.614637">
                <text:p>11.61463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11.614637">
                <text:p>11.61463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11.614637">
                <text:p>11.61463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11.614637">
                <text:p>11.61463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11.614637">
                <text:p>11.61463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11.614637">
                <text:p>11.61463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">
                <text:p>123</text:p>
              </table:table-cell>
              <table:table-cell office:value-type="float" office:value="11.62771">
                <text:p>11.62771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11.62771">
                <text:p>11.62771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11.62771">
                <text:p>11.62771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11.62771">
                <text:p>11.62771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11.62771">
                <text:p>11.62771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11.62771">
                <text:p>11.62771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11.62771">
                <text:p>11.62771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11.62771">
                <text:p>11.62771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">
                <text:p>131</text:p>
              </table:table-cell>
              <table:table-cell office:value-type="float" office:value="11.62771">
                <text:p>11.62771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">
                <text:p>132</text:p>
              </table:table-cell>
              <table:table-cell office:value-type="float" office:value="11.217439">
                <text:p>11.21743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1.217439">
                <text:p>11.21743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1.217439">
                <text:p>11.21743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1.217439">
                <text:p>11.21743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">
                <text:p>136</text:p>
              </table:table-cell>
              <table:table-cell office:value-type="float" office:value="11.113474">
                <text:p>11.11347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">
                <text:p>137</text:p>
              </table:table-cell>
              <table:table-cell office:value-type="float" office:value="11.113474">
                <text:p>11.11347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8">
                <text:p>138</text:p>
              </table:table-cell>
              <table:table-cell office:value-type="float" office:value="11.113474">
                <text:p>11.11347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11.113474">
                <text:p>11.11347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11.113474">
                <text:p>11.11347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1.113474">
                <text:p>11.11347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11.113474">
                <text:p>11.11347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">
                <text:p>143</text:p>
              </table:table-cell>
              <table:table-cell office:value-type="float" office:value="11.113474">
                <text:p>11.11347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11.113474">
                <text:p>11.11347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11.113474">
                <text:p>11.11347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">
                <text:p>146</text:p>
              </table:table-cell>
              <table:table-cell office:value-type="float" office:value="11.113474">
                <text:p>11.11347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">
                <text:p>147</text:p>
              </table:table-cell>
              <table:table-cell office:value-type="float" office:value="11.113474">
                <text:p>11.11347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8">
                <text:p>148</text:p>
              </table:table-cell>
              <table:table-cell office:value-type="float" office:value="11.113474">
                <text:p>11.11347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9">
                <text:p>149</text:p>
              </table:table-cell>
              <table:table-cell office:value-type="float" office:value="11.113474">
                <text:p>11.11347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11.113474">
                <text:p>11.11347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1">
                <text:p>151</text:p>
              </table:table-cell>
              <table:table-cell office:value-type="float" office:value="11.113474">
                <text:p>11.11347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2">
                <text:p>152</text:p>
              </table:table-cell>
              <table:table-cell office:value-type="float" office:value="11.113474">
                <text:p>11.11347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3">
                <text:p>153</text:p>
              </table:table-cell>
              <table:table-cell office:value-type="float" office:value="11.113474">
                <text:p>11.11347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4">
                <text:p>154</text:p>
              </table:table-cell>
              <table:table-cell office:value-type="float" office:value="11.113474">
                <text:p>11.11347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11.113474">
                <text:p>11.11347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6">
                <text:p>156</text:p>
              </table:table-cell>
              <table:table-cell office:value-type="float" office:value="11.138499">
                <text:p>11.13849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7">
                <text:p>157</text:p>
              </table:table-cell>
              <table:table-cell office:value-type="float" office:value="11.138499">
                <text:p>11.13849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8">
                <text:p>158</text:p>
              </table:table-cell>
              <table:table-cell office:value-type="float" office:value="11.138499">
                <text:p>11.13849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9">
                <text:p>159</text:p>
              </table:table-cell>
              <table:table-cell office:value-type="float" office:value="11.138499">
                <text:p>11.13849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11.216471">
                <text:p>11.21647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1">
                <text:p>161</text:p>
              </table:table-cell>
              <table:table-cell office:value-type="float" office:value="11.216471">
                <text:p>11.21647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2">
                <text:p>162</text:p>
              </table:table-cell>
              <table:table-cell office:value-type="float" office:value="11.216471">
                <text:p>11.21647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3">
                <text:p>163</text:p>
              </table:table-cell>
              <table:table-cell office:value-type="float" office:value="11.216471">
                <text:p>11.21647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4">
                <text:p>164</text:p>
              </table:table-cell>
              <table:table-cell office:value-type="float" office:value="11.216471">
                <text:p>11.21647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11.216471">
                <text:p>11.21647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6">
                <text:p>166</text:p>
              </table:table-cell>
              <table:table-cell office:value-type="float" office:value="11.216471">
                <text:p>11.21647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7">
                <text:p>167</text:p>
              </table:table-cell>
              <table:table-cell office:value-type="float" office:value="11.216487">
                <text:p>11.21648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8">
                <text:p>168</text:p>
              </table:table-cell>
              <table:table-cell office:value-type="float" office:value="11.216487">
                <text:p>11.21648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9">
                <text:p>169</text:p>
              </table:table-cell>
              <table:table-cell office:value-type="float" office:value="10.996411">
                <text:p>10.996411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10.996411">
                <text:p>10.996411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1">
                <text:p>171</text:p>
              </table:table-cell>
              <table:table-cell office:value-type="float" office:value="10.996411">
                <text:p>10.996411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2">
                <text:p>172</text:p>
              </table:table-cell>
              <table:table-cell office:value-type="float" office:value="10.996411">
                <text:p>10.996411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3">
                <text:p>173</text:p>
              </table:table-cell>
              <table:table-cell office:value-type="float" office:value="10.996411">
                <text:p>10.996411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4">
                <text:p>174</text:p>
              </table:table-cell>
              <table:table-cell office:value-type="float" office:value="10.91938">
                <text:p>10.9193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5">
                <text:p>175</text:p>
              </table:table-cell>
              <table:table-cell office:value-type="float" office:value="10.899054">
                <text:p>10.89905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6">
                <text:p>176</text:p>
              </table:table-cell>
              <table:table-cell office:value-type="float" office:value="10.899054">
                <text:p>10.89905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7">
                <text:p>177</text:p>
              </table:table-cell>
              <table:table-cell office:value-type="float" office:value="10.899054">
                <text:p>10.89905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8">
                <text:p>178</text:p>
              </table:table-cell>
              <table:table-cell office:value-type="float" office:value="10.899054">
                <text:p>10.89905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9">
                <text:p>179</text:p>
              </table:table-cell>
              <table:table-cell office:value-type="float" office:value="10.899054">
                <text:p>10.89905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10.705082">
                <text:p>10.70508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0.705082">
                <text:p>10.70508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2">
                <text:p>182</text:p>
              </table:table-cell>
              <table:table-cell office:value-type="float" office:value="10.705082">
                <text:p>10.70508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3">
                <text:p>183</text:p>
              </table:table-cell>
              <table:table-cell office:value-type="float" office:value="10.705082">
                <text:p>10.70508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4">
                <text:p>184</text:p>
              </table:table-cell>
              <table:table-cell office:value-type="float" office:value="10.705082">
                <text:p>10.70508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5">
                <text:p>185</text:p>
              </table:table-cell>
              <table:table-cell office:value-type="float" office:value="10.705082">
                <text:p>10.70508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6">
                <text:p>186</text:p>
              </table:table-cell>
              <table:table-cell office:value-type="float" office:value="10.705082">
                <text:p>10.70508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7">
                <text:p>187</text:p>
              </table:table-cell>
              <table:table-cell office:value-type="float" office:value="10.705082">
                <text:p>10.70508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8">
                <text:p>188</text:p>
              </table:table-cell>
              <table:table-cell office:value-type="float" office:value="10.705082">
                <text:p>10.70508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9">
                <text:p>189</text:p>
              </table:table-cell>
              <table:table-cell office:value-type="float" office:value="10.705082">
                <text:p>10.70508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10.705082">
                <text:p>10.70508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1">
                <text:p>191</text:p>
              </table:table-cell>
              <table:table-cell office:value-type="float" office:value="10.705082">
                <text:p>10.70508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2">
                <text:p>192</text:p>
              </table:table-cell>
              <table:table-cell office:value-type="float" office:value="10.705082">
                <text:p>10.70508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3">
                <text:p>193</text:p>
              </table:table-cell>
              <table:table-cell office:value-type="float" office:value="10.705082">
                <text:p>10.70508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4">
                <text:p>194</text:p>
              </table:table-cell>
              <table:table-cell office:value-type="float" office:value="10.705082">
                <text:p>10.70508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5">
                <text:p>195</text:p>
              </table:table-cell>
              <table:table-cell office:value-type="float" office:value="10.705082">
                <text:p>10.70508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6">
                <text:p>196</text:p>
              </table:table-cell>
              <table:table-cell office:value-type="float" office:value="10.705082">
                <text:p>10.70508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7">
                <text:p>197</text:p>
              </table:table-cell>
              <table:table-cell office:value-type="float" office:value="10.562991">
                <text:p>10.56299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8">
                <text:p>198</text:p>
              </table:table-cell>
              <table:table-cell office:value-type="float" office:value="10.562991">
                <text:p>10.56299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9">
                <text:p>199</text:p>
              </table:table-cell>
              <table:table-cell office:value-type="float" office:value="10.549119">
                <text:p>10.549119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10.549119">
                <text:p>10.549119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1">
                <text:p>201</text:p>
              </table:table-cell>
              <table:table-cell office:value-type="float" office:value="10.549119">
                <text:p>10.549119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2">
                <text:p>202</text:p>
              </table:table-cell>
              <table:table-cell office:value-type="float" office:value="10.549119">
                <text:p>10.549119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3">
                <text:p>203</text:p>
              </table:table-cell>
              <table:table-cell office:value-type="float" office:value="10.549119">
                <text:p>10.549119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4">
                <text:p>204</text:p>
              </table:table-cell>
              <table:table-cell office:value-type="float" office:value="10.549119">
                <text:p>10.549119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5">
                <text:p>205</text:p>
              </table:table-cell>
              <table:table-cell office:value-type="float" office:value="10.549119">
                <text:p>10.549119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6">
                <text:p>206</text:p>
              </table:table-cell>
              <table:table-cell office:value-type="float" office:value="10.549119">
                <text:p>10.549119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7">
                <text:p>207</text:p>
              </table:table-cell>
              <table:table-cell office:value-type="float" office:value="10.580618">
                <text:p>10.580618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8">
                <text:p>208</text:p>
              </table:table-cell>
              <table:table-cell office:value-type="float" office:value="10.580618">
                <text:p>10.580618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9">
                <text:p>209</text:p>
              </table:table-cell>
              <table:table-cell office:value-type="float" office:value="10.580618">
                <text:p>10.580618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0">
                <text:p>210</text:p>
              </table:table-cell>
              <table:table-cell office:value-type="float" office:value="10.580618">
                <text:p>10.580618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1">
                <text:p>211</text:p>
              </table:table-cell>
              <table:table-cell office:value-type="float" office:value="10.522144">
                <text:p>10.52214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2">
                <text:p>212</text:p>
              </table:table-cell>
              <table:table-cell office:value-type="float" office:value="10.522144">
                <text:p>10.52214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3">
                <text:p>213</text:p>
              </table:table-cell>
              <table:table-cell office:value-type="float" office:value="10.522144">
                <text:p>10.52214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4">
                <text:p>214</text:p>
              </table:table-cell>
              <table:table-cell office:value-type="float" office:value="10.522144">
                <text:p>10.52214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10.522144">
                <text:p>10.52214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6">
                <text:p>216</text:p>
              </table:table-cell>
              <table:table-cell office:value-type="float" office:value="10.522144">
                <text:p>10.52214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7">
                <text:p>217</text:p>
              </table:table-cell>
              <table:table-cell office:value-type="float" office:value="10.522144">
                <text:p>10.52214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8">
                <text:p>218</text:p>
              </table:table-cell>
              <table:table-cell office:value-type="float" office:value="10.522144">
                <text:p>10.52214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9">
                <text:p>219</text:p>
              </table:table-cell>
              <table:table-cell office:value-type="float" office:value="10.522144">
                <text:p>10.52214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0">
                <text:p>220</text:p>
              </table:table-cell>
              <table:table-cell office:value-type="float" office:value="10.522144">
                <text:p>10.52214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1">
                <text:p>221</text:p>
              </table:table-cell>
              <table:table-cell office:value-type="float" office:value="10.522144">
                <text:p>10.52214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2">
                <text:p>222</text:p>
              </table:table-cell>
              <table:table-cell office:value-type="float" office:value="10.522144">
                <text:p>10.52214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3">
                <text:p>223</text:p>
              </table:table-cell>
              <table:table-cell office:value-type="float" office:value="10.522144">
                <text:p>10.52214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4">
                <text:p>224</text:p>
              </table:table-cell>
              <table:table-cell office:value-type="float" office:value="10.522144">
                <text:p>10.52214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10.522144">
                <text:p>10.52214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6">
                <text:p>226</text:p>
              </table:table-cell>
              <table:table-cell office:value-type="float" office:value="10.445018">
                <text:p>10.44501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7">
                <text:p>227</text:p>
              </table:table-cell>
              <table:table-cell office:value-type="float" office:value="10.445018">
                <text:p>10.44501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8">
                <text:p>228</text:p>
              </table:table-cell>
              <table:table-cell office:value-type="float" office:value="10.445018">
                <text:p>10.44501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9">
                <text:p>229</text:p>
              </table:table-cell>
              <table:table-cell office:value-type="float" office:value="10.445018">
                <text:p>10.44501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30">
                <text:p>230</text:p>
              </table:table-cell>
              <table:table-cell office:value-type="float" office:value="10.445018">
                <text:p>10.44501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1">
                <text:p>231</text:p>
              </table:table-cell>
              <table:table-cell office:value-type="float" office:value="10.445018">
                <text:p>10.44501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2">
                <text:p>232</text:p>
              </table:table-cell>
              <table:table-cell office:value-type="float" office:value="10.445018">
                <text:p>10.44501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3">
                <text:p>233</text:p>
              </table:table-cell>
              <table:table-cell office:value-type="float" office:value="10.445018">
                <text:p>10.44501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4">
                <text:p>234</text:p>
              </table:table-cell>
              <table:table-cell office:value-type="float" office:value="10.445018">
                <text:p>10.44501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5">
                <text:p>235</text:p>
              </table:table-cell>
              <table:table-cell office:value-type="float" office:value="10.445018">
                <text:p>10.44501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6">
                <text:p>236</text:p>
              </table:table-cell>
              <table:table-cell office:value-type="float" office:value="10.445018">
                <text:p>10.44501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7">
                <text:p>237</text:p>
              </table:table-cell>
              <table:table-cell office:value-type="float" office:value="10.445018">
                <text:p>10.44501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10.445018">
                <text:p>10.44501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9">
                <text:p>239</text:p>
              </table:table-cell>
              <table:table-cell office:value-type="float" office:value="10.445018">
                <text:p>10.44501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10.445018">
                <text:p>10.44501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1">
                <text:p>241</text:p>
              </table:table-cell>
              <table:table-cell office:value-type="float" office:value="10.445018">
                <text:p>10.44501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10.445018">
                <text:p>10.44501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3">
                <text:p>243</text:p>
              </table:table-cell>
              <table:table-cell office:value-type="float" office:value="10.445018">
                <text:p>10.44501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4">
                <text:p>244</text:p>
              </table:table-cell>
              <table:table-cell office:value-type="float" office:value="10.445018">
                <text:p>10.44501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5">
                <text:p>245</text:p>
              </table:table-cell>
              <table:table-cell office:value-type="float" office:value="10.445018">
                <text:p>10.44501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6">
                <text:p>246</text:p>
              </table:table-cell>
              <table:table-cell office:value-type="float" office:value="10.444147">
                <text:p>10.44414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7">
                <text:p>247</text:p>
              </table:table-cell>
              <table:table-cell office:value-type="float" office:value="10.444147">
                <text:p>10.44414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8">
                <text:p>248</text:p>
              </table:table-cell>
              <table:table-cell office:value-type="float" office:value="10.444147">
                <text:p>10.44414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9">
                <text:p>249</text:p>
              </table:table-cell>
              <table:table-cell office:value-type="float" office:value="10.444147">
                <text:p>10.44414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10.444147">
                <text:p>10.44414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1">
                <text:p>251</text:p>
              </table:table-cell>
              <table:table-cell office:value-type="float" office:value="10.470997">
                <text:p>10.47099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2">
                <text:p>252</text:p>
              </table:table-cell>
              <table:table-cell office:value-type="float" office:value="10.470997">
                <text:p>10.47099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3">
                <text:p>253</text:p>
              </table:table-cell>
              <table:table-cell office:value-type="float" office:value="10.470997">
                <text:p>10.47099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4">
                <text:p>254</text:p>
              </table:table-cell>
              <table:table-cell office:value-type="float" office:value="10.470997">
                <text:p>10.47099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10.470997">
                <text:p>10.47099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10.470997">
                <text:p>10.47099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7">
                <text:p>257</text:p>
              </table:table-cell>
              <table:table-cell office:value-type="float" office:value="10.470997">
                <text:p>10.47099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10.471023">
                <text:p>10.47102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9">
                <text:p>259</text:p>
              </table:table-cell>
              <table:table-cell office:value-type="float" office:value="10.471023">
                <text:p>10.47102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60">
                <text:p>260</text:p>
              </table:table-cell>
              <table:table-cell office:value-type="float" office:value="10.471023">
                <text:p>10.47102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1">
                <text:p>261</text:p>
              </table:table-cell>
              <table:table-cell office:value-type="float" office:value="10.471023">
                <text:p>10.47102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2">
                <text:p>262</text:p>
              </table:table-cell>
              <table:table-cell office:value-type="float" office:value="10.471023">
                <text:p>10.47102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3">
                <text:p>263</text:p>
              </table:table-cell>
              <table:table-cell office:value-type="float" office:value="10.471023">
                <text:p>10.47102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4">
                <text:p>264</text:p>
              </table:table-cell>
              <table:table-cell office:value-type="float" office:value="10.471023">
                <text:p>10.47102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5">
                <text:p>265</text:p>
              </table:table-cell>
              <table:table-cell office:value-type="float" office:value="10.471023">
                <text:p>10.47102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6">
                <text:p>266</text:p>
              </table:table-cell>
              <table:table-cell office:value-type="float" office:value="10.471023">
                <text:p>10.47102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7">
                <text:p>267</text:p>
              </table:table-cell>
              <table:table-cell office:value-type="float" office:value="10.471023">
                <text:p>10.47102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10.471023">
                <text:p>10.47102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9">
                <text:p>269</text:p>
              </table:table-cell>
              <table:table-cell office:value-type="float" office:value="10.471023">
                <text:p>10.47102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70">
                <text:p>270</text:p>
              </table:table-cell>
              <table:table-cell office:value-type="float" office:value="10.471023">
                <text:p>10.47102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1">
                <text:p>271</text:p>
              </table:table-cell>
              <table:table-cell office:value-type="float" office:value="10.374515">
                <text:p>10.37451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2">
                <text:p>272</text:p>
              </table:table-cell>
              <table:table-cell office:value-type="float" office:value="10.374515">
                <text:p>10.37451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3">
                <text:p>273</text:p>
              </table:table-cell>
              <table:table-cell office:value-type="float" office:value="10.374515">
                <text:p>10.37451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4">
                <text:p>274</text:p>
              </table:table-cell>
              <table:table-cell office:value-type="float" office:value="10.374515">
                <text:p>10.37451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5">
                <text:p>275</text:p>
              </table:table-cell>
              <table:table-cell office:value-type="float" office:value="10.374515">
                <text:p>10.37451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6">
                <text:p>276</text:p>
              </table:table-cell>
              <table:table-cell office:value-type="float" office:value="10.374515">
                <text:p>10.37451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7">
                <text:p>277</text:p>
              </table:table-cell>
              <table:table-cell office:value-type="float" office:value="10.374515">
                <text:p>10.37451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8">
                <text:p>278</text:p>
              </table:table-cell>
              <table:table-cell office:value-type="float" office:value="10.374515">
                <text:p>10.37451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9">
                <text:p>279</text:p>
              </table:table-cell>
              <table:table-cell office:value-type="float" office:value="10.374515">
                <text:p>10.37451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10.374515">
                <text:p>10.37451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1">
                <text:p>281</text:p>
              </table:table-cell>
              <table:table-cell office:value-type="float" office:value="10.374515">
                <text:p>10.37451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2">
                <text:p>282</text:p>
              </table:table-cell>
              <table:table-cell office:value-type="float" office:value="10.374515">
                <text:p>10.37451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3">
                <text:p>283</text:p>
              </table:table-cell>
              <table:table-cell office:value-type="float" office:value="10.374515">
                <text:p>10.37451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4">
                <text:p>284</text:p>
              </table:table-cell>
              <table:table-cell office:value-type="float" office:value="10.374515">
                <text:p>10.37451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5">
                <text:p>285</text:p>
              </table:table-cell>
              <table:table-cell office:value-type="float" office:value="10.374515">
                <text:p>10.37451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6">
                <text:p>286</text:p>
              </table:table-cell>
              <table:table-cell office:value-type="float" office:value="10.374515">
                <text:p>10.37451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7">
                <text:p>287</text:p>
              </table:table-cell>
              <table:table-cell office:value-type="float" office:value="10.374515">
                <text:p>10.37451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10.374515">
                <text:p>10.37451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9">
                <text:p>289</text:p>
              </table:table-cell>
              <table:table-cell office:value-type="float" office:value="10.374515">
                <text:p>10.37451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90">
                <text:p>290</text:p>
              </table:table-cell>
              <table:table-cell office:value-type="float" office:value="10.374515">
                <text:p>10.37451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1">
                <text:p>291</text:p>
              </table:table-cell>
              <table:table-cell office:value-type="float" office:value="10.374515">
                <text:p>10.37451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2">
                <text:p>292</text:p>
              </table:table-cell>
              <table:table-cell office:value-type="float" office:value="10.322472">
                <text:p>10.32247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3">
                <text:p>293</text:p>
              </table:table-cell>
              <table:table-cell office:value-type="float" office:value="10.322472">
                <text:p>10.32247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4">
                <text:p>294</text:p>
              </table:table-cell>
              <table:table-cell office:value-type="float" office:value="10.322472">
                <text:p>10.32247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5">
                <text:p>295</text:p>
              </table:table-cell>
              <table:table-cell office:value-type="float" office:value="10.322472">
                <text:p>10.32247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6">
                <text:p>296</text:p>
              </table:table-cell>
              <table:table-cell office:value-type="float" office:value="10.322472">
                <text:p>10.32247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7">
                <text:p>297</text:p>
              </table:table-cell>
              <table:table-cell office:value-type="float" office:value="9.985447">
                <text:p>9.98544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8">
                <text:p>298</text:p>
              </table:table-cell>
              <table:table-cell office:value-type="float" office:value="9.985447">
                <text:p>9.98544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9">
                <text:p>299</text:p>
              </table:table-cell>
              <table:table-cell office:value-type="float" office:value="9.985447">
                <text:p>9.98544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9.985447">
                <text:p>9.98544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1">
                <text:p>301</text:p>
              </table:table-cell>
              <table:table-cell office:value-type="float" office:value="9.985447">
                <text:p>9.98544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2">
                <text:p>302</text:p>
              </table:table-cell>
              <table:table-cell office:value-type="float" office:value="9.985447">
                <text:p>9.98544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3">
                <text:p>303</text:p>
              </table:table-cell>
              <table:table-cell office:value-type="float" office:value="10.011431">
                <text:p>10.01143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4">
                <text:p>304</text:p>
              </table:table-cell>
              <table:table-cell office:value-type="float" office:value="10.011431">
                <text:p>10.01143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5">
                <text:p>305</text:p>
              </table:table-cell>
              <table:table-cell office:value-type="float" office:value="10.011431">
                <text:p>10.01143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6">
                <text:p>306</text:p>
              </table:table-cell>
              <table:table-cell office:value-type="float" office:value="10.011431">
                <text:p>10.01143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7">
                <text:p>307</text:p>
              </table:table-cell>
              <table:table-cell office:value-type="float" office:value="10.011431">
                <text:p>10.01143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8">
                <text:p>308</text:p>
              </table:table-cell>
              <table:table-cell office:value-type="float" office:value="10.011431">
                <text:p>10.01143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10.011431">
                <text:p>10.01143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10">
                <text:p>310</text:p>
              </table:table-cell>
              <table:table-cell office:value-type="float" office:value="10.011431">
                <text:p>10.01143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1">
                <text:p>311</text:p>
              </table:table-cell>
              <table:table-cell office:value-type="float" office:value="10.010549">
                <text:p>10.01054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2">
                <text:p>312</text:p>
              </table:table-cell>
              <table:table-cell office:value-type="float" office:value="10.010549">
                <text:p>10.01054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3">
                <text:p>313</text:p>
              </table:table-cell>
              <table:table-cell office:value-type="float" office:value="10.010549">
                <text:p>10.01054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4">
                <text:p>314</text:p>
              </table:table-cell>
              <table:table-cell office:value-type="float" office:value="10.010549">
                <text:p>10.01054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5">
                <text:p>315</text:p>
              </table:table-cell>
              <table:table-cell office:value-type="float" office:value="10.010549">
                <text:p>10.01054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6">
                <text:p>316</text:p>
              </table:table-cell>
              <table:table-cell office:value-type="float" office:value="10.010549">
                <text:p>10.01054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7">
                <text:p>317</text:p>
              </table:table-cell>
              <table:table-cell office:value-type="float" office:value="10.010549">
                <text:p>10.01054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8">
                <text:p>318</text:p>
              </table:table-cell>
              <table:table-cell office:value-type="float" office:value="10.010549">
                <text:p>10.01054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9">
                <text:p>319</text:p>
              </table:table-cell>
              <table:table-cell office:value-type="float" office:value="10.010549">
                <text:p>10.01054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20">
                <text:p>320</text:p>
              </table:table-cell>
              <table:table-cell office:value-type="float" office:value="10.010549">
                <text:p>10.01054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1">
                <text:p>321</text:p>
              </table:table-cell>
              <table:table-cell office:value-type="float" office:value="10.010549">
                <text:p>10.01054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2">
                <text:p>322</text:p>
              </table:table-cell>
              <table:table-cell office:value-type="float" office:value="10.010549">
                <text:p>10.01054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3">
                <text:p>323</text:p>
              </table:table-cell>
              <table:table-cell office:value-type="float" office:value="10.010549">
                <text:p>10.01054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4">
                <text:p>324</text:p>
              </table:table-cell>
              <table:table-cell office:value-type="float" office:value="10.010549">
                <text:p>10.01054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5">
                <text:p>325</text:p>
              </table:table-cell>
              <table:table-cell office:value-type="float" office:value="10.010549">
                <text:p>10.01054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6">
                <text:p>326</text:p>
              </table:table-cell>
              <table:table-cell office:value-type="float" office:value="10.010549">
                <text:p>10.01054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7">
                <text:p>327</text:p>
              </table:table-cell>
              <table:table-cell office:value-type="float" office:value="10.010549">
                <text:p>10.01054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8">
                <text:p>328</text:p>
              </table:table-cell>
              <table:table-cell office:value-type="float" office:value="10.010549">
                <text:p>10.01054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9">
                <text:p>329</text:p>
              </table:table-cell>
              <table:table-cell office:value-type="float" office:value="10.010549">
                <text:p>10.01054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30">
                <text:p>330</text:p>
              </table:table-cell>
              <table:table-cell office:value-type="float" office:value="10.010549">
                <text:p>10.01054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1">
                <text:p>331</text:p>
              </table:table-cell>
              <table:table-cell office:value-type="float" office:value="10.010549">
                <text:p>10.01054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2">
                <text:p>332</text:p>
              </table:table-cell>
              <table:table-cell office:value-type="float" office:value="10.010549">
                <text:p>10.01054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3">
                <text:p>333</text:p>
              </table:table-cell>
              <table:table-cell office:value-type="float" office:value="10.010549">
                <text:p>10.01054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4">
                <text:p>334</text:p>
              </table:table-cell>
              <table:table-cell office:value-type="float" office:value="10.010549">
                <text:p>10.01054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5">
                <text:p>335</text:p>
              </table:table-cell>
              <table:table-cell office:value-type="float" office:value="9.894447">
                <text:p>9.89444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6">
                <text:p>336</text:p>
              </table:table-cell>
              <table:table-cell office:value-type="float" office:value="9.894447">
                <text:p>9.89444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7">
                <text:p>337</text:p>
              </table:table-cell>
              <table:table-cell office:value-type="float" office:value="9.894447">
                <text:p>9.89444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8">
                <text:p>338</text:p>
              </table:table-cell>
              <table:table-cell office:value-type="float" office:value="9.894447">
                <text:p>9.89444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9">
                <text:p>339</text:p>
              </table:table-cell>
              <table:table-cell office:value-type="float" office:value="9.894447">
                <text:p>9.89444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40">
                <text:p>340</text:p>
              </table:table-cell>
              <table:table-cell office:value-type="float" office:value="9.894447">
                <text:p>9.89444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1">
                <text:p>341</text:p>
              </table:table-cell>
              <table:table-cell office:value-type="float" office:value="9.894447">
                <text:p>9.89444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2">
                <text:p>342</text:p>
              </table:table-cell>
              <table:table-cell office:value-type="float" office:value="9.894447">
                <text:p>9.89444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3">
                <text:p>343</text:p>
              </table:table-cell>
              <table:table-cell office:value-type="float" office:value="9.894447">
                <text:p>9.89444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4">
                <text:p>344</text:p>
              </table:table-cell>
              <table:table-cell office:value-type="float" office:value="9.894447">
                <text:p>9.89444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5">
                <text:p>345</text:p>
              </table:table-cell>
              <table:table-cell office:value-type="float" office:value="9.894447">
                <text:p>9.89444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6">
                <text:p>346</text:p>
              </table:table-cell>
              <table:table-cell office:value-type="float" office:value="9.894447">
                <text:p>9.89444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7">
                <text:p>347</text:p>
              </table:table-cell>
              <table:table-cell office:value-type="float" office:value="9.894447">
                <text:p>9.89444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8">
                <text:p>348</text:p>
              </table:table-cell>
              <table:table-cell office:value-type="float" office:value="9.894447">
                <text:p>9.89444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9">
                <text:p>349</text:p>
              </table:table-cell>
              <table:table-cell office:value-type="float" office:value="9.894447">
                <text:p>9.89444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50">
                <text:p>350</text:p>
              </table:table-cell>
              <table:table-cell office:value-type="float" office:value="9.894447">
                <text:p>9.89444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1">
                <text:p>351</text:p>
              </table:table-cell>
              <table:table-cell office:value-type="float" office:value="9.894447">
                <text:p>9.89444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2">
                <text:p>352</text:p>
              </table:table-cell>
              <table:table-cell office:value-type="float" office:value="9.875804">
                <text:p>9.87580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3">
                <text:p>353</text:p>
              </table:table-cell>
              <table:table-cell office:value-type="float" office:value="9.875804">
                <text:p>9.87580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4">
                <text:p>354</text:p>
              </table:table-cell>
              <table:table-cell office:value-type="float" office:value="9.991907">
                <text:p>9.99190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5">
                <text:p>355</text:p>
              </table:table-cell>
              <table:table-cell office:value-type="float" office:value="9.991907">
                <text:p>9.99190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6">
                <text:p>356</text:p>
              </table:table-cell>
              <table:table-cell office:value-type="float" office:value="9.991907">
                <text:p>9.99190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7">
                <text:p>357</text:p>
              </table:table-cell>
              <table:table-cell office:value-type="float" office:value="9.991907">
                <text:p>9.99190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8">
                <text:p>358</text:p>
              </table:table-cell>
              <table:table-cell office:value-type="float" office:value="9.991907">
                <text:p>9.99190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9">
                <text:p>359</text:p>
              </table:table-cell>
              <table:table-cell office:value-type="float" office:value="9.991907">
                <text:p>9.99190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60">
                <text:p>360</text:p>
              </table:table-cell>
              <table:table-cell office:value-type="float" office:value="9.991907">
                <text:p>9.99190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1">
                <text:p>361</text:p>
              </table:table-cell>
              <table:table-cell office:value-type="float" office:value="9.991907">
                <text:p>9.99190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2">
                <text:p>362</text:p>
              </table:table-cell>
              <table:table-cell office:value-type="float" office:value="10.004912">
                <text:p>10.00491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3">
                <text:p>363</text:p>
              </table:table-cell>
              <table:table-cell office:value-type="float" office:value="10.004912">
                <text:p>10.00491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4">
                <text:p>364</text:p>
              </table:table-cell>
              <table:table-cell office:value-type="float" office:value="10.004912">
                <text:p>10.00491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5">
                <text:p>365</text:p>
              </table:table-cell>
              <table:table-cell office:value-type="float" office:value="10.004912">
                <text:p>10.00491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6">
                <text:p>366</text:p>
              </table:table-cell>
              <table:table-cell office:value-type="float" office:value="10.004912">
                <text:p>10.00491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7">
                <text:p>367</text:p>
              </table:table-cell>
              <table:table-cell office:value-type="float" office:value="10.004912">
                <text:p>10.00491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8">
                <text:p>368</text:p>
              </table:table-cell>
              <table:table-cell office:value-type="float" office:value="10.004912">
                <text:p>10.00491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9">
                <text:p>369</text:p>
              </table:table-cell>
              <table:table-cell office:value-type="float" office:value="10.004912">
                <text:p>10.00491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70">
                <text:p>370</text:p>
              </table:table-cell>
              <table:table-cell office:value-type="float" office:value="10.004912">
                <text:p>10.00491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1">
                <text:p>371</text:p>
              </table:table-cell>
              <table:table-cell office:value-type="float" office:value="10.004912">
                <text:p>10.00491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2">
                <text:p>372</text:p>
              </table:table-cell>
              <table:table-cell office:value-type="float" office:value="10.004912">
                <text:p>10.00491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3">
                <text:p>373</text:p>
              </table:table-cell>
              <table:table-cell office:value-type="float" office:value="10.004912">
                <text:p>10.00491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4">
                <text:p>374</text:p>
              </table:table-cell>
              <table:table-cell office:value-type="float" office:value="10.004912">
                <text:p>10.00491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5">
                <text:p>375</text:p>
              </table:table-cell>
              <table:table-cell office:value-type="float" office:value="10.004912">
                <text:p>10.00491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6">
                <text:p>376</text:p>
              </table:table-cell>
              <table:table-cell office:value-type="float" office:value="10.004912">
                <text:p>10.00491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7">
                <text:p>377</text:p>
              </table:table-cell>
              <table:table-cell office:value-type="float" office:value="10.004912">
                <text:p>10.00491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8">
                <text:p>378</text:p>
              </table:table-cell>
              <table:table-cell office:value-type="float" office:value="10.004912">
                <text:p>10.00491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9">
                <text:p>379</text:p>
              </table:table-cell>
              <table:table-cell office:value-type="float" office:value="10.004912">
                <text:p>10.00491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80">
                <text:p>380</text:p>
              </table:table-cell>
              <table:table-cell office:value-type="float" office:value="10.004912">
                <text:p>10.00491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1">
                <text:p>381</text:p>
              </table:table-cell>
              <table:table-cell office:value-type="float" office:value="10.004912">
                <text:p>10.00491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2">
                <text:p>382</text:p>
              </table:table-cell>
              <table:table-cell office:value-type="float" office:value="10.004912">
                <text:p>10.00491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3">
                <text:p>383</text:p>
              </table:table-cell>
              <table:table-cell office:value-type="float" office:value="10.004912">
                <text:p>10.00491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4">
                <text:p>384</text:p>
              </table:table-cell>
              <table:table-cell office:value-type="float" office:value="10.004912">
                <text:p>10.00491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5">
                <text:p>385</text:p>
              </table:table-cell>
              <table:table-cell office:value-type="float" office:value="10.004912">
                <text:p>10.00491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6">
                <text:p>386</text:p>
              </table:table-cell>
              <table:table-cell office:value-type="float" office:value="10.004912">
                <text:p>10.00491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7">
                <text:p>387</text:p>
              </table:table-cell>
              <table:table-cell office:value-type="float" office:value="10.004912">
                <text:p>10.00491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8">
                <text:p>388</text:p>
              </table:table-cell>
              <table:table-cell office:value-type="float" office:value="10.004912">
                <text:p>10.00491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9">
                <text:p>389</text:p>
              </table:table-cell>
              <table:table-cell office:value-type="float" office:value="10.004912">
                <text:p>10.00491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90">
                <text:p>390</text:p>
              </table:table-cell>
              <table:table-cell office:value-type="float" office:value="10.004912">
                <text:p>10.00491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1">
                <text:p>391</text:p>
              </table:table-cell>
              <table:table-cell office:value-type="float" office:value="10.004912">
                <text:p>10.00491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2">
                <text:p>392</text:p>
              </table:table-cell>
              <table:table-cell office:value-type="float" office:value="10.004912">
                <text:p>10.00491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3">
                <text:p>393</text:p>
              </table:table-cell>
              <table:table-cell office:value-type="float" office:value="10.004912">
                <text:p>10.00491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4">
                <text:p>394</text:p>
              </table:table-cell>
              <table:table-cell office:value-type="float" office:value="10.004912">
                <text:p>10.00491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5">
                <text:p>395</text:p>
              </table:table-cell>
              <table:table-cell office:value-type="float" office:value="10.004912">
                <text:p>10.00491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6">
                <text:p>396</text:p>
              </table:table-cell>
              <table:table-cell office:value-type="float" office:value="10.004912">
                <text:p>10.00491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7">
                <text:p>397</text:p>
              </table:table-cell>
              <table:table-cell office:value-type="float" office:value="10.004912">
                <text:p>10.00491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8">
                <text:p>398</text:p>
              </table:table-cell>
              <table:table-cell office:value-type="float" office:value="10.004912">
                <text:p>10.00491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9">
                <text:p>399</text:p>
              </table:table-cell>
              <table:table-cell office:value-type="float" office:value="9.661442">
                <text:p>9.66144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00">
                <text:p>400</text:p>
              </table:table-cell>
              <table:table-cell office:value-type="float" office:value="9.661442">
                <text:p>9.66144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01">
                <text:p>401</text:p>
              </table:table-cell>
              <table:table-cell office:value-type="float" office:value="9.661442">
                <text:p>9.66144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02">
                <text:p>402</text:p>
              </table:table-cell>
              <table:table-cell office:value-type="float" office:value="9.661442">
                <text:p>9.66144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03">
                <text:p>403</text:p>
              </table:table-cell>
              <table:table-cell office:value-type="float" office:value="9.661442">
                <text:p>9.66144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04">
                <text:p>404</text:p>
              </table:table-cell>
              <table:table-cell office:value-type="float" office:value="9.661442">
                <text:p>9.66144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05">
                <text:p>405</text:p>
              </table:table-cell>
              <table:table-cell office:value-type="float" office:value="9.661442">
                <text:p>9.66144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06">
                <text:p>406</text:p>
              </table:table-cell>
              <table:table-cell office:value-type="float" office:value="9.661442">
                <text:p>9.66144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07">
                <text:p>407</text:p>
              </table:table-cell>
              <table:table-cell office:value-type="float" office:value="9.661442">
                <text:p>9.66144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08">
                <text:p>408</text:p>
              </table:table-cell>
              <table:table-cell office:value-type="float" office:value="9.661442">
                <text:p>9.66144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09">
                <text:p>409</text:p>
              </table:table-cell>
              <table:table-cell office:value-type="float" office:value="9.661442">
                <text:p>9.66144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10">
                <text:p>410</text:p>
              </table:table-cell>
              <table:table-cell office:value-type="float" office:value="9.661442">
                <text:p>9.66144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11">
                <text:p>411</text:p>
              </table:table-cell>
              <table:table-cell office:value-type="float" office:value="9.661442">
                <text:p>9.66144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12">
                <text:p>412</text:p>
              </table:table-cell>
              <table:table-cell office:value-type="float" office:value="9.661442">
                <text:p>9.66144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13">
                <text:p>413</text:p>
              </table:table-cell>
              <table:table-cell office:value-type="float" office:value="9.661442">
                <text:p>9.66144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14">
                <text:p>414</text:p>
              </table:table-cell>
              <table:table-cell office:value-type="float" office:value="9.661442">
                <text:p>9.66144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15">
                <text:p>415</text:p>
              </table:table-cell>
              <table:table-cell office:value-type="float" office:value="9.661442">
                <text:p>9.66144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16">
                <text:p>416</text:p>
              </table:table-cell>
              <table:table-cell office:value-type="float" office:value="9.661442">
                <text:p>9.66144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17">
                <text:p>417</text:p>
              </table:table-cell>
              <table:table-cell office:value-type="float" office:value="9.661442">
                <text:p>9.66144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18">
                <text:p>418</text:p>
              </table:table-cell>
              <table:table-cell office:value-type="float" office:value="9.661442">
                <text:p>9.66144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19">
                <text:p>419</text:p>
              </table:table-cell>
              <table:table-cell office:value-type="float" office:value="9.661442">
                <text:p>9.66144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20">
                <text:p>420</text:p>
              </table:table-cell>
              <table:table-cell office:value-type="float" office:value="9.622445">
                <text:p>9.62244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21">
                <text:p>421</text:p>
              </table:table-cell>
              <table:table-cell office:value-type="float" office:value="9.622445">
                <text:p>9.62244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22">
                <text:p>422</text:p>
              </table:table-cell>
              <table:table-cell office:value-type="float" office:value="9.622445">
                <text:p>9.62244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23">
                <text:p>423</text:p>
              </table:table-cell>
              <table:table-cell office:value-type="float" office:value="9.622445">
                <text:p>9.62244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24">
                <text:p>424</text:p>
              </table:table-cell>
              <table:table-cell office:value-type="float" office:value="9.622445">
                <text:p>9.62244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25">
                <text:p>425</text:p>
              </table:table-cell>
              <table:table-cell office:value-type="float" office:value="9.622445">
                <text:p>9.62244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26">
                <text:p>426</text:p>
              </table:table-cell>
              <table:table-cell office:value-type="float" office:value="9.622445">
                <text:p>9.62244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27">
                <text:p>427</text:p>
              </table:table-cell>
              <table:table-cell office:value-type="float" office:value="9.622445">
                <text:p>9.62244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28">
                <text:p>428</text:p>
              </table:table-cell>
              <table:table-cell office:value-type="float" office:value="9.622445">
                <text:p>9.62244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29">
                <text:p>429</text:p>
              </table:table-cell>
              <table:table-cell office:value-type="float" office:value="9.622445">
                <text:p>9.62244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30">
                <text:p>430</text:p>
              </table:table-cell>
              <table:table-cell office:value-type="float" office:value="9.622445">
                <text:p>9.62244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31">
                <text:p>431</text:p>
              </table:table-cell>
              <table:table-cell office:value-type="float" office:value="9.622445">
                <text:p>9.62244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32">
                <text:p>432</text:p>
              </table:table-cell>
              <table:table-cell office:value-type="float" office:value="9.622445">
                <text:p>9.62244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33">
                <text:p>433</text:p>
              </table:table-cell>
              <table:table-cell office:value-type="float" office:value="9.622445">
                <text:p>9.62244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34">
                <text:p>434</text:p>
              </table:table-cell>
              <table:table-cell office:value-type="float" office:value="9.622445">
                <text:p>9.62244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35">
                <text:p>435</text:p>
              </table:table-cell>
              <table:table-cell office:value-type="float" office:value="9.622445">
                <text:p>9.62244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36">
                <text:p>436</text:p>
              </table:table-cell>
              <table:table-cell office:value-type="float" office:value="9.622445">
                <text:p>9.62244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37">
                <text:p>437</text:p>
              </table:table-cell>
              <table:table-cell office:value-type="float" office:value="9.622445">
                <text:p>9.62244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38">
                <text:p>438</text:p>
              </table:table-cell>
              <table:table-cell office:value-type="float" office:value="9.622445">
                <text:p>9.62244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39">
                <text:p>439</text:p>
              </table:table-cell>
              <table:table-cell office:value-type="float" office:value="9.622445">
                <text:p>9.62244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40">
                <text:p>440</text:p>
              </table:table-cell>
              <table:table-cell office:value-type="float" office:value="9.622445">
                <text:p>9.62244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41">
                <text:p>441</text:p>
              </table:table-cell>
              <table:table-cell office:value-type="float" office:value="9.622445">
                <text:p>9.62244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42">
                <text:p>442</text:p>
              </table:table-cell>
              <table:table-cell office:value-type="float" office:value="9.622445">
                <text:p>9.62244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43">
                <text:p>443</text:p>
              </table:table-cell>
              <table:table-cell office:value-type="float" office:value="9.622445">
                <text:p>9.62244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44">
                <text:p>444</text:p>
              </table:table-cell>
              <table:table-cell office:value-type="float" office:value="9.622445">
                <text:p>9.62244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45">
                <text:p>445</text:p>
              </table:table-cell>
              <table:table-cell office:value-type="float" office:value="9.622445">
                <text:p>9.62244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46">
                <text:p>446</text:p>
              </table:table-cell>
              <table:table-cell office:value-type="float" office:value="9.622445">
                <text:p>9.62244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47">
                <text:p>447</text:p>
              </table:table-cell>
              <table:table-cell office:value-type="float" office:value="9.622445">
                <text:p>9.62244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48">
                <text:p>448</text:p>
              </table:table-cell>
              <table:table-cell office:value-type="float" office:value="9.622445">
                <text:p>9.62244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49">
                <text:p>449</text:p>
              </table:table-cell>
              <table:table-cell office:value-type="float" office:value="9.622445">
                <text:p>9.62244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50">
                <text:p>450</text:p>
              </table:table-cell>
              <table:table-cell office:value-type="float" office:value="9.622445">
                <text:p>9.62244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51">
                <text:p>451</text:p>
              </table:table-cell>
              <table:table-cell office:value-type="float" office:value="9.622445">
                <text:p>9.62244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52">
                <text:p>452</text:p>
              </table:table-cell>
              <table:table-cell office:value-type="float" office:value="9.622445">
                <text:p>9.62244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53">
                <text:p>453</text:p>
              </table:table-cell>
              <table:table-cell office:value-type="float" office:value="9.622445">
                <text:p>9.62244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54">
                <text:p>454</text:p>
              </table:table-cell>
              <table:table-cell office:value-type="float" office:value="9.603925">
                <text:p>9.60392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55">
                <text:p>455</text:p>
              </table:table-cell>
              <table:table-cell office:value-type="float" office:value="9.603925">
                <text:p>9.60392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56">
                <text:p>456</text:p>
              </table:table-cell>
              <table:table-cell office:value-type="float" office:value="9.603925">
                <text:p>9.60392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57">
                <text:p>457</text:p>
              </table:table-cell>
              <table:table-cell office:value-type="float" office:value="9.603925">
                <text:p>9.60392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58">
                <text:p>458</text:p>
              </table:table-cell>
              <table:table-cell office:value-type="float" office:value="9.603925">
                <text:p>9.60392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59">
                <text:p>459</text:p>
              </table:table-cell>
              <table:table-cell office:value-type="float" office:value="9.603925">
                <text:p>9.60392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60">
                <text:p>460</text:p>
              </table:table-cell>
              <table:table-cell office:value-type="float" office:value="9.603925">
                <text:p>9.60392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61">
                <text:p>461</text:p>
              </table:table-cell>
              <table:table-cell office:value-type="float" office:value="9.603925">
                <text:p>9.60392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62">
                <text:p>462</text:p>
              </table:table-cell>
              <table:table-cell office:value-type="float" office:value="9.603925">
                <text:p>9.60392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63">
                <text:p>463</text:p>
              </table:table-cell>
              <table:table-cell office:value-type="float" office:value="9.603925">
                <text:p>9.60392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64">
                <text:p>464</text:p>
              </table:table-cell>
              <table:table-cell office:value-type="float" office:value="9.603887">
                <text:p>9.603887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65">
                <text:p>465</text:p>
              </table:table-cell>
              <table:table-cell office:value-type="float" office:value="9.603887">
                <text:p>9.603887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66">
                <text:p>466</text:p>
              </table:table-cell>
              <table:table-cell office:value-type="float" office:value="9.603887">
                <text:p>9.603887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67">
                <text:p>467</text:p>
              </table:table-cell>
              <table:table-cell office:value-type="float" office:value="9.603887">
                <text:p>9.603887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68">
                <text:p>468</text:p>
              </table:table-cell>
              <table:table-cell office:value-type="float" office:value="9.603887">
                <text:p>9.603887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69">
                <text:p>469</text:p>
              </table:table-cell>
              <table:table-cell office:value-type="float" office:value="9.57698">
                <text:p>9.5769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70">
                <text:p>470</text:p>
              </table:table-cell>
              <table:table-cell office:value-type="float" office:value="9.57698">
                <text:p>9.5769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71">
                <text:p>471</text:p>
              </table:table-cell>
              <table:table-cell office:value-type="float" office:value="9.57698">
                <text:p>9.5769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72">
                <text:p>472</text:p>
              </table:table-cell>
              <table:table-cell office:value-type="float" office:value="9.57698">
                <text:p>9.5769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73">
                <text:p>473</text:p>
              </table:table-cell>
              <table:table-cell office:value-type="float" office:value="9.57698">
                <text:p>9.5769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74">
                <text:p>474</text:p>
              </table:table-cell>
              <table:table-cell office:value-type="float" office:value="9.57698">
                <text:p>9.5769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75">
                <text:p>475</text:p>
              </table:table-cell>
              <table:table-cell office:value-type="float" office:value="9.57698">
                <text:p>9.5769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76">
                <text:p>476</text:p>
              </table:table-cell>
              <table:table-cell office:value-type="float" office:value="9.57698">
                <text:p>9.5769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77">
                <text:p>477</text:p>
              </table:table-cell>
              <table:table-cell office:value-type="float" office:value="9.57698">
                <text:p>9.5769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78">
                <text:p>478</text:p>
              </table:table-cell>
              <table:table-cell office:value-type="float" office:value="9.57698">
                <text:p>9.5769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79">
                <text:p>479</text:p>
              </table:table-cell>
              <table:table-cell office:value-type="float" office:value="9.57698">
                <text:p>9.5769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80">
                <text:p>480</text:p>
              </table:table-cell>
              <table:table-cell office:value-type="float" office:value="9.57698">
                <text:p>9.5769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81">
                <text:p>481</text:p>
              </table:table-cell>
              <table:table-cell office:value-type="float" office:value="9.57698">
                <text:p>9.5769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82">
                <text:p>482</text:p>
              </table:table-cell>
              <table:table-cell office:value-type="float" office:value="9.57698">
                <text:p>9.5769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83">
                <text:p>483</text:p>
              </table:table-cell>
              <table:table-cell office:value-type="float" office:value="9.57698">
                <text:p>9.5769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84">
                <text:p>484</text:p>
              </table:table-cell>
              <table:table-cell office:value-type="float" office:value="9.57698">
                <text:p>9.5769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85">
                <text:p>485</text:p>
              </table:table-cell>
              <table:table-cell office:value-type="float" office:value="9.545364">
                <text:p>9.54536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86">
                <text:p>486</text:p>
              </table:table-cell>
              <table:table-cell office:value-type="float" office:value="9.545364">
                <text:p>9.54536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87">
                <text:p>487</text:p>
              </table:table-cell>
              <table:table-cell office:value-type="float" office:value="9.519403">
                <text:p>9.51940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88">
                <text:p>488</text:p>
              </table:table-cell>
              <table:table-cell office:value-type="float" office:value="9.500771">
                <text:p>9.50077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89">
                <text:p>489</text:p>
              </table:table-cell>
              <table:table-cell office:value-type="float" office:value="9.564879">
                <text:p>9.56487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90">
                <text:p>490</text:p>
              </table:table-cell>
              <table:table-cell office:value-type="float" office:value="9.564879">
                <text:p>9.56487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91">
                <text:p>491</text:p>
              </table:table-cell>
              <table:table-cell office:value-type="float" office:value="9.564879">
                <text:p>9.56487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92">
                <text:p>492</text:p>
              </table:table-cell>
              <table:table-cell office:value-type="float" office:value="9.416378">
                <text:p>9.41637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93">
                <text:p>493</text:p>
              </table:table-cell>
              <table:table-cell office:value-type="float" office:value="9.369931">
                <text:p>9.36993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94">
                <text:p>494</text:p>
              </table:table-cell>
              <table:table-cell office:value-type="float" office:value="9.369931">
                <text:p>9.36993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95">
                <text:p>495</text:p>
              </table:table-cell>
              <table:table-cell office:value-type="float" office:value="9.369931">
                <text:p>9.36993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96">
                <text:p>496</text:p>
              </table:table-cell>
              <table:table-cell office:value-type="float" office:value="9.369931">
                <text:p>9.36993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97">
                <text:p>497</text:p>
              </table:table-cell>
              <table:table-cell office:value-type="float" office:value="9.369931">
                <text:p>9.36993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98">
                <text:p>498</text:p>
              </table:table-cell>
              <table:table-cell office:value-type="float" office:value="9.369931">
                <text:p>9.36993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99">
                <text:p>499</text:p>
              </table:table-cell>
              <table:table-cell office:value-type="float" office:value="9.369931">
                <text:p>9.36993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500">
                <text:p>500</text:p>
              </table:table-cell>
              <table:table-cell office:value-type="float" office:value="9.369931">
                <text:p>9.36993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501">
                <text:p>501</text:p>
              </table:table-cell>
              <table:table-cell office:value-type="float" office:value="9.369931">
                <text:p>9.36993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502">
                <text:p>502</text:p>
              </table:table-cell>
              <table:table-cell office:value-type="float" office:value="9.369931">
                <text:p>9.36993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503">
                <text:p>503</text:p>
              </table:table-cell>
              <table:table-cell office:value-type="float" office:value="9.369931">
                <text:p>9.36993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504">
                <text:p>504</text:p>
              </table:table-cell>
              <table:table-cell office:value-type="float" office:value="9.395052">
                <text:p>9.39505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505">
                <text:p>505</text:p>
              </table:table-cell>
              <table:table-cell office:value-type="float" office:value="9.395052">
                <text:p>9.39505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506">
                <text:p>506</text:p>
              </table:table-cell>
              <table:table-cell office:value-type="float" office:value="9.395052">
                <text:p>9.39505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507">
                <text:p>507</text:p>
              </table:table-cell>
              <table:table-cell office:value-type="float" office:value="9.395052">
                <text:p>9.39505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508">
                <text:p>508</text:p>
              </table:table-cell>
              <table:table-cell office:value-type="float" office:value="9.395052">
                <text:p>9.39505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509">
                <text:p>509</text:p>
              </table:table-cell>
              <table:table-cell office:value-type="float" office:value="9.395052">
                <text:p>9.39505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510">
                <text:p>510</text:p>
              </table:table-cell>
              <table:table-cell office:value-type="float" office:value="9.395052">
                <text:p>9.39505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511">
                <text:p>511</text:p>
              </table:table-cell>
              <table:table-cell office:value-type="float" office:value="9.395052">
                <text:p>9.39505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512">
                <text:p>512</text:p>
              </table:table-cell>
              <table:table-cell office:value-type="float" office:value="9.395052">
                <text:p>9.39505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513">
                <text:p>513</text:p>
              </table:table-cell>
              <table:table-cell office:value-type="float" office:value="9.395052">
                <text:p>9.39505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514">
                <text:p>514</text:p>
              </table:table-cell>
              <table:table-cell office:value-type="float" office:value="9.395052">
                <text:p>9.39505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515">
                <text:p>515</text:p>
              </table:table-cell>
              <table:table-cell office:value-type="float" office:value="9.395052">
                <text:p>9.39505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516">
                <text:p>516</text:p>
              </table:table-cell>
              <table:table-cell office:value-type="float" office:value="9.395052">
                <text:p>9.39505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517">
                <text:p>517</text:p>
              </table:table-cell>
              <table:table-cell office:value-type="float" office:value="9.318012">
                <text:p>9.31801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518">
                <text:p>518</text:p>
              </table:table-cell>
              <table:table-cell office:value-type="float" office:value="9.318012">
                <text:p>9.31801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519">
                <text:p>519</text:p>
              </table:table-cell>
              <table:table-cell office:value-type="float" office:value="9.318012">
                <text:p>9.31801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520">
                <text:p>520</text:p>
              </table:table-cell>
              <table:table-cell office:value-type="float" office:value="9.318012">
                <text:p>9.31801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521">
                <text:p>521</text:p>
              </table:table-cell>
              <table:table-cell office:value-type="float" office:value="9.318012">
                <text:p>9.31801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522">
                <text:p>522</text:p>
              </table:table-cell>
              <table:table-cell office:value-type="float" office:value="9.318012">
                <text:p>9.31801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523">
                <text:p>523</text:p>
              </table:table-cell>
              <table:table-cell office:value-type="float" office:value="9.318012">
                <text:p>9.31801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524">
                <text:p>524</text:p>
              </table:table-cell>
              <table:table-cell office:value-type="float" office:value="9.318012">
                <text:p>9.31801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525">
                <text:p>525</text:p>
              </table:table-cell>
              <table:table-cell office:value-type="float" office:value="9.318012">
                <text:p>9.31801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526">
                <text:p>526</text:p>
              </table:table-cell>
              <table:table-cell office:value-type="float" office:value="9.318012">
                <text:p>9.31801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527">
                <text:p>527</text:p>
              </table:table-cell>
              <table:table-cell office:value-type="float" office:value="9.318012">
                <text:p>9.31801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528">
                <text:p>528</text:p>
              </table:table-cell>
              <table:table-cell office:value-type="float" office:value="9.318012">
                <text:p>9.31801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529">
                <text:p>529</text:p>
              </table:table-cell>
              <table:table-cell office:value-type="float" office:value="9.318012">
                <text:p>9.31801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530">
                <text:p>530</text:p>
              </table:table-cell>
              <table:table-cell office:value-type="float" office:value="9.318012">
                <text:p>9.31801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531">
                <text:p>531</text:p>
              </table:table-cell>
              <table:table-cell office:value-type="float" office:value="9.318012">
                <text:p>9.31801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532">
                <text:p>532</text:p>
              </table:table-cell>
              <table:table-cell office:value-type="float" office:value="9.318012">
                <text:p>9.31801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533">
                <text:p>533</text:p>
              </table:table-cell>
              <table:table-cell office:value-type="float" office:value="9.318012">
                <text:p>9.31801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534">
                <text:p>534</text:p>
              </table:table-cell>
              <table:table-cell office:value-type="float" office:value="9.318012">
                <text:p>9.31801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535">
                <text:p>535</text:p>
              </table:table-cell>
              <table:table-cell office:value-type="float" office:value="9.318012">
                <text:p>9.31801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536">
                <text:p>536</text:p>
              </table:table-cell>
              <table:table-cell office:value-type="float" office:value="9.318012">
                <text:p>9.31801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537">
                <text:p>537</text:p>
              </table:table-cell>
              <table:table-cell office:value-type="float" office:value="9.318012">
                <text:p>9.31801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538">
                <text:p>538</text:p>
              </table:table-cell>
              <table:table-cell office:value-type="float" office:value="9.318012">
                <text:p>9.31801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539">
                <text:p>539</text:p>
              </table:table-cell>
              <table:table-cell office:value-type="float" office:value="9.318012">
                <text:p>9.31801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540">
                <text:p>540</text:p>
              </table:table-cell>
              <table:table-cell office:value-type="float" office:value="9.318012">
                <text:p>9.31801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541">
                <text:p>541</text:p>
              </table:table-cell>
              <table:table-cell office:value-type="float" office:value="9.318012">
                <text:p>9.31801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542">
                <text:p>542</text:p>
              </table:table-cell>
              <table:table-cell office:value-type="float" office:value="9.318012">
                <text:p>9.31801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543">
                <text:p>543</text:p>
              </table:table-cell>
              <table:table-cell office:value-type="float" office:value="9.318012">
                <text:p>9.31801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544">
                <text:p>544</text:p>
              </table:table-cell>
              <table:table-cell office:value-type="float" office:value="9.318012">
                <text:p>9.31801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545">
                <text:p>545</text:p>
              </table:table-cell>
              <table:table-cell office:value-type="float" office:value="9.318012">
                <text:p>9.31801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546">
                <text:p>546</text:p>
              </table:table-cell>
              <table:table-cell office:value-type="float" office:value="9.318012">
                <text:p>9.31801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547">
                <text:p>547</text:p>
              </table:table-cell>
              <table:table-cell office:value-type="float" office:value="9.318012">
                <text:p>9.31801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548">
                <text:p>548</text:p>
              </table:table-cell>
              <table:table-cell office:value-type="float" office:value="9.318012">
                <text:p>9.31801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549">
                <text:p>549</text:p>
              </table:table-cell>
              <table:table-cell office:value-type="float" office:value="9.318012">
                <text:p>9.31801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550">
                <text:p>550</text:p>
              </table:table-cell>
              <table:table-cell office:value-type="float" office:value="9.318012">
                <text:p>9.31801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551">
                <text:p>551</text:p>
              </table:table-cell>
              <table:table-cell office:value-type="float" office:value="9.318012">
                <text:p>9.31801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552">
                <text:p>552</text:p>
              </table:table-cell>
              <table:table-cell office:value-type="float" office:value="9.318012">
                <text:p>9.31801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553">
                <text:p>553</text:p>
              </table:table-cell>
              <table:table-cell office:value-type="float" office:value="9.318012">
                <text:p>9.31801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554">
                <text:p>554</text:p>
              </table:table-cell>
              <table:table-cell office:value-type="float" office:value="9.318012">
                <text:p>9.31801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555">
                <text:p>555</text:p>
              </table:table-cell>
              <table:table-cell office:value-type="float" office:value="9.318012">
                <text:p>9.31801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556">
                <text:p>556</text:p>
              </table:table-cell>
              <table:table-cell office:value-type="float" office:value="9.318012">
                <text:p>9.31801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557">
                <text:p>557</text:p>
              </table:table-cell>
              <table:table-cell office:value-type="float" office:value="9.318012">
                <text:p>9.31801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558">
                <text:p>558</text:p>
              </table:table-cell>
              <table:table-cell office:value-type="float" office:value="9.318012">
                <text:p>9.31801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559">
                <text:p>559</text:p>
              </table:table-cell>
              <table:table-cell office:value-type="float" office:value="9.318012">
                <text:p>9.31801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560">
                <text:p>560</text:p>
              </table:table-cell>
              <table:table-cell office:value-type="float" office:value="9.318012">
                <text:p>9.31801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561">
                <text:p>561</text:p>
              </table:table-cell>
              <table:table-cell office:value-type="float" office:value="9.318012">
                <text:p>9.31801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562">
                <text:p>562</text:p>
              </table:table-cell>
              <table:table-cell office:value-type="float" office:value="9.318012">
                <text:p>9.31801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563">
                <text:p>563</text:p>
              </table:table-cell>
              <table:table-cell office:value-type="float" office:value="9.318012">
                <text:p>9.31801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564">
                <text:p>564</text:p>
              </table:table-cell>
              <table:table-cell office:value-type="float" office:value="9.318012">
                <text:p>9.31801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565">
                <text:p>565</text:p>
              </table:table-cell>
              <table:table-cell office:value-type="float" office:value="9.318012">
                <text:p>9.31801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566">
                <text:p>566</text:p>
              </table:table-cell>
              <table:table-cell office:value-type="float" office:value="9.318012">
                <text:p>9.31801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567">
                <text:p>567</text:p>
              </table:table-cell>
              <table:table-cell office:value-type="float" office:value="9.318012">
                <text:p>9.31801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568">
                <text:p>568</text:p>
              </table:table-cell>
              <table:table-cell office:value-type="float" office:value="9.318012">
                <text:p>9.31801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569">
                <text:p>569</text:p>
              </table:table-cell>
              <table:table-cell office:value-type="float" office:value="9.318012">
                <text:p>9.31801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570">
                <text:p>570</text:p>
              </table:table-cell>
              <table:table-cell office:value-type="float" office:value="9.318012">
                <text:p>9.31801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571">
                <text:p>571</text:p>
              </table:table-cell>
              <table:table-cell office:value-type="float" office:value="9.318012">
                <text:p>9.31801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572">
                <text:p>572</text:p>
              </table:table-cell>
              <table:table-cell office:value-type="float" office:value="9.318012">
                <text:p>9.31801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573">
                <text:p>573</text:p>
              </table:table-cell>
              <table:table-cell office:value-type="float" office:value="9.318012">
                <text:p>9.31801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574">
                <text:p>574</text:p>
              </table:table-cell>
              <table:table-cell office:value-type="float" office:value="9.318012">
                <text:p>9.31801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575">
                <text:p>575</text:p>
              </table:table-cell>
              <table:table-cell office:value-type="float" office:value="9.318012">
                <text:p>9.31801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576">
                <text:p>576</text:p>
              </table:table-cell>
              <table:table-cell office:value-type="float" office:value="9.318012">
                <text:p>9.31801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577">
                <text:p>577</text:p>
              </table:table-cell>
              <table:table-cell office:value-type="float" office:value="9.318012">
                <text:p>9.31801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578">
                <text:p>578</text:p>
              </table:table-cell>
              <table:table-cell office:value-type="float" office:value="9.078444">
                <text:p>9.07844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579">
                <text:p>579</text:p>
              </table:table-cell>
              <table:table-cell office:value-type="float" office:value="9.078444">
                <text:p>9.07844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580">
                <text:p>580</text:p>
              </table:table-cell>
              <table:table-cell office:value-type="float" office:value="9.078444">
                <text:p>9.07844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581">
                <text:p>581</text:p>
              </table:table-cell>
              <table:table-cell office:value-type="float" office:value="9.078444">
                <text:p>9.07844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582">
                <text:p>582</text:p>
              </table:table-cell>
              <table:table-cell office:value-type="float" office:value="9.078444">
                <text:p>9.07844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583">
                <text:p>583</text:p>
              </table:table-cell>
              <table:table-cell office:value-type="float" office:value="9.078444">
                <text:p>9.07844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584">
                <text:p>584</text:p>
              </table:table-cell>
              <table:table-cell office:value-type="float" office:value="9.078444">
                <text:p>9.07844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585">
                <text:p>585</text:p>
              </table:table-cell>
              <table:table-cell office:value-type="float" office:value="9.078444">
                <text:p>9.07844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586">
                <text:p>586</text:p>
              </table:table-cell>
              <table:table-cell office:value-type="float" office:value="9.078444">
                <text:p>9.07844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587">
                <text:p>587</text:p>
              </table:table-cell>
              <table:table-cell office:value-type="float" office:value="9.078444">
                <text:p>9.07844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588">
                <text:p>588</text:p>
              </table:table-cell>
              <table:table-cell office:value-type="float" office:value="9.078444">
                <text:p>9.07844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589">
                <text:p>589</text:p>
              </table:table-cell>
              <table:table-cell office:value-type="float" office:value="9.078444">
                <text:p>9.07844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590">
                <text:p>590</text:p>
              </table:table-cell>
              <table:table-cell office:value-type="float" office:value="9.078444">
                <text:p>9.07844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591">
                <text:p>591</text:p>
              </table:table-cell>
              <table:table-cell office:value-type="float" office:value="9.078444">
                <text:p>9.07844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592">
                <text:p>592</text:p>
              </table:table-cell>
              <table:table-cell office:value-type="float" office:value="9.078444">
                <text:p>9.07844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593">
                <text:p>593</text:p>
              </table:table-cell>
              <table:table-cell office:value-type="float" office:value="9.078444">
                <text:p>9.07844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594">
                <text:p>594</text:p>
              </table:table-cell>
              <table:table-cell office:value-type="float" office:value="9.078444">
                <text:p>9.07844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595">
                <text:p>595</text:p>
              </table:table-cell>
              <table:table-cell office:value-type="float" office:value="9.078444">
                <text:p>9.07844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596">
                <text:p>596</text:p>
              </table:table-cell>
              <table:table-cell office:value-type="float" office:value="9.078444">
                <text:p>9.07844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597">
                <text:p>597</text:p>
              </table:table-cell>
              <table:table-cell office:value-type="float" office:value="9.078444">
                <text:p>9.07844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598">
                <text:p>598</text:p>
              </table:table-cell>
              <table:table-cell office:value-type="float" office:value="9.078444">
                <text:p>9.07844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599">
                <text:p>599</text:p>
              </table:table-cell>
              <table:table-cell office:value-type="float" office:value="9.078444">
                <text:p>9.07844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600">
                <text:p>600</text:p>
              </table:table-cell>
              <table:table-cell office:value-type="float" office:value="9.078444">
                <text:p>9.07844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601">
                <text:p>601</text:p>
              </table:table-cell>
              <table:table-cell office:value-type="float" office:value="9.078444">
                <text:p>9.07844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602">
                <text:p>602</text:p>
              </table:table-cell>
              <table:table-cell office:value-type="float" office:value="9.078444">
                <text:p>9.07844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603">
                <text:p>603</text:p>
              </table:table-cell>
              <table:table-cell office:value-type="float" office:value="9.078444">
                <text:p>9.07844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604">
                <text:p>604</text:p>
              </table:table-cell>
              <table:table-cell office:value-type="float" office:value="9.078444">
                <text:p>9.07844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605">
                <text:p>605</text:p>
              </table:table-cell>
              <table:table-cell office:value-type="float" office:value="9.078444">
                <text:p>9.07844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606">
                <text:p>606</text:p>
              </table:table-cell>
              <table:table-cell office:value-type="float" office:value="9.078444">
                <text:p>9.07844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607">
                <text:p>607</text:p>
              </table:table-cell>
              <table:table-cell office:value-type="float" office:value="9.078444">
                <text:p>9.07844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608">
                <text:p>608</text:p>
              </table:table-cell>
              <table:table-cell office:value-type="float" office:value="9.078444">
                <text:p>9.07844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609">
                <text:p>609</text:p>
              </table:table-cell>
              <table:table-cell office:value-type="float" office:value="9.078444">
                <text:p>9.07844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610">
                <text:p>610</text:p>
              </table:table-cell>
              <table:table-cell office:value-type="float" office:value="9.078444">
                <text:p>9.07844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611">
                <text:p>611</text:p>
              </table:table-cell>
              <table:table-cell office:value-type="float" office:value="9.078444">
                <text:p>9.07844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612">
                <text:p>612</text:p>
              </table:table-cell>
              <table:table-cell office:value-type="float" office:value="9.078444">
                <text:p>9.07844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613">
                <text:p>613</text:p>
              </table:table-cell>
              <table:table-cell office:value-type="float" office:value="9.078444">
                <text:p>9.07844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614">
                <text:p>614</text:p>
              </table:table-cell>
              <table:table-cell office:value-type="float" office:value="9.078444">
                <text:p>9.07844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615">
                <text:p>615</text:p>
              </table:table-cell>
              <table:table-cell office:value-type="float" office:value="9.078444">
                <text:p>9.07844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616">
                <text:p>616</text:p>
              </table:table-cell>
              <table:table-cell office:value-type="float" office:value="9.078444">
                <text:p>9.07844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617">
                <text:p>617</text:p>
              </table:table-cell>
              <table:table-cell office:value-type="float" office:value="9.078444">
                <text:p>9.07844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618">
                <text:p>618</text:p>
              </table:table-cell>
              <table:table-cell office:value-type="float" office:value="9.078444">
                <text:p>9.07844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619">
                <text:p>619</text:p>
              </table:table-cell>
              <table:table-cell office:value-type="float" office:value="9.078444">
                <text:p>9.07844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620">
                <text:p>620</text:p>
              </table:table-cell>
              <table:table-cell office:value-type="float" office:value="9.078444">
                <text:p>9.07844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621">
                <text:p>621</text:p>
              </table:table-cell>
              <table:table-cell office:value-type="float" office:value="9.078444">
                <text:p>9.07844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622">
                <text:p>622</text:p>
              </table:table-cell>
              <table:table-cell office:value-type="float" office:value="8.832444">
                <text:p>8.83244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623">
                <text:p>623</text:p>
              </table:table-cell>
              <table:table-cell office:value-type="float" office:value="8.832444">
                <text:p>8.83244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624">
                <text:p>624</text:p>
              </table:table-cell>
              <table:table-cell office:value-type="float" office:value="8.832444">
                <text:p>8.83244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625">
                <text:p>625</text:p>
              </table:table-cell>
              <table:table-cell office:value-type="float" office:value="8.832444">
                <text:p>8.83244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626">
                <text:p>626</text:p>
              </table:table-cell>
              <table:table-cell office:value-type="float" office:value="8.832444">
                <text:p>8.83244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627">
                <text:p>627</text:p>
              </table:table-cell>
              <table:table-cell office:value-type="float" office:value="8.832444">
                <text:p>8.83244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628">
                <text:p>628</text:p>
              </table:table-cell>
              <table:table-cell office:value-type="float" office:value="8.832444">
                <text:p>8.83244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629">
                <text:p>629</text:p>
              </table:table-cell>
              <table:table-cell office:value-type="float" office:value="8.832444">
                <text:p>8.83244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630">
                <text:p>630</text:p>
              </table:table-cell>
              <table:table-cell office:value-type="float" office:value="8.832444">
                <text:p>8.83244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631">
                <text:p>631</text:p>
              </table:table-cell>
              <table:table-cell office:value-type="float" office:value="8.832444">
                <text:p>8.83244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632">
                <text:p>632</text:p>
              </table:table-cell>
              <table:table-cell office:value-type="float" office:value="8.832444">
                <text:p>8.83244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633">
                <text:p>633</text:p>
              </table:table-cell>
              <table:table-cell office:value-type="float" office:value="8.832444">
                <text:p>8.83244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634">
                <text:p>634</text:p>
              </table:table-cell>
              <table:table-cell office:value-type="float" office:value="8.832444">
                <text:p>8.83244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635">
                <text:p>635</text:p>
              </table:table-cell>
              <table:table-cell office:value-type="float" office:value="8.832444">
                <text:p>8.83244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636">
                <text:p>636</text:p>
              </table:table-cell>
              <table:table-cell office:value-type="float" office:value="8.832444">
                <text:p>8.83244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637">
                <text:p>637</text:p>
              </table:table-cell>
              <table:table-cell office:value-type="float" office:value="8.832444">
                <text:p>8.83244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638">
                <text:p>638</text:p>
              </table:table-cell>
              <table:table-cell office:value-type="float" office:value="8.832444">
                <text:p>8.83244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639">
                <text:p>639</text:p>
              </table:table-cell>
              <table:table-cell office:value-type="float" office:value="8.832444">
                <text:p>8.83244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640">
                <text:p>640</text:p>
              </table:table-cell>
              <table:table-cell office:value-type="float" office:value="8.832444">
                <text:p>8.83244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641">
                <text:p>641</text:p>
              </table:table-cell>
              <table:table-cell office:value-type="float" office:value="8.832444">
                <text:p>8.83244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642">
                <text:p>642</text:p>
              </table:table-cell>
              <table:table-cell office:value-type="float" office:value="8.832444">
                <text:p>8.83244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643">
                <text:p>643</text:p>
              </table:table-cell>
              <table:table-cell office:value-type="float" office:value="8.832444">
                <text:p>8.83244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644">
                <text:p>644</text:p>
              </table:table-cell>
              <table:table-cell office:value-type="float" office:value="8.832444">
                <text:p>8.83244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645">
                <text:p>645</text:p>
              </table:table-cell>
              <table:table-cell office:value-type="float" office:value="8.832444">
                <text:p>8.83244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646">
                <text:p>646</text:p>
              </table:table-cell>
              <table:table-cell office:value-type="float" office:value="8.832444">
                <text:p>8.83244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647">
                <text:p>647</text:p>
              </table:table-cell>
              <table:table-cell office:value-type="float" office:value="8.832444">
                <text:p>8.83244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648">
                <text:p>648</text:p>
              </table:table-cell>
              <table:table-cell office:value-type="float" office:value="8.832444">
                <text:p>8.83244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649">
                <text:p>649</text:p>
              </table:table-cell>
              <table:table-cell office:value-type="float" office:value="8.832444">
                <text:p>8.83244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650">
                <text:p>650</text:p>
              </table:table-cell>
              <table:table-cell office:value-type="float" office:value="8.832444">
                <text:p>8.83244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651">
                <text:p>651</text:p>
              </table:table-cell>
              <table:table-cell office:value-type="float" office:value="8.832444">
                <text:p>8.83244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652">
                <text:p>652</text:p>
              </table:table-cell>
              <table:table-cell office:value-type="float" office:value="8.832444">
                <text:p>8.83244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653">
                <text:p>653</text:p>
              </table:table-cell>
              <table:table-cell office:value-type="float" office:value="8.832444">
                <text:p>8.83244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654">
                <text:p>654</text:p>
              </table:table-cell>
              <table:table-cell office:value-type="float" office:value="8.832444">
                <text:p>8.83244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655">
                <text:p>655</text:p>
              </table:table-cell>
              <table:table-cell office:value-type="float" office:value="8.832444">
                <text:p>8.83244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656">
                <text:p>656</text:p>
              </table:table-cell>
              <table:table-cell office:value-type="float" office:value="8.742323">
                <text:p>8.74232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657">
                <text:p>657</text:p>
              </table:table-cell>
              <table:table-cell office:value-type="float" office:value="8.742323">
                <text:p>8.74232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658">
                <text:p>658</text:p>
              </table:table-cell>
              <table:table-cell office:value-type="float" office:value="8.742323">
                <text:p>8.74232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659">
                <text:p>659</text:p>
              </table:table-cell>
              <table:table-cell office:value-type="float" office:value="8.742323">
                <text:p>8.74232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660">
                <text:p>660</text:p>
              </table:table-cell>
              <table:table-cell office:value-type="float" office:value="8.742323">
                <text:p>8.74232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661">
                <text:p>661</text:p>
              </table:table-cell>
              <table:table-cell office:value-type="float" office:value="8.742323">
                <text:p>8.74232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662">
                <text:p>662</text:p>
              </table:table-cell>
              <table:table-cell office:value-type="float" office:value="8.742323">
                <text:p>8.74232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663">
                <text:p>663</text:p>
              </table:table-cell>
              <table:table-cell office:value-type="float" office:value="8.742323">
                <text:p>8.74232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664">
                <text:p>664</text:p>
              </table:table-cell>
              <table:table-cell office:value-type="float" office:value="8.742323">
                <text:p>8.74232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665">
                <text:p>665</text:p>
              </table:table-cell>
              <table:table-cell office:value-type="float" office:value="8.742323">
                <text:p>8.74232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666">
                <text:p>666</text:p>
              </table:table-cell>
              <table:table-cell office:value-type="float" office:value="8.742323">
                <text:p>8.74232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667">
                <text:p>667</text:p>
              </table:table-cell>
              <table:table-cell office:value-type="float" office:value="8.580826">
                <text:p>8.58082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668">
                <text:p>668</text:p>
              </table:table-cell>
              <table:table-cell office:value-type="float" office:value="8.580826">
                <text:p>8.58082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669">
                <text:p>669</text:p>
              </table:table-cell>
              <table:table-cell office:value-type="float" office:value="8.580826">
                <text:p>8.58082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670">
                <text:p>670</text:p>
              </table:table-cell>
              <table:table-cell office:value-type="float" office:value="8.560368">
                <text:p>8.56036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671">
                <text:p>671</text:p>
              </table:table-cell>
              <table:table-cell office:value-type="float" office:value="8.560368">
                <text:p>8.56036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672">
                <text:p>672</text:p>
              </table:table-cell>
              <table:table-cell office:value-type="float" office:value="8.560368">
                <text:p>8.56036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673">
                <text:p>673</text:p>
              </table:table-cell>
              <table:table-cell office:value-type="float" office:value="8.560368">
                <text:p>8.56036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674">
                <text:p>674</text:p>
              </table:table-cell>
              <table:table-cell office:value-type="float" office:value="8.560368">
                <text:p>8.56036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675">
                <text:p>675</text:p>
              </table:table-cell>
              <table:table-cell office:value-type="float" office:value="8.560368">
                <text:p>8.56036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676">
                <text:p>676</text:p>
              </table:table-cell>
              <table:table-cell office:value-type="float" office:value="8.560368">
                <text:p>8.56036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677">
                <text:p>677</text:p>
              </table:table-cell>
              <table:table-cell office:value-type="float" office:value="8.560368">
                <text:p>8.56036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678">
                <text:p>678</text:p>
              </table:table-cell>
              <table:table-cell office:value-type="float" office:value="8.560368">
                <text:p>8.56036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679">
                <text:p>679</text:p>
              </table:table-cell>
              <table:table-cell office:value-type="float" office:value="8.560368">
                <text:p>8.56036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680">
                <text:p>680</text:p>
              </table:table-cell>
              <table:table-cell office:value-type="float" office:value="8.560368">
                <text:p>8.56036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681">
                <text:p>681</text:p>
              </table:table-cell>
              <table:table-cell office:value-type="float" office:value="8.560368">
                <text:p>8.56036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682">
                <text:p>682</text:p>
              </table:table-cell>
              <table:table-cell office:value-type="float" office:value="8.560368">
                <text:p>8.56036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683">
                <text:p>683</text:p>
              </table:table-cell>
              <table:table-cell office:value-type="float" office:value="8.560368">
                <text:p>8.56036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684">
                <text:p>684</text:p>
              </table:table-cell>
              <table:table-cell office:value-type="float" office:value="8.560368">
                <text:p>8.56036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685">
                <text:p>685</text:p>
              </table:table-cell>
              <table:table-cell office:value-type="float" office:value="8.560368">
                <text:p>8.56036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686">
                <text:p>686</text:p>
              </table:table-cell>
              <table:table-cell office:value-type="float" office:value="8.560368">
                <text:p>8.56036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687">
                <text:p>687</text:p>
              </table:table-cell>
              <table:table-cell office:value-type="float" office:value="8.560368">
                <text:p>8.56036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688">
                <text:p>688</text:p>
              </table:table-cell>
              <table:table-cell office:value-type="float" office:value="8.560368">
                <text:p>8.56036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689">
                <text:p>689</text:p>
              </table:table-cell>
              <table:table-cell office:value-type="float" office:value="8.560368">
                <text:p>8.56036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690">
                <text:p>690</text:p>
              </table:table-cell>
              <table:table-cell office:value-type="float" office:value="8.560368">
                <text:p>8.56036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691">
                <text:p>691</text:p>
              </table:table-cell>
              <table:table-cell office:value-type="float" office:value="8.560368">
                <text:p>8.56036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692">
                <text:p>692</text:p>
              </table:table-cell>
              <table:table-cell office:value-type="float" office:value="8.560368">
                <text:p>8.56036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693">
                <text:p>693</text:p>
              </table:table-cell>
              <table:table-cell office:value-type="float" office:value="8.560368">
                <text:p>8.56036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694">
                <text:p>694</text:p>
              </table:table-cell>
              <table:table-cell office:value-type="float" office:value="8.560368">
                <text:p>8.56036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695">
                <text:p>695</text:p>
              </table:table-cell>
              <table:table-cell office:value-type="float" office:value="8.560368">
                <text:p>8.56036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696">
                <text:p>696</text:p>
              </table:table-cell>
              <table:table-cell office:value-type="float" office:value="8.560368">
                <text:p>8.56036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697">
                <text:p>697</text:p>
              </table:table-cell>
              <table:table-cell office:value-type="float" office:value="8.560368">
                <text:p>8.56036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698">
                <text:p>698</text:p>
              </table:table-cell>
              <table:table-cell office:value-type="float" office:value="8.560368">
                <text:p>8.56036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699">
                <text:p>699</text:p>
              </table:table-cell>
              <table:table-cell office:value-type="float" office:value="8.560368">
                <text:p>8.56036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700">
                <text:p>700</text:p>
              </table:table-cell>
              <table:table-cell office:value-type="float" office:value="8.560368">
                <text:p>8.56036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701">
                <text:p>701</text:p>
              </table:table-cell>
              <table:table-cell office:value-type="float" office:value="8.560368">
                <text:p>8.56036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702">
                <text:p>702</text:p>
              </table:table-cell>
              <table:table-cell office:value-type="float" office:value="8.560368">
                <text:p>8.56036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703">
                <text:p>703</text:p>
              </table:table-cell>
              <table:table-cell office:value-type="float" office:value="8.560368">
                <text:p>8.56036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704">
                <text:p>704</text:p>
              </table:table-cell>
              <table:table-cell office:value-type="float" office:value="8.560368">
                <text:p>8.56036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705">
                <text:p>705</text:p>
              </table:table-cell>
              <table:table-cell office:value-type="float" office:value="8.560368">
                <text:p>8.56036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706">
                <text:p>706</text:p>
              </table:table-cell>
              <table:table-cell office:value-type="float" office:value="8.560368">
                <text:p>8.56036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707">
                <text:p>707</text:p>
              </table:table-cell>
              <table:table-cell office:value-type="float" office:value="8.560368">
                <text:p>8.56036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708">
                <text:p>708</text:p>
              </table:table-cell>
              <table:table-cell office:value-type="float" office:value="8.560368">
                <text:p>8.56036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709">
                <text:p>709</text:p>
              </table:table-cell>
              <table:table-cell office:value-type="float" office:value="8.560368">
                <text:p>8.56036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710">
                <text:p>710</text:p>
              </table:table-cell>
              <table:table-cell office:value-type="float" office:value="8.560368">
                <text:p>8.56036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711">
                <text:p>711</text:p>
              </table:table-cell>
              <table:table-cell office:value-type="float" office:value="8.560368">
                <text:p>8.56036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712">
                <text:p>712</text:p>
              </table:table-cell>
              <table:table-cell office:value-type="float" office:value="8.560368">
                <text:p>8.56036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713">
                <text:p>713</text:p>
              </table:table-cell>
              <table:table-cell office:value-type="float" office:value="8.560368">
                <text:p>8.56036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714">
                <text:p>714</text:p>
              </table:table-cell>
              <table:table-cell office:value-type="float" office:value="8.560368">
                <text:p>8.56036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715">
                <text:p>715</text:p>
              </table:table-cell>
              <table:table-cell office:value-type="float" office:value="8.560368">
                <text:p>8.56036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716">
                <text:p>716</text:p>
              </table:table-cell>
              <table:table-cell office:value-type="float" office:value="8.560368">
                <text:p>8.56036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717">
                <text:p>717</text:p>
              </table:table-cell>
              <table:table-cell office:value-type="float" office:value="8.560368">
                <text:p>8.56036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718">
                <text:p>718</text:p>
              </table:table-cell>
              <table:table-cell office:value-type="float" office:value="8.560368">
                <text:p>8.56036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719">
                <text:p>719</text:p>
              </table:table-cell>
              <table:table-cell office:value-type="float" office:value="8.560368">
                <text:p>8.56036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720">
                <text:p>720</text:p>
              </table:table-cell>
              <table:table-cell office:value-type="float" office:value="8.560368">
                <text:p>8.56036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721">
                <text:p>721</text:p>
              </table:table-cell>
              <table:table-cell office:value-type="float" office:value="8.560368">
                <text:p>8.56036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722">
                <text:p>722</text:p>
              </table:table-cell>
              <table:table-cell office:value-type="float" office:value="8.560368">
                <text:p>8.56036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723">
                <text:p>723</text:p>
              </table:table-cell>
              <table:table-cell office:value-type="float" office:value="8.560368">
                <text:p>8.56036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724">
                <text:p>724</text:p>
              </table:table-cell>
              <table:table-cell office:value-type="float" office:value="8.560368">
                <text:p>8.56036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725">
                <text:p>725</text:p>
              </table:table-cell>
              <table:table-cell office:value-type="float" office:value="8.560368">
                <text:p>8.56036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726">
                <text:p>726</text:p>
              </table:table-cell>
              <table:table-cell office:value-type="float" office:value="8.560368">
                <text:p>8.56036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727">
                <text:p>727</text:p>
              </table:table-cell>
              <table:table-cell office:value-type="float" office:value="8.560368">
                <text:p>8.56036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728">
                <text:p>728</text:p>
              </table:table-cell>
              <table:table-cell office:value-type="float" office:value="8.560368">
                <text:p>8.56036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729">
                <text:p>729</text:p>
              </table:table-cell>
              <table:table-cell office:value-type="float" office:value="8.560368">
                <text:p>8.56036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730">
                <text:p>730</text:p>
              </table:table-cell>
              <table:table-cell office:value-type="float" office:value="8.560368">
                <text:p>8.56036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731">
                <text:p>731</text:p>
              </table:table-cell>
              <table:table-cell office:value-type="float" office:value="8.560368">
                <text:p>8.56036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732">
                <text:p>732</text:p>
              </table:table-cell>
              <table:table-cell office:value-type="float" office:value="8.560368">
                <text:p>8.56036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733">
                <text:p>733</text:p>
              </table:table-cell>
              <table:table-cell office:value-type="float" office:value="8.560368">
                <text:p>8.56036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734">
                <text:p>734</text:p>
              </table:table-cell>
              <table:table-cell office:value-type="float" office:value="8.560368">
                <text:p>8.56036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735">
                <text:p>735</text:p>
              </table:table-cell>
              <table:table-cell office:value-type="float" office:value="8.560368">
                <text:p>8.56036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736">
                <text:p>736</text:p>
              </table:table-cell>
              <table:table-cell office:value-type="float" office:value="8.560368">
                <text:p>8.56036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737">
                <text:p>737</text:p>
              </table:table-cell>
              <table:table-cell office:value-type="float" office:value="8.560368">
                <text:p>8.56036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738">
                <text:p>738</text:p>
              </table:table-cell>
              <table:table-cell office:value-type="float" office:value="8.560368">
                <text:p>8.56036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739">
                <text:p>739</text:p>
              </table:table-cell>
              <table:table-cell office:value-type="float" office:value="8.560368">
                <text:p>8.56036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740">
                <text:p>740</text:p>
              </table:table-cell>
              <table:table-cell office:value-type="float" office:value="8.560368">
                <text:p>8.56036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741">
                <text:p>741</text:p>
              </table:table-cell>
              <table:table-cell office:value-type="float" office:value="8.560368">
                <text:p>8.56036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742">
                <text:p>742</text:p>
              </table:table-cell>
              <table:table-cell office:value-type="float" office:value="8.560368">
                <text:p>8.56036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743">
                <text:p>743</text:p>
              </table:table-cell>
              <table:table-cell office:value-type="float" office:value="8.560368">
                <text:p>8.56036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744">
                <text:p>744</text:p>
              </table:table-cell>
              <table:table-cell office:value-type="float" office:value="8.560368">
                <text:p>8.56036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745">
                <text:p>745</text:p>
              </table:table-cell>
              <table:table-cell office:value-type="float" office:value="8.560368">
                <text:p>8.56036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746">
                <text:p>746</text:p>
              </table:table-cell>
              <table:table-cell office:value-type="float" office:value="8.560368">
                <text:p>8.56036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747">
                <text:p>747</text:p>
              </table:table-cell>
              <table:table-cell office:value-type="float" office:value="8.560368">
                <text:p>8.56036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748">
                <text:p>748</text:p>
              </table:table-cell>
              <table:table-cell office:value-type="float" office:value="8.560368">
                <text:p>8.56036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749">
                <text:p>749</text:p>
              </table:table-cell>
              <table:table-cell office:value-type="float" office:value="8.560368">
                <text:p>8.56036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750">
                <text:p>750</text:p>
              </table:table-cell>
              <table:table-cell office:value-type="float" office:value="8.560368">
                <text:p>8.56036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751">
                <text:p>751</text:p>
              </table:table-cell>
              <table:table-cell office:value-type="float" office:value="8.560368">
                <text:p>8.56036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752">
                <text:p>752</text:p>
              </table:table-cell>
              <table:table-cell office:value-type="float" office:value="8.560368">
                <text:p>8.56036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753">
                <text:p>753</text:p>
              </table:table-cell>
              <table:table-cell office:value-type="float" office:value="8.560368">
                <text:p>8.56036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754">
                <text:p>754</text:p>
              </table:table-cell>
              <table:table-cell office:value-type="float" office:value="8.560368">
                <text:p>8.56036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755">
                <text:p>755</text:p>
              </table:table-cell>
              <table:table-cell office:value-type="float" office:value="8.560368">
                <text:p>8.56036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756">
                <text:p>756</text:p>
              </table:table-cell>
              <table:table-cell office:value-type="float" office:value="8.560368">
                <text:p>8.56036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757">
                <text:p>757</text:p>
              </table:table-cell>
              <table:table-cell office:value-type="float" office:value="8.560368">
                <text:p>8.56036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758">
                <text:p>758</text:p>
              </table:table-cell>
              <table:table-cell office:value-type="float" office:value="8.560368">
                <text:p>8.56036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759">
                <text:p>759</text:p>
              </table:table-cell>
              <table:table-cell office:value-type="float" office:value="8.560368">
                <text:p>8.56036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760">
                <text:p>760</text:p>
              </table:table-cell>
              <table:table-cell office:value-type="float" office:value="8.560368">
                <text:p>8.56036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761">
                <text:p>761</text:p>
              </table:table-cell>
              <table:table-cell office:value-type="float" office:value="8.560368">
                <text:p>8.56036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762">
                <text:p>762</text:p>
              </table:table-cell>
              <table:table-cell office:value-type="float" office:value="8.560368">
                <text:p>8.56036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763">
                <text:p>763</text:p>
              </table:table-cell>
              <table:table-cell office:value-type="float" office:value="8.560368">
                <text:p>8.56036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764">
                <text:p>764</text:p>
              </table:table-cell>
              <table:table-cell office:value-type="float" office:value="8.560368">
                <text:p>8.56036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765">
                <text:p>765</text:p>
              </table:table-cell>
              <table:table-cell office:value-type="float" office:value="8.560368">
                <text:p>8.56036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766">
                <text:p>766</text:p>
              </table:table-cell>
              <table:table-cell office:value-type="float" office:value="8.560368">
                <text:p>8.56036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767">
                <text:p>767</text:p>
              </table:table-cell>
              <table:table-cell office:value-type="float" office:value="8.560368">
                <text:p>8.56036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768">
                <text:p>768</text:p>
              </table:table-cell>
              <table:table-cell office:value-type="float" office:value="8.560368">
                <text:p>8.56036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769">
                <text:p>769</text:p>
              </table:table-cell>
              <table:table-cell office:value-type="float" office:value="8.560368">
                <text:p>8.56036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770">
                <text:p>770</text:p>
              </table:table-cell>
              <table:table-cell office:value-type="float" office:value="8.560368">
                <text:p>8.56036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771">
                <text:p>771</text:p>
              </table:table-cell>
              <table:table-cell office:value-type="float" office:value="8.560368">
                <text:p>8.56036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772">
                <text:p>772</text:p>
              </table:table-cell>
              <table:table-cell office:value-type="float" office:value="8.560368">
                <text:p>8.56036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773">
                <text:p>773</text:p>
              </table:table-cell>
              <table:table-cell office:value-type="float" office:value="8.560368">
                <text:p>8.56036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774">
                <text:p>774</text:p>
              </table:table-cell>
              <table:table-cell office:value-type="float" office:value="8.560368">
                <text:p>8.56036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775">
                <text:p>775</text:p>
              </table:table-cell>
              <table:table-cell office:value-type="float" office:value="8.560368">
                <text:p>8.56036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776">
                <text:p>776</text:p>
              </table:table-cell>
              <table:table-cell office:value-type="float" office:value="8.560368">
                <text:p>8.56036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777">
                <text:p>777</text:p>
              </table:table-cell>
              <table:table-cell office:value-type="float" office:value="8.560368">
                <text:p>8.56036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778">
                <text:p>778</text:p>
              </table:table-cell>
              <table:table-cell office:value-type="float" office:value="8.560368">
                <text:p>8.56036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779">
                <text:p>779</text:p>
              </table:table-cell>
              <table:table-cell office:value-type="float" office:value="8.560368">
                <text:p>8.56036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780">
                <text:p>780</text:p>
              </table:table-cell>
              <table:table-cell office:value-type="float" office:value="8.560368">
                <text:p>8.56036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781">
                <text:p>781</text:p>
              </table:table-cell>
              <table:table-cell office:value-type="float" office:value="8.560368">
                <text:p>8.56036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782">
                <text:p>782</text:p>
              </table:table-cell>
              <table:table-cell office:value-type="float" office:value="8.560368">
                <text:p>8.56036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783">
                <text:p>783</text:p>
              </table:table-cell>
              <table:table-cell office:value-type="float" office:value="8.560368">
                <text:p>8.56036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784">
                <text:p>784</text:p>
              </table:table-cell>
              <table:table-cell office:value-type="float" office:value="8.560368">
                <text:p>8.56036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785">
                <text:p>785</text:p>
              </table:table-cell>
              <table:table-cell office:value-type="float" office:value="8.560368">
                <text:p>8.56036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786">
                <text:p>786</text:p>
              </table:table-cell>
              <table:table-cell office:value-type="float" office:value="8.560368">
                <text:p>8.56036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787">
                <text:p>787</text:p>
              </table:table-cell>
              <table:table-cell office:value-type="float" office:value="8.552963">
                <text:p>8.55296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788">
                <text:p>788</text:p>
              </table:table-cell>
              <table:table-cell office:value-type="float" office:value="8.552963">
                <text:p>8.55296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789">
                <text:p>789</text:p>
              </table:table-cell>
              <table:table-cell office:value-type="float" office:value="8.552963">
                <text:p>8.55296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790">
                <text:p>790</text:p>
              </table:table-cell>
              <table:table-cell office:value-type="float" office:value="8.552963">
                <text:p>8.55296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791">
                <text:p>791</text:p>
              </table:table-cell>
              <table:table-cell office:value-type="float" office:value="8.552963">
                <text:p>8.55296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792">
                <text:p>792</text:p>
              </table:table-cell>
              <table:table-cell office:value-type="float" office:value="8.552963">
                <text:p>8.55296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793">
                <text:p>793</text:p>
              </table:table-cell>
              <table:table-cell office:value-type="float" office:value="8.552963">
                <text:p>8.55296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794">
                <text:p>794</text:p>
              </table:table-cell>
              <table:table-cell office:value-type="float" office:value="8.552963">
                <text:p>8.55296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795">
                <text:p>795</text:p>
              </table:table-cell>
              <table:table-cell office:value-type="float" office:value="8.552963">
                <text:p>8.55296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796">
                <text:p>796</text:p>
              </table:table-cell>
              <table:table-cell office:value-type="float" office:value="8.552963">
                <text:p>8.55296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797">
                <text:p>797</text:p>
              </table:table-cell>
              <table:table-cell office:value-type="float" office:value="8.552963">
                <text:p>8.55296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798">
                <text:p>798</text:p>
              </table:table-cell>
              <table:table-cell office:value-type="float" office:value="8.552963">
                <text:p>8.55296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799">
                <text:p>799</text:p>
              </table:table-cell>
              <table:table-cell office:value-type="float" office:value="8.552963">
                <text:p>8.55296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800">
                <text:p>800</text:p>
              </table:table-cell>
              <table:table-cell office:value-type="float" office:value="8.552963">
                <text:p>8.55296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801">
                <text:p>801</text:p>
              </table:table-cell>
              <table:table-cell office:value-type="float" office:value="8.552963">
                <text:p>8.55296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802">
                <text:p>802</text:p>
              </table:table-cell>
              <table:table-cell office:value-type="float" office:value="8.552963">
                <text:p>8.55296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803">
                <text:p>803</text:p>
              </table:table-cell>
              <table:table-cell office:value-type="float" office:value="8.552963">
                <text:p>8.55296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804">
                <text:p>804</text:p>
              </table:table-cell>
              <table:table-cell office:value-type="float" office:value="8.552963">
                <text:p>8.55296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805">
                <text:p>805</text:p>
              </table:table-cell>
              <table:table-cell office:value-type="float" office:value="8.552963">
                <text:p>8.55296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806">
                <text:p>806</text:p>
              </table:table-cell>
              <table:table-cell office:value-type="float" office:value="8.552963">
                <text:p>8.55296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807">
                <text:p>807</text:p>
              </table:table-cell>
              <table:table-cell office:value-type="float" office:value="8.552963">
                <text:p>8.55296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808">
                <text:p>808</text:p>
              </table:table-cell>
              <table:table-cell office:value-type="float" office:value="8.552963">
                <text:p>8.55296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809">
                <text:p>809</text:p>
              </table:table-cell>
              <table:table-cell office:value-type="float" office:value="8.552963">
                <text:p>8.55296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810">
                <text:p>810</text:p>
              </table:table-cell>
              <table:table-cell office:value-type="float" office:value="8.552963">
                <text:p>8.55296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811">
                <text:p>811</text:p>
              </table:table-cell>
              <table:table-cell office:value-type="float" office:value="8.552963">
                <text:p>8.55296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812">
                <text:p>812</text:p>
              </table:table-cell>
              <table:table-cell office:value-type="float" office:value="8.552963">
                <text:p>8.55296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813">
                <text:p>813</text:p>
              </table:table-cell>
              <table:table-cell office:value-type="float" office:value="8.552963">
                <text:p>8.55296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814">
                <text:p>814</text:p>
              </table:table-cell>
              <table:table-cell office:value-type="float" office:value="8.552963">
                <text:p>8.55296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815">
                <text:p>815</text:p>
              </table:table-cell>
              <table:table-cell office:value-type="float" office:value="8.552963">
                <text:p>8.55296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816">
                <text:p>816</text:p>
              </table:table-cell>
              <table:table-cell office:value-type="float" office:value="8.552963">
                <text:p>8.55296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817">
                <text:p>817</text:p>
              </table:table-cell>
              <table:table-cell office:value-type="float" office:value="8.552963">
                <text:p>8.55296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818">
                <text:p>818</text:p>
              </table:table-cell>
              <table:table-cell office:value-type="float" office:value="8.552963">
                <text:p>8.55296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819">
                <text:p>819</text:p>
              </table:table-cell>
              <table:table-cell office:value-type="float" office:value="8.552963">
                <text:p>8.55296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820">
                <text:p>820</text:p>
              </table:table-cell>
              <table:table-cell office:value-type="float" office:value="8.552963">
                <text:p>8.55296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821">
                <text:p>821</text:p>
              </table:table-cell>
              <table:table-cell office:value-type="float" office:value="8.552963">
                <text:p>8.55296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822">
                <text:p>822</text:p>
              </table:table-cell>
              <table:table-cell office:value-type="float" office:value="8.552963">
                <text:p>8.55296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823">
                <text:p>823</text:p>
              </table:table-cell>
              <table:table-cell office:value-type="float" office:value="8.552963">
                <text:p>8.55296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824">
                <text:p>824</text:p>
              </table:table-cell>
              <table:table-cell office:value-type="float" office:value="8.552963">
                <text:p>8.55296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825">
                <text:p>825</text:p>
              </table:table-cell>
              <table:table-cell office:value-type="float" office:value="8.552963">
                <text:p>8.55296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826">
                <text:p>826</text:p>
              </table:table-cell>
              <table:table-cell office:value-type="float" office:value="8.552963">
                <text:p>8.55296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827">
                <text:p>827</text:p>
              </table:table-cell>
              <table:table-cell office:value-type="float" office:value="8.552963">
                <text:p>8.55296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828">
                <text:p>828</text:p>
              </table:table-cell>
              <table:table-cell office:value-type="float" office:value="8.552963">
                <text:p>8.55296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829">
                <text:p>829</text:p>
              </table:table-cell>
              <table:table-cell office:value-type="float" office:value="8.552963">
                <text:p>8.55296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830">
                <text:p>830</text:p>
              </table:table-cell>
              <table:table-cell office:value-type="float" office:value="8.552963">
                <text:p>8.55296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831">
                <text:p>831</text:p>
              </table:table-cell>
              <table:table-cell office:value-type="float" office:value="8.552963">
                <text:p>8.55296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832">
                <text:p>832</text:p>
              </table:table-cell>
              <table:table-cell office:value-type="float" office:value="8.552963">
                <text:p>8.55296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833">
                <text:p>833</text:p>
              </table:table-cell>
              <table:table-cell office:value-type="float" office:value="8.552963">
                <text:p>8.55296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834">
                <text:p>834</text:p>
              </table:table-cell>
              <table:table-cell office:value-type="float" office:value="8.552963">
                <text:p>8.55296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835">
                <text:p>835</text:p>
              </table:table-cell>
              <table:table-cell office:value-type="float" office:value="8.552963">
                <text:p>8.55296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836">
                <text:p>836</text:p>
              </table:table-cell>
              <table:table-cell office:value-type="float" office:value="8.552963">
                <text:p>8.55296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837">
                <text:p>837</text:p>
              </table:table-cell>
              <table:table-cell office:value-type="float" office:value="8.552963">
                <text:p>8.55296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838">
                <text:p>838</text:p>
              </table:table-cell>
              <table:table-cell office:value-type="float" office:value="8.552963">
                <text:p>8.55296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839">
                <text:p>839</text:p>
              </table:table-cell>
              <table:table-cell office:value-type="float" office:value="8.552963">
                <text:p>8.55296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840">
                <text:p>840</text:p>
              </table:table-cell>
              <table:table-cell office:value-type="float" office:value="8.552963">
                <text:p>8.55296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841">
                <text:p>841</text:p>
              </table:table-cell>
              <table:table-cell office:value-type="float" office:value="8.552963">
                <text:p>8.55296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842">
                <text:p>842</text:p>
              </table:table-cell>
              <table:table-cell office:value-type="float" office:value="8.552963">
                <text:p>8.55296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843">
                <text:p>843</text:p>
              </table:table-cell>
              <table:table-cell office:value-type="float" office:value="8.552963">
                <text:p>8.55296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844">
                <text:p>844</text:p>
              </table:table-cell>
              <table:table-cell office:value-type="float" office:value="8.552963">
                <text:p>8.55296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845">
                <text:p>845</text:p>
              </table:table-cell>
              <table:table-cell office:value-type="float" office:value="8.552963">
                <text:p>8.55296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846">
                <text:p>846</text:p>
              </table:table-cell>
              <table:table-cell office:value-type="float" office:value="8.552963">
                <text:p>8.55296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847">
                <text:p>847</text:p>
              </table:table-cell>
              <table:table-cell office:value-type="float" office:value="8.552963">
                <text:p>8.55296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848">
                <text:p>848</text:p>
              </table:table-cell>
              <table:table-cell office:value-type="float" office:value="8.552963">
                <text:p>8.55296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849">
                <text:p>849</text:p>
              </table:table-cell>
              <table:table-cell office:value-type="float" office:value="8.552963">
                <text:p>8.55296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850">
                <text:p>850</text:p>
              </table:table-cell>
              <table:table-cell office:value-type="float" office:value="8.552963">
                <text:p>8.55296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851">
                <text:p>851</text:p>
              </table:table-cell>
              <table:table-cell office:value-type="float" office:value="8.552963">
                <text:p>8.55296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852">
                <text:p>852</text:p>
              </table:table-cell>
              <table:table-cell office:value-type="float" office:value="8.552963">
                <text:p>8.55296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853">
                <text:p>853</text:p>
              </table:table-cell>
              <table:table-cell office:value-type="float" office:value="8.552963">
                <text:p>8.55296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854">
                <text:p>854</text:p>
              </table:table-cell>
              <table:table-cell office:value-type="float" office:value="8.552963">
                <text:p>8.55296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855">
                <text:p>855</text:p>
              </table:table-cell>
              <table:table-cell office:value-type="float" office:value="8.552963">
                <text:p>8.55296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856">
                <text:p>856</text:p>
              </table:table-cell>
              <table:table-cell office:value-type="float" office:value="8.552963">
                <text:p>8.55296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857">
                <text:p>857</text:p>
              </table:table-cell>
              <table:table-cell office:value-type="float" office:value="8.552963">
                <text:p>8.55296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858">
                <text:p>858</text:p>
              </table:table-cell>
              <table:table-cell office:value-type="float" office:value="8.552963">
                <text:p>8.55296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859">
                <text:p>859</text:p>
              </table:table-cell>
              <table:table-cell office:value-type="float" office:value="8.552963">
                <text:p>8.55296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860">
                <text:p>860</text:p>
              </table:table-cell>
              <table:table-cell office:value-type="float" office:value="8.552963">
                <text:p>8.55296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861">
                <text:p>861</text:p>
              </table:table-cell>
              <table:table-cell office:value-type="float" office:value="8.552963">
                <text:p>8.55296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862">
                <text:p>862</text:p>
              </table:table-cell>
              <table:table-cell office:value-type="float" office:value="8.552963">
                <text:p>8.55296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863">
                <text:p>863</text:p>
              </table:table-cell>
              <table:table-cell office:value-type="float" office:value="8.552963">
                <text:p>8.55296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864">
                <text:p>864</text:p>
              </table:table-cell>
              <table:table-cell office:value-type="float" office:value="8.552963">
                <text:p>8.55296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865">
                <text:p>865</text:p>
              </table:table-cell>
              <table:table-cell office:value-type="float" office:value="8.552963">
                <text:p>8.55296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866">
                <text:p>866</text:p>
              </table:table-cell>
              <table:table-cell office:value-type="float" office:value="8.552963">
                <text:p>8.55296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867">
                <text:p>867</text:p>
              </table:table-cell>
              <table:table-cell office:value-type="float" office:value="8.552963">
                <text:p>8.55296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868">
                <text:p>868</text:p>
              </table:table-cell>
              <table:table-cell office:value-type="float" office:value="8.552963">
                <text:p>8.55296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869">
                <text:p>869</text:p>
              </table:table-cell>
              <table:table-cell office:value-type="float" office:value="8.552963">
                <text:p>8.55296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870">
                <text:p>870</text:p>
              </table:table-cell>
              <table:table-cell office:value-type="float" office:value="8.552963">
                <text:p>8.55296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871">
                <text:p>871</text:p>
              </table:table-cell>
              <table:table-cell office:value-type="float" office:value="8.552963">
                <text:p>8.55296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872">
                <text:p>872</text:p>
              </table:table-cell>
              <table:table-cell office:value-type="float" office:value="8.552963">
                <text:p>8.55296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873">
                <text:p>873</text:p>
              </table:table-cell>
              <table:table-cell office:value-type="float" office:value="8.552963">
                <text:p>8.55296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874">
                <text:p>874</text:p>
              </table:table-cell>
              <table:table-cell office:value-type="float" office:value="8.552963">
                <text:p>8.55296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875">
                <text:p>875</text:p>
              </table:table-cell>
              <table:table-cell office:value-type="float" office:value="8.552963">
                <text:p>8.55296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876">
                <text:p>876</text:p>
              </table:table-cell>
              <table:table-cell office:value-type="float" office:value="8.552963">
                <text:p>8.55296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877">
                <text:p>877</text:p>
              </table:table-cell>
              <table:table-cell office:value-type="float" office:value="8.552963">
                <text:p>8.55296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878">
                <text:p>878</text:p>
              </table:table-cell>
              <table:table-cell office:value-type="float" office:value="8.552963">
                <text:p>8.55296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879">
                <text:p>879</text:p>
              </table:table-cell>
              <table:table-cell office:value-type="float" office:value="8.552963">
                <text:p>8.55296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880">
                <text:p>880</text:p>
              </table:table-cell>
              <table:table-cell office:value-type="float" office:value="8.552963">
                <text:p>8.55296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881">
                <text:p>881</text:p>
              </table:table-cell>
              <table:table-cell office:value-type="float" office:value="8.552963">
                <text:p>8.55296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882">
                <text:p>882</text:p>
              </table:table-cell>
              <table:table-cell office:value-type="float" office:value="8.552963">
                <text:p>8.55296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883">
                <text:p>883</text:p>
              </table:table-cell>
              <table:table-cell office:value-type="float" office:value="8.552963">
                <text:p>8.55296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884">
                <text:p>884</text:p>
              </table:table-cell>
              <table:table-cell office:value-type="float" office:value="8.552963">
                <text:p>8.55296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885">
                <text:p>885</text:p>
              </table:table-cell>
              <table:table-cell office:value-type="float" office:value="8.552963">
                <text:p>8.55296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886">
                <text:p>886</text:p>
              </table:table-cell>
              <table:table-cell office:value-type="float" office:value="8.552963">
                <text:p>8.55296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887">
                <text:p>887</text:p>
              </table:table-cell>
              <table:table-cell office:value-type="float" office:value="8.552963">
                <text:p>8.55296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888">
                <text:p>888</text:p>
              </table:table-cell>
              <table:table-cell office:value-type="float" office:value="8.552963">
                <text:p>8.55296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889">
                <text:p>889</text:p>
              </table:table-cell>
              <table:table-cell office:value-type="float" office:value="8.552963">
                <text:p>8.55296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890">
                <text:p>890</text:p>
              </table:table-cell>
              <table:table-cell office:value-type="float" office:value="8.552963">
                <text:p>8.55296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891">
                <text:p>891</text:p>
              </table:table-cell>
              <table:table-cell office:value-type="float" office:value="8.552963">
                <text:p>8.55296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892">
                <text:p>892</text:p>
              </table:table-cell>
              <table:table-cell office:value-type="float" office:value="8.552963">
                <text:p>8.55296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893">
                <text:p>893</text:p>
              </table:table-cell>
              <table:table-cell office:value-type="float" office:value="8.552963">
                <text:p>8.55296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894">
                <text:p>894</text:p>
              </table:table-cell>
              <table:table-cell office:value-type="float" office:value="8.552963">
                <text:p>8.55296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895">
                <text:p>895</text:p>
              </table:table-cell>
              <table:table-cell office:value-type="float" office:value="8.552963">
                <text:p>8.55296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896">
                <text:p>896</text:p>
              </table:table-cell>
              <table:table-cell office:value-type="float" office:value="8.552963">
                <text:p>8.55296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897">
                <text:p>897</text:p>
              </table:table-cell>
              <table:table-cell office:value-type="float" office:value="8.552963">
                <text:p>8.55296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898">
                <text:p>898</text:p>
              </table:table-cell>
              <table:table-cell office:value-type="float" office:value="8.552963">
                <text:p>8.55296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899">
                <text:p>899</text:p>
              </table:table-cell>
              <table:table-cell office:value-type="float" office:value="8.552963">
                <text:p>8.55296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900">
                <text:p>900</text:p>
              </table:table-cell>
              <table:table-cell office:value-type="float" office:value="8.552963">
                <text:p>8.55296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901">
                <text:p>901</text:p>
              </table:table-cell>
              <table:table-cell office:value-type="float" office:value="8.552963">
                <text:p>8.55296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902">
                <text:p>902</text:p>
              </table:table-cell>
              <table:table-cell office:value-type="float" office:value="8.552963">
                <text:p>8.55296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903">
                <text:p>903</text:p>
              </table:table-cell>
              <table:table-cell office:value-type="float" office:value="8.552963">
                <text:p>8.55296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904">
                <text:p>904</text:p>
              </table:table-cell>
              <table:table-cell office:value-type="float" office:value="8.552963">
                <text:p>8.55296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905">
                <text:p>905</text:p>
              </table:table-cell>
              <table:table-cell office:value-type="float" office:value="8.552963">
                <text:p>8.55296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906">
                <text:p>906</text:p>
              </table:table-cell>
              <table:table-cell office:value-type="float" office:value="8.552963">
                <text:p>8.55296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907">
                <text:p>907</text:p>
              </table:table-cell>
              <table:table-cell office:value-type="float" office:value="8.552963">
                <text:p>8.55296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908">
                <text:p>908</text:p>
              </table:table-cell>
              <table:table-cell office:value-type="float" office:value="8.552963">
                <text:p>8.55296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909">
                <text:p>909</text:p>
              </table:table-cell>
              <table:table-cell office:value-type="float" office:value="8.552963">
                <text:p>8.55296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910">
                <text:p>910</text:p>
              </table:table-cell>
              <table:table-cell office:value-type="float" office:value="8.552963">
                <text:p>8.55296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911">
                <text:p>911</text:p>
              </table:table-cell>
              <table:table-cell office:value-type="float" office:value="8.552963">
                <text:p>8.55296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912">
                <text:p>912</text:p>
              </table:table-cell>
              <table:table-cell office:value-type="float" office:value="8.552963">
                <text:p>8.55296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913">
                <text:p>913</text:p>
              </table:table-cell>
              <table:table-cell office:value-type="float" office:value="8.552963">
                <text:p>8.55296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914">
                <text:p>914</text:p>
              </table:table-cell>
              <table:table-cell office:value-type="float" office:value="8.552963">
                <text:p>8.55296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915">
                <text:p>915</text:p>
              </table:table-cell>
              <table:table-cell office:value-type="float" office:value="8.552963">
                <text:p>8.55296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916">
                <text:p>916</text:p>
              </table:table-cell>
              <table:table-cell office:value-type="float" office:value="8.552963">
                <text:p>8.55296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917">
                <text:p>917</text:p>
              </table:table-cell>
              <table:table-cell office:value-type="float" office:value="8.552963">
                <text:p>8.55296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918">
                <text:p>918</text:p>
              </table:table-cell>
              <table:table-cell office:value-type="float" office:value="8.552963">
                <text:p>8.55296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919">
                <text:p>919</text:p>
              </table:table-cell>
              <table:table-cell office:value-type="float" office:value="8.552963">
                <text:p>8.55296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920">
                <text:p>920</text:p>
              </table:table-cell>
              <table:table-cell office:value-type="float" office:value="8.552963">
                <text:p>8.55296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921">
                <text:p>921</text:p>
              </table:table-cell>
              <table:table-cell office:value-type="float" office:value="8.552963">
                <text:p>8.55296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922">
                <text:p>922</text:p>
              </table:table-cell>
              <table:table-cell office:value-type="float" office:value="8.552963">
                <text:p>8.55296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923">
                <text:p>923</text:p>
              </table:table-cell>
              <table:table-cell office:value-type="float" office:value="8.552963">
                <text:p>8.55296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924">
                <text:p>924</text:p>
              </table:table-cell>
              <table:table-cell office:value-type="float" office:value="8.46938">
                <text:p>8.4693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925">
                <text:p>925</text:p>
              </table:table-cell>
              <table:table-cell office:value-type="float" office:value="8.46938">
                <text:p>8.4693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926">
                <text:p>926</text:p>
              </table:table-cell>
              <table:table-cell office:value-type="float" office:value="8.46938">
                <text:p>8.4693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927">
                <text:p>927</text:p>
              </table:table-cell>
              <table:table-cell office:value-type="float" office:value="8.46938">
                <text:p>8.4693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928">
                <text:p>928</text:p>
              </table:table-cell>
              <table:table-cell office:value-type="float" office:value="8.46938">
                <text:p>8.4693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929">
                <text:p>929</text:p>
              </table:table-cell>
              <table:table-cell office:value-type="float" office:value="8.46938">
                <text:p>8.4693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930">
                <text:p>930</text:p>
              </table:table-cell>
              <table:table-cell office:value-type="float" office:value="8.46938">
                <text:p>8.4693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931">
                <text:p>931</text:p>
              </table:table-cell>
              <table:table-cell office:value-type="float" office:value="8.46938">
                <text:p>8.4693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932">
                <text:p>932</text:p>
              </table:table-cell>
              <table:table-cell office:value-type="float" office:value="8.46938">
                <text:p>8.4693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933">
                <text:p>933</text:p>
              </table:table-cell>
              <table:table-cell office:value-type="float" office:value="8.46938">
                <text:p>8.4693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934">
                <text:p>934</text:p>
              </table:table-cell>
              <table:table-cell office:value-type="float" office:value="8.46938">
                <text:p>8.4693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935">
                <text:p>935</text:p>
              </table:table-cell>
              <table:table-cell office:value-type="float" office:value="8.46938">
                <text:p>8.4693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936">
                <text:p>936</text:p>
              </table:table-cell>
              <table:table-cell office:value-type="float" office:value="8.46938">
                <text:p>8.4693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937">
                <text:p>937</text:p>
              </table:table-cell>
              <table:table-cell office:value-type="float" office:value="8.46938">
                <text:p>8.4693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938">
                <text:p>938</text:p>
              </table:table-cell>
              <table:table-cell office:value-type="float" office:value="8.46938">
                <text:p>8.4693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939">
                <text:p>939</text:p>
              </table:table-cell>
              <table:table-cell office:value-type="float" office:value="8.46938">
                <text:p>8.4693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940">
                <text:p>940</text:p>
              </table:table-cell>
              <table:table-cell office:value-type="float" office:value="8.46938">
                <text:p>8.4693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941">
                <text:p>941</text:p>
              </table:table-cell>
              <table:table-cell office:value-type="float" office:value="8.46938">
                <text:p>8.4693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942">
                <text:p>942</text:p>
              </table:table-cell>
              <table:table-cell office:value-type="float" office:value="8.46938">
                <text:p>8.4693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943">
                <text:p>943</text:p>
              </table:table-cell>
              <table:table-cell office:value-type="float" office:value="8.46938">
                <text:p>8.4693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944">
                <text:p>944</text:p>
              </table:table-cell>
              <table:table-cell office:value-type="float" office:value="8.46938">
                <text:p>8.4693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945">
                <text:p>945</text:p>
              </table:table-cell>
              <table:table-cell office:value-type="float" office:value="8.46938">
                <text:p>8.4693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946">
                <text:p>946</text:p>
              </table:table-cell>
              <table:table-cell office:value-type="float" office:value="8.46938">
                <text:p>8.4693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947">
                <text:p>947</text:p>
              </table:table-cell>
              <table:table-cell office:value-type="float" office:value="8.46938">
                <text:p>8.4693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948">
                <text:p>948</text:p>
              </table:table-cell>
              <table:table-cell office:value-type="float" office:value="8.46938">
                <text:p>8.4693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949">
                <text:p>949</text:p>
              </table:table-cell>
              <table:table-cell office:value-type="float" office:value="8.46938">
                <text:p>8.4693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950">
                <text:p>950</text:p>
              </table:table-cell>
              <table:table-cell office:value-type="float" office:value="8.46938">
                <text:p>8.4693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951">
                <text:p>951</text:p>
              </table:table-cell>
              <table:table-cell office:value-type="float" office:value="8.46938">
                <text:p>8.4693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952">
                <text:p>952</text:p>
              </table:table-cell>
              <table:table-cell office:value-type="float" office:value="8.46938">
                <text:p>8.4693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953">
                <text:p>953</text:p>
              </table:table-cell>
              <table:table-cell office:value-type="float" office:value="8.46938">
                <text:p>8.4693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954">
                <text:p>954</text:p>
              </table:table-cell>
              <table:table-cell office:value-type="float" office:value="8.46938">
                <text:p>8.4693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955">
                <text:p>955</text:p>
              </table:table-cell>
              <table:table-cell office:value-type="float" office:value="8.46938">
                <text:p>8.4693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956">
                <text:p>956</text:p>
              </table:table-cell>
              <table:table-cell office:value-type="float" office:value="8.46938">
                <text:p>8.4693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957">
                <text:p>957</text:p>
              </table:table-cell>
              <table:table-cell office:value-type="float" office:value="8.46938">
                <text:p>8.4693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958">
                <text:p>958</text:p>
              </table:table-cell>
              <table:table-cell office:value-type="float" office:value="8.46938">
                <text:p>8.4693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959">
                <text:p>959</text:p>
              </table:table-cell>
              <table:table-cell office:value-type="float" office:value="8.46938">
                <text:p>8.4693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960">
                <text:p>960</text:p>
              </table:table-cell>
              <table:table-cell office:value-type="float" office:value="8.46938">
                <text:p>8.4693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961">
                <text:p>961</text:p>
              </table:table-cell>
              <table:table-cell office:value-type="float" office:value="8.46938">
                <text:p>8.4693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962">
                <text:p>962</text:p>
              </table:table-cell>
              <table:table-cell office:value-type="float" office:value="8.46938">
                <text:p>8.4693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963">
                <text:p>963</text:p>
              </table:table-cell>
              <table:table-cell office:value-type="float" office:value="8.46938">
                <text:p>8.4693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964">
                <text:p>964</text:p>
              </table:table-cell>
              <table:table-cell office:value-type="float" office:value="8.46938">
                <text:p>8.4693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965">
                <text:p>965</text:p>
              </table:table-cell>
              <table:table-cell office:value-type="float" office:value="8.46938">
                <text:p>8.4693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966">
                <text:p>966</text:p>
              </table:table-cell>
              <table:table-cell office:value-type="float" office:value="8.46938">
                <text:p>8.4693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967">
                <text:p>967</text:p>
              </table:table-cell>
              <table:table-cell office:value-type="float" office:value="8.46938">
                <text:p>8.4693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968">
                <text:p>968</text:p>
              </table:table-cell>
              <table:table-cell office:value-type="float" office:value="8.46938">
                <text:p>8.4693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969">
                <text:p>969</text:p>
              </table:table-cell>
              <table:table-cell office:value-type="float" office:value="8.46938">
                <text:p>8.4693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970">
                <text:p>970</text:p>
              </table:table-cell>
              <table:table-cell office:value-type="float" office:value="8.46938">
                <text:p>8.4693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971">
                <text:p>971</text:p>
              </table:table-cell>
              <table:table-cell office:value-type="float" office:value="8.46938">
                <text:p>8.4693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972">
                <text:p>972</text:p>
              </table:table-cell>
              <table:table-cell office:value-type="float" office:value="8.46938">
                <text:p>8.4693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973">
                <text:p>973</text:p>
              </table:table-cell>
              <table:table-cell office:value-type="float" office:value="8.46938">
                <text:p>8.4693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974">
                <text:p>974</text:p>
              </table:table-cell>
              <table:table-cell office:value-type="float" office:value="8.46938">
                <text:p>8.4693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975">
                <text:p>975</text:p>
              </table:table-cell>
              <table:table-cell office:value-type="float" office:value="8.46938">
                <text:p>8.4693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976">
                <text:p>976</text:p>
              </table:table-cell>
              <table:table-cell office:value-type="float" office:value="8.46938">
                <text:p>8.4693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977">
                <text:p>977</text:p>
              </table:table-cell>
              <table:table-cell office:value-type="float" office:value="8.46938">
                <text:p>8.4693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978">
                <text:p>978</text:p>
              </table:table-cell>
              <table:table-cell office:value-type="float" office:value="8.46938">
                <text:p>8.4693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979">
                <text:p>979</text:p>
              </table:table-cell>
              <table:table-cell office:value-type="float" office:value="8.46938">
                <text:p>8.4693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980">
                <text:p>980</text:p>
              </table:table-cell>
              <table:table-cell office:value-type="float" office:value="8.46938">
                <text:p>8.4693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981">
                <text:p>981</text:p>
              </table:table-cell>
              <table:table-cell office:value-type="float" office:value="8.46938">
                <text:p>8.4693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982">
                <text:p>982</text:p>
              </table:table-cell>
              <table:table-cell office:value-type="float" office:value="8.46938">
                <text:p>8.4693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983">
                <text:p>983</text:p>
              </table:table-cell>
              <table:table-cell office:value-type="float" office:value="8.46938">
                <text:p>8.4693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984">
                <text:p>984</text:p>
              </table:table-cell>
              <table:table-cell office:value-type="float" office:value="8.46938">
                <text:p>8.4693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985">
                <text:p>985</text:p>
              </table:table-cell>
              <table:table-cell office:value-type="float" office:value="8.46938">
                <text:p>8.4693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986">
                <text:p>986</text:p>
              </table:table-cell>
              <table:table-cell office:value-type="float" office:value="8.46938">
                <text:p>8.4693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987">
                <text:p>987</text:p>
              </table:table-cell>
              <table:table-cell office:value-type="float" office:value="8.46938">
                <text:p>8.4693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988">
                <text:p>988</text:p>
              </table:table-cell>
              <table:table-cell office:value-type="float" office:value="8.46938">
                <text:p>8.4693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989">
                <text:p>989</text:p>
              </table:table-cell>
              <table:table-cell office:value-type="float" office:value="8.46938">
                <text:p>8.4693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990">
                <text:p>990</text:p>
              </table:table-cell>
              <table:table-cell office:value-type="float" office:value="8.46938">
                <text:p>8.4693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991">
                <text:p>991</text:p>
              </table:table-cell>
              <table:table-cell office:value-type="float" office:value="8.46938">
                <text:p>8.4693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992">
                <text:p>992</text:p>
              </table:table-cell>
              <table:table-cell office:value-type="float" office:value="8.46938">
                <text:p>8.4693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993">
                <text:p>993</text:p>
              </table:table-cell>
              <table:table-cell office:value-type="float" office:value="8.46938">
                <text:p>8.4693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994">
                <text:p>994</text:p>
              </table:table-cell>
              <table:table-cell office:value-type="float" office:value="8.46938">
                <text:p>8.4693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995">
                <text:p>995</text:p>
              </table:table-cell>
              <table:table-cell office:value-type="float" office:value="8.46938">
                <text:p>8.4693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996">
                <text:p>996</text:p>
              </table:table-cell>
              <table:table-cell office:value-type="float" office:value="8.46938">
                <text:p>8.4693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997">
                <text:p>997</text:p>
              </table:table-cell>
              <table:table-cell office:value-type="float" office:value="8.46938">
                <text:p>8.4693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998">
                <text:p>998</text:p>
              </table:table-cell>
              <table:table-cell office:value-type="float" office:value="8.46938">
                <text:p>8.4693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999">
                <text:p>999</text:p>
              </table:table-cell>
              <table:table-cell office:value-type="float" office:value="8.46938">
                <text:p>8.4693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8.46938">
                <text:p>8.46938</text:p>
              </table:table-cell>
              <table:table-cell office:value-type="float" office:value="19">
                <text:p>1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0.3$Windows_X86_64 LibreOffice_project/5e3e00a007d9b3b6efb6797a8b8e57b51ab1f73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